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8.59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1182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table:number-columns-repeated="15"/>
          <table:table-cell table:number-columns-repeated="100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TB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RBI</text:p>
          </table:table-cell>
          <table:table-cell table:style-name="ce3" office:value-type="string" calcext:value-type="string">
            <text:p>R</text:p>
          </table:table-cell>
          <table:table-cell table:style-name="ce13" office:value-type="string" calcext:value-type="string">
            <text:p>2B</text:p>
          </table:table-cell>
          <table:table-cell table:style-name="ce13"/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OBP</text:p>
          </table:table-cell>
          <table:table-cell table:style-name="ce3" office:value-type="string" calcext:value-type="string">
            <text:p>SLG</text:p>
          </table:table-cell>
          <table:table-cell table:style-name="ce3" office:value-type="string" calcext:value-type="string">
            <text:p>OPS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</text:p>
          </table:table-cell>
          <table:table-cell table:style-name="ce5" table:formula="of:=MID([.B3];3;1)" office:value-type="string" office:string-value="3" calcext:value-type="string">
            <text:p>3</text:p>
          </table:table-cell>
          <table:table-cell table:style-name="ce7" table:formula="of:=[.C3]+[.F3]" office:value-type="float" office:value="3" calcext:value-type="float">
            <text:p>3</text:p>
          </table:table-cell>
          <table:table-cell table:style-name="ce9" table:formula="of:=VALUE(MID([.B3];1;1))" office:value-type="float" office:value="0" calcext:value-type="float">
            <text:p>0</text:p>
          </table:table-cell>
          <table:table-cell table:style-name="ce6" table:formula="of:=IF(ISNUMBER(SEARCH(&quot;BB&quot;; [.B3])); IF(ISNUMBER(--MID([.B3]; SEARCH(&quot;BB&quot;; [.B3]) - 2; 2)); --MID([.B3]; SEARCH(&quot;BB&quot;; [.B3]) - 2; 2); 1); 0)" office:value-type="float" office:value="0" calcext:value-type="float">
            <text:p>0</text:p>
          </table:table-cell>
          <table:table-cell table:style-name="ce10" table:formula="of:=tbc([.B3])" office:value-type="string" office:string-value="" calcext:value-type="error">
            <text:p>#NAME?</text:p>
          </table:table-cell>
          <table:table-cell table:style-name="ce6" table:formula="of:=IF(ISNUMBER(SEARCH(&quot;HR&quot;; [.B3])); IF(ISNUMBER(--MID([.B3]; SEARCH(&quot;HR&quot;; [.B3]) - 2; 2)); --MID([.B3]; SEARCH(&quot;HR&quot;; [.B3]) - 2; 2); 1); 0)" office:value-type="float" office:value="0" calcext:value-type="float">
            <text:p>0</text:p>
          </table:table-cell>
          <table:table-cell table:style-name="ce11" table:formula="of:=rbi_calculator([.B3])" office:value-type="string" office:string-value="" calcext:value-type="error">
            <text:p>#NAME?</text:p>
          </table:table-cell>
          <table:table-cell table:style-name="ce12" table:formula="of:=run_calculator([.B3])" office:value-type="string" office:string-value="" calcext:value-type="error">
            <text:p>#NAME?</text:p>
          </table:table-cell>
          <table:table-cell table:style-name="ce6" table:formula="of:=IF(ISNUMBER(SEARCH(&quot;2B&quot;; [.B3])); IF(ISNUMBER(--MID([.B3]; SEARCH(&quot;2B&quot;; [.B3]) - 2; 2)); --MID([.B3]; SEARCH(&quot;2B&quot;; [.B3]) - 2; 2); 1); 0)" office:value-type="float" office:value="0" calcext:value-type="float">
            <text:p>0</text:p>
          </table:table-cell>
          <table:table-cell table:style-name="ce14"/>
          <table:table-cell table:style-name="ce15" table:formula="of:=SUM([.E3:.E1000])/(SUM([.D3:.D1000]))" office:value-type="float" office:value="0.2748267898" calcext:value-type="float">
            <text:p>.275</text:p>
          </table:table-cell>
          <table:table-cell table:style-name="ce15" table:formula="of:=(SUM([.E3:.E1000])+SUM([.F3:.F1000]))/SUM([.D3:.D1000])" office:value-type="float" office:value="0.3741339492" calcext:value-type="float">
            <text:p>.374</text:p>
          </table:table-cell>
          <table:table-cell table:style-name="ce15" table:formula="of:=SUM([.G3:.G1000])/SUM([.D3:.D1000])" office:value-type="float" office:value="0.4226327945" calcext:value-type="float">
            <text:p>.423</text:p>
          </table:table-cell>
          <table:table-cell table:style-name="ce15" table:formula="of:=SUM([.N3];[.O3])" office:value-type="float" office:value="0.7967667436" calcext:value-type="float">
            <text:p>.797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table:style-name="ce5" table:formula="of:=MID([.B4];3;1)" office:value-type="string" office:string-value="4" calcext:value-type="string">
            <text:p>4</text:p>
          </table:table-cell>
          <table:table-cell table:style-name="ce7" table:formula="of:=[.C4]+[.F4]" office:value-type="float" office:value="4" calcext:value-type="float">
            <text:p>4</text:p>
          </table:table-cell>
          <table:table-cell table:style-name="ce9" table:formula="of:=VALUE(MID([.B4];1;1))" office:value-type="float" office:value="1" calcext:value-type="float">
            <text:p>1</text:p>
          </table:table-cell>
          <table:table-cell table:style-name="ce6" table:formula="of:=IF(ISNUMBER(SEARCH(&quot;BB&quot;; [.B4])); IF(ISNUMBER(--MID([.B4]; SEARCH(&quot;BB&quot;; [.B4]) - 2; 2)); --MID([.B4]; SEARCH(&quot;BB&quot;; [.B4]) - 2; 2); 1); 0)" office:value-type="float" office:value="0" calcext:value-type="float">
            <text:p>0</text:p>
          </table:table-cell>
          <table:table-cell table:style-name="ce10" table:formula="of:=tbc([.B4])" office:value-type="string" office:string-value="" calcext:value-type="error">
            <text:p>#NAME?</text:p>
          </table:table-cell>
          <table:table-cell table:style-name="ce6" table:formula="of:=IF(ISNUMBER(SEARCH(&quot;HR&quot;; [.B4])); IF(ISNUMBER(--MID([.B4]; SEARCH(&quot;HR&quot;; [.B4]) - 2; 2)); --MID([.B4]; SEARCH(&quot;HR&quot;; [.B4]) - 2; 2); 1); 0)" office:value-type="float" office:value="0" calcext:value-type="float">
            <text:p>0</text:p>
          </table:table-cell>
          <table:table-cell table:style-name="ce11" table:formula="of:=rbi_calculator([.B4])" office:value-type="string" office:string-value="" calcext:value-type="error">
            <text:p>#NAME?</text:p>
          </table:table-cell>
          <table:table-cell table:style-name="ce12" table:formula="of:=run_calculator([.B4])" office:value-type="string" office:string-value="" calcext:value-type="error">
            <text:p>#NAME?</text:p>
          </table:table-cell>
          <table:table-cell table:style-name="ce6" table:formula="of:=IF(ISNUMBER(SEARCH(&quot;2B&quot;; [.B4])); IF(ISNUMBER(--MID([.B4]; SEARCH(&quot;2B&quot;; [.B4]) - 2; 2)); --MID([.B4]; SEARCH(&quot;2B&quot;; [.B4]) - 2; 2); 1); 0)" office:value-type="float" office:value="0" calcext:value-type="float">
            <text:p>0</text:p>
          </table:table-cell>
          <table:table-cell table:style-name="ce14"/>
          <table:table-cell table:style-name="ce16" office:value-type="string" calcext:value-type="string">
            <text:p>H</text:p>
          </table:table-cell>
          <table:table-cell table:style-name="ce19" office:value-type="string" calcext:value-type="string">
            <text:p>BB</text:p>
          </table:table-cell>
          <table:table-cell table:style-name="ce16" office:value-type="string" calcext:value-type="string">
            <text:p>HR</text:p>
          </table:table-cell>
          <table:table-cell table:style-name="ce16" office:value-type="string" calcext:value-type="string">
            <text:p>RBI</text:p>
          </table:table-cell>
          <table:table-cell table:style-name="ce2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5];3;1)" office:value-type="string" office:string-value="3" calcext:value-type="string">
            <text:p>3</text:p>
          </table:table-cell>
          <table:table-cell table:style-name="ce7" table:formula="of:=[.C5]+[.F5]" office:value-type="float" office:value="4" calcext:value-type="float">
            <text:p>4</text:p>
          </table:table-cell>
          <table:table-cell table:style-name="ce9" table:formula="of:=VALUE(MID([.B5];1;1))" office:value-type="float" office:value="0" calcext:value-type="float">
            <text:p>0</text:p>
          </table:table-cell>
          <table:table-cell table:style-name="ce6" table:formula="of:=IF(ISNUMBER(SEARCH(&quot;BB&quot;; [.B5])); IF(ISNUMBER(--MID([.B5]; SEARCH(&quot;BB&quot;; [.B5]) - 2; 2)); --MID([.B5]; SEARCH(&quot;BB&quot;; [.B5]) - 2; 2); 1); 0)" office:value-type="float" office:value="1" calcext:value-type="float">
            <text:p>1</text:p>
          </table:table-cell>
          <table:table-cell table:style-name="ce10" table:formula="of:=tbc([.B5])" office:value-type="string" office:string-value="" calcext:value-type="error">
            <text:p>#NAME?</text:p>
          </table:table-cell>
          <table:table-cell table:style-name="ce6" table:formula="of:=IF(ISNUMBER(SEARCH(&quot;HR&quot;; [.B5])); IF(ISNUMBER(--MID([.B5]; SEARCH(&quot;HR&quot;; [.B5]) - 2; 2)); --MID([.B5]; SEARCH(&quot;HR&quot;; [.B5]) - 2; 2); 1); 0)" office:value-type="float" office:value="0" calcext:value-type="float">
            <text:p>0</text:p>
          </table:table-cell>
          <table:table-cell table:style-name="ce11" table:formula="of:=rbi_calculator([.B5])" office:value-type="string" office:string-value="" calcext:value-type="error">
            <text:p>#NAME?</text:p>
          </table:table-cell>
          <table:table-cell table:style-name="ce12" table:formula="of:=run_calculator([.B5])" office:value-type="string" office:string-value="" calcext:value-type="error">
            <text:p>#NAME?</text:p>
          </table:table-cell>
          <table:table-cell table:style-name="ce6" table:formula="of:=IF(ISNUMBER(SEARCH(&quot;2B&quot;; [.B5])); IF(ISNUMBER(--MID([.B5]; SEARCH(&quot;2B&quot;; [.B5]) - 2; 2)); --MID([.B5]; SEARCH(&quot;2B&quot;; [.B5]) - 2; 2); 1); 0)" office:value-type="float" office:value="0" calcext:value-type="float">
            <text:p>0</text:p>
          </table:table-cell>
          <table:table-cell table:style-name="ce14"/>
          <table:table-cell table:style-name="ce17" table:formula="of:=SUM([.E3:.E1000])" office:value-type="float" office:value="119" calcext:value-type="float">
            <text:p>119</text:p>
          </table:table-cell>
          <table:table-cell table:style-name="ce5" table:formula="of:=SUM([.F3:.F1000])" office:value-type="float" office:value="43" calcext:value-type="float">
            <text:p>43</text:p>
          </table:table-cell>
          <table:table-cell table:style-name="ce10" table:formula="of:=SUM([.H3:.H1000])" office:value-type="float" office:value="19" calcext:value-type="float">
            <text:p>19</text:p>
          </table:table-cell>
          <table:table-cell table:style-name="ce10" table:formula="of:=SUM([.I3:.I1000])" office:value-type="string" office:string-value="" calcext:value-type="error">
            <text:p>#NAME?</text:p>
          </table:table-cell>
          <table:table-cell table:style-name="ce2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2-5, RBI, R</text:p>
          </table:table-cell>
          <table:table-cell table:style-name="ce5" table:formula="of:=MID([.B6];3;1)" office:value-type="string" office:string-value="5" calcext:value-type="string">
            <text:p>5</text:p>
          </table:table-cell>
          <table:table-cell table:style-name="ce7" table:formula="of:=[.C6]+[.F6]" office:value-type="float" office:value="5" calcext:value-type="float">
            <text:p>5</text:p>
          </table:table-cell>
          <table:table-cell table:style-name="ce9" table:formula="of:=VALUE(MID([.B6];1;1))" office:value-type="float" office:value="2" calcext:value-type="float">
            <text:p>2</text:p>
          </table:table-cell>
          <table:table-cell table:style-name="ce6" table:formula="of:=IF(ISNUMBER(SEARCH(&quot;BB&quot;; [.B6])); IF(ISNUMBER(--MID([.B6]; SEARCH(&quot;BB&quot;; [.B6]) - 2; 2)); --MID([.B6]; SEARCH(&quot;BB&quot;; [.B6]) - 2; 2); 1); 0)" office:value-type="float" office:value="0" calcext:value-type="float">
            <text:p>0</text:p>
          </table:table-cell>
          <table:table-cell table:style-name="ce10" table:formula="of:=tbc([.B6])" office:value-type="string" office:string-value="" calcext:value-type="error">
            <text:p>#NAME?</text:p>
          </table:table-cell>
          <table:table-cell table:style-name="ce6" table:formula="of:=IF(ISNUMBER(SEARCH(&quot;HR&quot;; [.B6])); IF(ISNUMBER(--MID([.B6]; SEARCH(&quot;HR&quot;; [.B6]) - 2; 2)); --MID([.B6]; SEARCH(&quot;HR&quot;; [.B6]) - 2; 2); 1); 0)" office:value-type="float" office:value="0" calcext:value-type="float">
            <text:p>0</text:p>
          </table:table-cell>
          <table:table-cell table:style-name="ce11" table:formula="of:=rbi_calculator([.B6])" office:value-type="string" office:string-value="" calcext:value-type="error">
            <text:p>#NAME?</text:p>
          </table:table-cell>
          <table:table-cell table:style-name="ce12" table:formula="of:=run_calculator([.B6])" office:value-type="string" office:string-value="" calcext:value-type="error">
            <text:p>#NAME?</text:p>
          </table:table-cell>
          <table:table-cell table:style-name="ce6" table:formula="of:=IF(ISNUMBER(SEARCH(&quot;2B&quot;; [.B6])); IF(ISNUMBER(--MID([.B6]; SEARCH(&quot;2B&quot;; [.B6]) - 2; 2)); --MID([.B6]; SEARCH(&quot;2B&quot;; [.B6]) - 2; 2); 1); 0)" office:value-type="float" office:value="0" calcext:value-type="float">
            <text:p>0</text:p>
          </table:table-cell>
          <table:table-cell table:style-name="ce14"/>
          <table:table-cell table:style-name="ce3" office:value-type="string" calcext:value-type="string">
            <text:p>BB Rate</text:p>
          </table:table-cell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2B, RBI, R</text:p>
          </table:table-cell>
          <table:table-cell table:style-name="ce5" table:formula="of:=MID([.B7];3;1)" office:value-type="string" office:string-value="4" calcext:value-type="string">
            <text:p>4</text:p>
          </table:table-cell>
          <table:table-cell table:style-name="ce7" table:formula="of:=[.C7]+[.F7]" office:value-type="float" office:value="4" calcext:value-type="float">
            <text:p>4</text:p>
          </table:table-cell>
          <table:table-cell table:style-name="ce9" table:formula="of:=VALUE(MID([.B7];1;1))" office:value-type="float" office:value="1" calcext:value-type="float">
            <text:p>1</text:p>
          </table:table-cell>
          <table:table-cell table:style-name="ce6" table:formula="of:=IF(ISNUMBER(SEARCH(&quot;BB&quot;; [.B7])); IF(ISNUMBER(--MID([.B7]; SEARCH(&quot;BB&quot;; [.B7]) - 2; 2)); --MID([.B7]; SEARCH(&quot;BB&quot;; [.B7]) - 2; 2); 1); 0)" office:value-type="float" office:value="0" calcext:value-type="float">
            <text:p>0</text:p>
          </table:table-cell>
          <table:table-cell table:style-name="ce10" table:formula="of:=tbc([.B7])" office:value-type="string" office:string-value="" calcext:value-type="error">
            <text:p>#NAME?</text:p>
          </table:table-cell>
          <table:table-cell table:style-name="ce6" table:formula="of:=IF(ISNUMBER(SEARCH(&quot;HR&quot;; [.B7])); IF(ISNUMBER(--MID([.B7]; SEARCH(&quot;HR&quot;; [.B7]) - 2; 2)); --MID([.B7]; SEARCH(&quot;HR&quot;; [.B7]) - 2; 2); 1); 0)" office:value-type="float" office:value="0" calcext:value-type="float">
            <text:p>0</text:p>
          </table:table-cell>
          <table:table-cell table:style-name="ce11" table:formula="of:=rbi_calculator([.B7])" office:value-type="string" office:string-value="" calcext:value-type="error">
            <text:p>#NAME?</text:p>
          </table:table-cell>
          <table:table-cell table:style-name="ce12" table:formula="of:=run_calculator([.B7])" office:value-type="string" office:string-value="" calcext:value-type="error">
            <text:p>#NAME?</text:p>
          </table:table-cell>
          <table:table-cell table:style-name="ce6" table:formula="of:=IF(ISNUMBER(SEARCH(&quot;2B&quot;; [.B7])); IF(ISNUMBER(--MID([.B7]; SEARCH(&quot;2B&quot;; [.B7]) - 2; 2)); --MID([.B7]; SEARCH(&quot;2B&quot;; [.B7]) - 2; 2); 1); 0)" office:value-type="float" office:value="1" calcext:value-type="float">
            <text:p>1</text:p>
          </table:table-cell>
          <table:table-cell table:style-name="ce14"/>
          <table:table-cell table:style-name="ce18" table:formula="of:=([.N5]/SUM([.D3:.D1000]))" office:value-type="percentage" office:value="0.09930715935" calcext:value-type="percentage">
            <text:p>9.93%</text:p>
          </table:table-cell>
          <table:table-cell table:style-name="ce7" table:formula="of:=SUM([.K3:.K1000])" office:value-type="float" office:value="29" calcext:value-type="float">
            <text:p>29</text:p>
          </table:table-cell>
          <table:table-cell table:style-name="ce7" table:formula="of:=SUM([.D3:.D1000])" office:value-type="float" office:value="433" calcext:value-type="float">
            <text:p>433</text:p>
          </table:table-cell>
          <table:table-cell table:style-name="ce6" table:formula="of:=SUM([.J3:.J1000])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HR, RBI, R</text:p>
          </table:table-cell>
          <table:table-cell table:style-name="ce5" table:formula="of:=MID([.B8];3;1)" office:value-type="string" office:string-value="4" calcext:value-type="string">
            <text:p>4</text:p>
          </table:table-cell>
          <table:table-cell table:style-name="ce7" table:formula="of:=[.C8]+[.F8]" office:value-type="float" office:value="4" calcext:value-type="float">
            <text:p>4</text:p>
          </table:table-cell>
          <table:table-cell table:style-name="ce9" table:formula="of:=VALUE(MID([.B8];1;1))" office:value-type="float" office:value="2" calcext:value-type="float">
            <text:p>2</text:p>
          </table:table-cell>
          <table:table-cell table:style-name="ce6" table:formula="of:=IF(ISNUMBER(SEARCH(&quot;BB&quot;; [.B8])); IF(ISNUMBER(--MID([.B8]; SEARCH(&quot;BB&quot;; [.B8]) - 2; 2)); --MID([.B8]; SEARCH(&quot;BB&quot;; [.B8]) - 2; 2); 1); 0)" office:value-type="float" office:value="0" calcext:value-type="float">
            <text:p>0</text:p>
          </table:table-cell>
          <table:table-cell table:style-name="ce10" table:formula="of:=tbc([.B8])" office:value-type="string" office:string-value="" calcext:value-type="error">
            <text:p>#NAME?</text:p>
          </table:table-cell>
          <table:table-cell table:style-name="ce6" table:formula="of:=IF(ISNUMBER(SEARCH(&quot;HR&quot;; [.B8])); IF(ISNUMBER(--MID([.B8]; SEARCH(&quot;HR&quot;; [.B8]) - 2; 2)); --MID([.B8]; SEARCH(&quot;HR&quot;; [.B8]) - 2; 2); 1); 0)" office:value-type="float" office:value="1" calcext:value-type="float">
            <text:p>1</text:p>
          </table:table-cell>
          <table:table-cell table:style-name="ce11" table:formula="of:=rbi_calculator([.B8])" office:value-type="string" office:string-value="" calcext:value-type="error">
            <text:p>#NAME?</text:p>
          </table:table-cell>
          <table:table-cell table:style-name="ce12" table:formula="of:=run_calculator([.B8])" office:value-type="string" office:string-value="" calcext:value-type="error">
            <text:p>#NAME?</text:p>
          </table:table-cell>
          <table:table-cell table:style-name="ce6" table:formula="of:=IF(ISNUMBER(SEARCH(&quot;2B&quot;; [.B8])); IF(ISNUMBER(--MID([.B8]; SEARCH(&quot;2B&quot;; [.B8]) - 2; 2)); --MID([.B8]; SEARCH(&quot;2B&quot;; [.B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9];3;1)" office:value-type="string" office:string-value="3" calcext:value-type="string">
            <text:p>3</text:p>
          </table:table-cell>
          <table:table-cell table:style-name="ce7" table:formula="of:=[.C9]+[.F9]" office:value-type="float" office:value="4" calcext:value-type="float">
            <text:p>4</text:p>
          </table:table-cell>
          <table:table-cell table:style-name="ce9" table:formula="of:=VALUE(MID([.B9];1;1))" office:value-type="float" office:value="0" calcext:value-type="float">
            <text:p>0</text:p>
          </table:table-cell>
          <table:table-cell table:style-name="ce6" table:formula="of:=IF(ISNUMBER(SEARCH(&quot;BB&quot;; [.B9])); IF(ISNUMBER(--MID([.B9]; SEARCH(&quot;BB&quot;; [.B9]) - 2; 2)); --MID([.B9]; SEARCH(&quot;BB&quot;; [.B9]) - 2; 2); 1); 0)" office:value-type="float" office:value="1" calcext:value-type="float">
            <text:p>1</text:p>
          </table:table-cell>
          <table:table-cell table:style-name="ce10" table:formula="of:=tbc([.B9])" office:value-type="string" office:string-value="" calcext:value-type="error">
            <text:p>#NAME?</text:p>
          </table:table-cell>
          <table:table-cell table:style-name="ce6" table:formula="of:=IF(ISNUMBER(SEARCH(&quot;HR&quot;; [.B9])); IF(ISNUMBER(--MID([.B9]; SEARCH(&quot;HR&quot;; [.B9]) - 2; 2)); --MID([.B9]; SEARCH(&quot;HR&quot;; [.B9]) - 2; 2); 1); 0)" office:value-type="float" office:value="0" calcext:value-type="float">
            <text:p>0</text:p>
          </table:table-cell>
          <table:table-cell table:style-name="ce11" table:formula="of:=rbi_calculator([.B9])" office:value-type="string" office:string-value="" calcext:value-type="error">
            <text:p>#NAME?</text:p>
          </table:table-cell>
          <table:table-cell table:style-name="ce12" table:formula="of:=run_calculator([.B9])" office:value-type="string" office:string-value="" calcext:value-type="error">
            <text:p>#NAME?</text:p>
          </table:table-cell>
          <table:table-cell table:style-name="ce6" table:formula="of:=IF(ISNUMBER(SEARCH(&quot;2B&quot;; [.B9])); IF(ISNUMBER(--MID([.B9]; SEARCH(&quot;2B&quot;; [.B9]) - 2; 2)); --MID([.B9]; SEARCH(&quot;2B&quot;; [.B9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2B, RBI</text:p>
          </table:table-cell>
          <table:table-cell table:style-name="ce5" table:formula="of:=MID([.B10];3;1)" office:value-type="string" office:string-value="4" calcext:value-type="string">
            <text:p>4</text:p>
          </table:table-cell>
          <table:table-cell table:style-name="ce7" table:formula="of:=[.C10]+[.F10]" office:value-type="float" office:value="4" calcext:value-type="float">
            <text:p>4</text:p>
          </table:table-cell>
          <table:table-cell table:style-name="ce9" table:formula="of:=VALUE(MID([.B10];1;1))" office:value-type="float" office:value="1" calcext:value-type="float">
            <text:p>1</text:p>
          </table:table-cell>
          <table:table-cell table:style-name="ce6" table:formula="of:=IF(ISNUMBER(SEARCH(&quot;BB&quot;; [.B10])); IF(ISNUMBER(--MID([.B10]; SEARCH(&quot;BB&quot;; [.B10]) - 2; 2)); --MID([.B10]; SEARCH(&quot;BB&quot;; [.B10]) - 2; 2); 1); 0)" office:value-type="float" office:value="0" calcext:value-type="float">
            <text:p>0</text:p>
          </table:table-cell>
          <table:table-cell table:style-name="ce10" table:formula="of:=tbc([.B10])" office:value-type="string" office:string-value="" calcext:value-type="error">
            <text:p>#NAME?</text:p>
          </table:table-cell>
          <table:table-cell table:style-name="ce6" table:formula="of:=IF(ISNUMBER(SEARCH(&quot;HR&quot;; [.B10])); IF(ISNUMBER(--MID([.B10]; SEARCH(&quot;HR&quot;; [.B10]) - 2; 2)); --MID([.B10]; SEARCH(&quot;HR&quot;; [.B10]) - 2; 2); 1); 0)" office:value-type="float" office:value="0" calcext:value-type="float">
            <text:p>0</text:p>
          </table:table-cell>
          <table:table-cell table:style-name="ce11" table:formula="of:=rbi_calculator([.B10])" office:value-type="string" office:string-value="" calcext:value-type="error">
            <text:p>#NAME?</text:p>
          </table:table-cell>
          <table:table-cell table:style-name="ce12" table:formula="of:=run_calculator([.B10])" office:value-type="string" office:string-value="" calcext:value-type="error">
            <text:p>#NAME?</text:p>
          </table:table-cell>
          <table:table-cell table:style-name="ce6" table:formula="of:=IF(ISNUMBER(SEARCH(&quot;2B&quot;; [.B10])); IF(ISNUMBER(--MID([.B10]; SEARCH(&quot;2B&quot;; [.B10]) - 2; 2)); --MID([.B10]; SEARCH(&quot;2B&quot;; [.B10]) - 2; 2); 1); 0)" office:value-type="float" office:value="1" calcext:value-type="float">
            <text:p>1</text:p>
          </table:table-cell>
          <table:table-cell table:style-name="ce14"/>
          <table:table-cell table:style-name="ce1"/>
          <table:table-cell table:style-name="ce20"/>
          <table:table-cell table:style-name="ce1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HR, 2 RBI, 2 R</text:p>
          </table:table-cell>
          <table:table-cell table:style-name="ce5" table:formula="of:=MID([.B11];3;1)" office:value-type="string" office:string-value="5" calcext:value-type="string">
            <text:p>5</text:p>
          </table:table-cell>
          <table:table-cell table:style-name="ce7" table:formula="of:=[.C11]+[.F11]" office:value-type="float" office:value="5" calcext:value-type="float">
            <text:p>5</text:p>
          </table:table-cell>
          <table:table-cell table:style-name="ce9" table:formula="of:=VALUE(MID([.B11];1;1))" office:value-type="float" office:value="2" calcext:value-type="float">
            <text:p>2</text:p>
          </table:table-cell>
          <table:table-cell table:style-name="ce6" table:formula="of:=IF(ISNUMBER(SEARCH(&quot;BB&quot;; [.B11])); IF(ISNUMBER(--MID([.B11]; SEARCH(&quot;BB&quot;; [.B11]) - 2; 2)); --MID([.B11]; SEARCH(&quot;BB&quot;; [.B11]) - 2; 2); 1); 0)" office:value-type="float" office:value="0" calcext:value-type="float">
            <text:p>0</text:p>
          </table:table-cell>
          <table:table-cell table:style-name="ce10" table:formula="of:=tbc([.B11])" office:value-type="string" office:string-value="" calcext:value-type="error">
            <text:p>#NAME?</text:p>
          </table:table-cell>
          <table:table-cell table:style-name="ce6" table:formula="of:=IF(ISNUMBER(SEARCH(&quot;HR&quot;; [.B11])); IF(ISNUMBER(--MID([.B11]; SEARCH(&quot;HR&quot;; [.B11]) - 2; 2)); --MID([.B11]; SEARCH(&quot;HR&quot;; [.B11]) - 2; 2); 1); 0)" office:value-type="float" office:value="1" calcext:value-type="float">
            <text:p>1</text:p>
          </table:table-cell>
          <table:table-cell table:style-name="ce11" table:formula="of:=rbi_calculator([.B11])" office:value-type="string" office:string-value="" calcext:value-type="error">
            <text:p>#NAME?</text:p>
          </table:table-cell>
          <table:table-cell table:style-name="ce12" table:formula="of:=run_calculator([.B11])" office:value-type="string" office:string-value="" calcext:value-type="error">
            <text:p>#NAME?</text:p>
          </table:table-cell>
          <table:table-cell table:style-name="ce6" table:formula="of:=IF(ISNUMBER(SEARCH(&quot;2B&quot;; [.B11])); IF(ISNUMBER(--MID([.B11]; SEARCH(&quot;2B&quot;; [.B11]) - 2; 2)); --MID([.B11]; SEARCH(&quot;2B&quot;; [.B11]) - 2; 2); 1); 0)" office:value-type="float" office:value="0" calcext:value-type="float">
            <text:p>0</text:p>
          </table:table-cell>
          <table:table-cell table:style-name="ce14"/>
          <table:table-cell table:style-name="ce1"/>
          <table:table-cell table:style-name="ce21"/>
          <table:table-cell table:style-name="ce1" table:number-columns-repeated="2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2B, RBI, R</text:p>
          </table:table-cell>
          <table:table-cell table:style-name="ce5" table:formula="of:=MID([.B12];3;1)" office:value-type="string" office:string-value="4" calcext:value-type="string">
            <text:p>4</text:p>
          </table:table-cell>
          <table:table-cell table:style-name="ce7" table:formula="of:=[.C12]+[.F12]" office:value-type="float" office:value="4" calcext:value-type="float">
            <text:p>4</text:p>
          </table:table-cell>
          <table:table-cell table:style-name="ce9" table:formula="of:=VALUE(MID([.B12];1;1))" office:value-type="float" office:value="2" calcext:value-type="float">
            <text:p>2</text:p>
          </table:table-cell>
          <table:table-cell table:style-name="ce6" table:formula="of:=IF(ISNUMBER(SEARCH(&quot;BB&quot;; [.B12])); IF(ISNUMBER(--MID([.B12]; SEARCH(&quot;BB&quot;; [.B12]) - 2; 2)); --MID([.B12]; SEARCH(&quot;BB&quot;; [.B12]) - 2; 2); 1); 0)" office:value-type="float" office:value="0" calcext:value-type="float">
            <text:p>0</text:p>
          </table:table-cell>
          <table:table-cell table:style-name="ce10" table:formula="of:=tbc([.B12])" office:value-type="string" office:string-value="" calcext:value-type="error">
            <text:p>#NAME?</text:p>
          </table:table-cell>
          <table:table-cell table:style-name="ce6" table:formula="of:=IF(ISNUMBER(SEARCH(&quot;HR&quot;; [.B12])); IF(ISNUMBER(--MID([.B12]; SEARCH(&quot;HR&quot;; [.B12]) - 2; 2)); --MID([.B12]; SEARCH(&quot;HR&quot;; [.B12]) - 2; 2); 1); 0)" office:value-type="float" office:value="0" calcext:value-type="float">
            <text:p>0</text:p>
          </table:table-cell>
          <table:table-cell table:style-name="ce11" table:formula="of:=rbi_calculator([.B12])" office:value-type="string" office:string-value="" calcext:value-type="error">
            <text:p>#NAME?</text:p>
          </table:table-cell>
          <table:table-cell table:style-name="ce12" table:formula="of:=run_calculator([.B12])" office:value-type="string" office:string-value="" calcext:value-type="error">
            <text:p>#NAME?</text:p>
          </table:table-cell>
          <table:table-cell table:style-name="ce6" table:formula="of:=IF(ISNUMBER(SEARCH(&quot;2B&quot;; [.B12])); IF(ISNUMBER(--MID([.B12]; SEARCH(&quot;2B&quot;; [.B12]) - 2; 2)); --MID([.B12]; SEARCH(&quot;2B&quot;; [.B12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2 BB</text:p>
          </table:table-cell>
          <table:table-cell table:style-name="ce5" table:formula="of:=MID([.B13];3;1)" office:value-type="string" office:string-value="3" calcext:value-type="string">
            <text:p>3</text:p>
          </table:table-cell>
          <table:table-cell table:style-name="ce7" table:formula="of:=[.C13]+[.F13]" office:value-type="float" office:value="5" calcext:value-type="float">
            <text:p>5</text:p>
          </table:table-cell>
          <table:table-cell table:style-name="ce9" table:formula="of:=VALUE(MID([.B13];1;1))" office:value-type="float" office:value="0" calcext:value-type="float">
            <text:p>0</text:p>
          </table:table-cell>
          <table:table-cell table:style-name="ce6" table:formula="of:=IF(ISNUMBER(SEARCH(&quot;BB&quot;; [.B13])); IF(ISNUMBER(--MID([.B13]; SEARCH(&quot;BB&quot;; [.B13]) - 2; 2)); --MID([.B13]; SEARCH(&quot;BB&quot;; [.B13]) - 2; 2); 1); 0)" office:value-type="float" office:value="2" calcext:value-type="float">
            <text:p>2</text:p>
          </table:table-cell>
          <table:table-cell table:style-name="ce10" table:formula="of:=tbc([.B13])" office:value-type="string" office:string-value="" calcext:value-type="error">
            <text:p>#NAME?</text:p>
          </table:table-cell>
          <table:table-cell table:style-name="ce6" table:formula="of:=IF(ISNUMBER(SEARCH(&quot;HR&quot;; [.B13])); IF(ISNUMBER(--MID([.B13]; SEARCH(&quot;HR&quot;; [.B13]) - 2; 2)); --MID([.B13]; SEARCH(&quot;HR&quot;; [.B13]) - 2; 2); 1); 0)" office:value-type="float" office:value="0" calcext:value-type="float">
            <text:p>0</text:p>
          </table:table-cell>
          <table:table-cell table:style-name="ce11" table:formula="of:=rbi_calculator([.B13])" office:value-type="string" office:string-value="" calcext:value-type="error">
            <text:p>#NAME?</text:p>
          </table:table-cell>
          <table:table-cell table:style-name="ce12" table:formula="of:=run_calculator([.B13])" office:value-type="string" office:string-value="" calcext:value-type="error">
            <text:p>#NAME?</text:p>
          </table:table-cell>
          <table:table-cell table:style-name="ce6" table:formula="of:=IF(ISNUMBER(SEARCH(&quot;2B&quot;; [.B13])); IF(ISNUMBER(--MID([.B13]; SEARCH(&quot;2B&quot;; [.B13]) - 2; 2)); --MID([.B13]; SEARCH(&quot;2B&quot;; [.B13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2B, BB</text:p>
          </table:table-cell>
          <table:table-cell table:style-name="ce5" table:formula="of:=MID([.B14];3;1)" office:value-type="string" office:string-value="4" calcext:value-type="string">
            <text:p>4</text:p>
          </table:table-cell>
          <table:table-cell table:style-name="ce7" table:formula="of:=[.C14]+[.F14]" office:value-type="float" office:value="5" calcext:value-type="float">
            <text:p>5</text:p>
          </table:table-cell>
          <table:table-cell table:style-name="ce9" table:formula="of:=VALUE(MID([.B14];1;1))" office:value-type="float" office:value="1" calcext:value-type="float">
            <text:p>1</text:p>
          </table:table-cell>
          <table:table-cell table:style-name="ce6" table:formula="of:=IF(ISNUMBER(SEARCH(&quot;BB&quot;; [.B14])); IF(ISNUMBER(--MID([.B14]; SEARCH(&quot;BB&quot;; [.B14]) - 2; 2)); --MID([.B14]; SEARCH(&quot;BB&quot;; [.B14]) - 2; 2); 1); 0)" office:value-type="float" office:value="1" calcext:value-type="float">
            <text:p>1</text:p>
          </table:table-cell>
          <table:table-cell table:style-name="ce10" table:formula="of:=tbc([.B14])" office:value-type="string" office:string-value="" calcext:value-type="error">
            <text:p>#NAME?</text:p>
          </table:table-cell>
          <table:table-cell table:style-name="ce6" table:formula="of:=IF(ISNUMBER(SEARCH(&quot;HR&quot;; [.B14])); IF(ISNUMBER(--MID([.B14]; SEARCH(&quot;HR&quot;; [.B14]) - 2; 2)); --MID([.B14]; SEARCH(&quot;HR&quot;; [.B14]) - 2; 2); 1); 0)" office:value-type="float" office:value="0" calcext:value-type="float">
            <text:p>0</text:p>
          </table:table-cell>
          <table:table-cell table:style-name="ce11" table:formula="of:=rbi_calculator([.B14])" office:value-type="string" office:string-value="" calcext:value-type="error">
            <text:p>#NAME?</text:p>
          </table:table-cell>
          <table:table-cell table:style-name="ce12" table:formula="of:=run_calculator([.B14])" office:value-type="string" office:string-value="" calcext:value-type="error">
            <text:p>#NAME?</text:p>
          </table:table-cell>
          <table:table-cell table:style-name="ce6" table:formula="of:=IF(ISNUMBER(SEARCH(&quot;2B&quot;; [.B14])); IF(ISNUMBER(--MID([.B14]; SEARCH(&quot;2B&quot;; [.B14]) - 2; 2)); --MID([.B14]; SEARCH(&quot;2B&quot;; [.B14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5, 2B, HR, 3 RBI, 2 R</text:p>
          </table:table-cell>
          <table:table-cell table:style-name="ce5" table:formula="of:=MID([.B15];3;1)" office:value-type="string" office:string-value="5" calcext:value-type="string">
            <text:p>5</text:p>
          </table:table-cell>
          <table:table-cell table:style-name="ce7" table:formula="of:=[.C15]+[.F15]" office:value-type="float" office:value="5" calcext:value-type="float">
            <text:p>5</text:p>
          </table:table-cell>
          <table:table-cell table:style-name="ce9" table:formula="of:=VALUE(MID([.B15];1;1))" office:value-type="float" office:value="3" calcext:value-type="float">
            <text:p>3</text:p>
          </table:table-cell>
          <table:table-cell table:style-name="ce6" table:formula="of:=IF(ISNUMBER(SEARCH(&quot;BB&quot;; [.B15])); IF(ISNUMBER(--MID([.B15]; SEARCH(&quot;BB&quot;; [.B15]) - 2; 2)); --MID([.B15]; SEARCH(&quot;BB&quot;; [.B15]) - 2; 2); 1); 0)" office:value-type="float" office:value="0" calcext:value-type="float">
            <text:p>0</text:p>
          </table:table-cell>
          <table:table-cell table:style-name="ce10" table:formula="of:=tbc([.B15])" office:value-type="string" office:string-value="" calcext:value-type="error">
            <text:p>#NAME?</text:p>
          </table:table-cell>
          <table:table-cell table:style-name="ce6" table:formula="of:=IF(ISNUMBER(SEARCH(&quot;HR&quot;; [.B15])); IF(ISNUMBER(--MID([.B15]; SEARCH(&quot;HR&quot;; [.B15]) - 2; 2)); --MID([.B15]; SEARCH(&quot;HR&quot;; [.B15]) - 2; 2); 1); 0)" office:value-type="float" office:value="1" calcext:value-type="float">
            <text:p>1</text:p>
          </table:table-cell>
          <table:table-cell table:style-name="ce11" table:formula="of:=rbi_calculator([.B15])" office:value-type="string" office:string-value="" calcext:value-type="error">
            <text:p>#NAME?</text:p>
          </table:table-cell>
          <table:table-cell table:style-name="ce12" table:formula="of:=run_calculator([.B15])" office:value-type="string" office:string-value="" calcext:value-type="error">
            <text:p>#NAME?</text:p>
          </table:table-cell>
          <table:table-cell table:style-name="ce6" table:formula="of:=IF(ISNUMBER(SEARCH(&quot;2B&quot;; [.B15])); IF(ISNUMBER(--MID([.B15]; SEARCH(&quot;2B&quot;; [.B15]) - 2; 2)); --MID([.B15]; SEARCH(&quot;2B&quot;; [.B15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2B, R</text:p>
          </table:table-cell>
          <table:table-cell table:style-name="ce5" table:formula="of:=MID([.B16];3;1)" office:value-type="string" office:string-value="4" calcext:value-type="string">
            <text:p>4</text:p>
          </table:table-cell>
          <table:table-cell table:style-name="ce7" table:formula="of:=[.C16]+[.F16]" office:value-type="float" office:value="4" calcext:value-type="float">
            <text:p>4</text:p>
          </table:table-cell>
          <table:table-cell table:style-name="ce9" table:formula="of:=VALUE(MID([.B16];1;1))" office:value-type="float" office:value="2" calcext:value-type="float">
            <text:p>2</text:p>
          </table:table-cell>
          <table:table-cell table:style-name="ce6" table:formula="of:=IF(ISNUMBER(SEARCH(&quot;BB&quot;; [.B16])); IF(ISNUMBER(--MID([.B16]; SEARCH(&quot;BB&quot;; [.B16]) - 2; 2)); --MID([.B16]; SEARCH(&quot;BB&quot;; [.B16]) - 2; 2); 1); 0)" office:value-type="float" office:value="0" calcext:value-type="float">
            <text:p>0</text:p>
          </table:table-cell>
          <table:table-cell table:style-name="ce10" table:formula="of:=tbc([.B16])" office:value-type="string" office:string-value="" calcext:value-type="error">
            <text:p>#NAME?</text:p>
          </table:table-cell>
          <table:table-cell table:style-name="ce6" table:formula="of:=IF(ISNUMBER(SEARCH(&quot;HR&quot;; [.B16])); IF(ISNUMBER(--MID([.B16]; SEARCH(&quot;HR&quot;; [.B16]) - 2; 2)); --MID([.B16]; SEARCH(&quot;HR&quot;; [.B16]) - 2; 2); 1); 0)" office:value-type="float" office:value="0" calcext:value-type="float">
            <text:p>0</text:p>
          </table:table-cell>
          <table:table-cell table:style-name="ce11" table:formula="of:=rbi_calculator([.B16])" office:value-type="string" office:string-value="" calcext:value-type="error">
            <text:p>#NAME?</text:p>
          </table:table-cell>
          <table:table-cell table:style-name="ce12" table:formula="of:=run_calculator([.B16])" office:value-type="string" office:string-value="" calcext:value-type="error">
            <text:p>#NAME?</text:p>
          </table:table-cell>
          <table:table-cell table:style-name="ce6" table:formula="of:=IF(ISNUMBER(SEARCH(&quot;2B&quot;; [.B16])); IF(ISNUMBER(--MID([.B16]; SEARCH(&quot;2B&quot;; [.B16]) - 2; 2)); --MID([.B16]; SEARCH(&quot;2B&quot;; [.B16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, BB</text:p>
          </table:table-cell>
          <table:table-cell table:style-name="ce5" table:formula="of:=MID([.B17];3;1)" office:value-type="string" office:string-value="4" calcext:value-type="string">
            <text:p>4</text:p>
          </table:table-cell>
          <table:table-cell table:style-name="ce7" table:formula="of:=[.C17]+[.F17]" office:value-type="float" office:value="5" calcext:value-type="float">
            <text:p>5</text:p>
          </table:table-cell>
          <table:table-cell table:style-name="ce9" table:formula="of:=VALUE(MID([.B17];1;1))" office:value-type="float" office:value="0" calcext:value-type="float">
            <text:p>0</text:p>
          </table:table-cell>
          <table:table-cell table:style-name="ce6" table:formula="of:=IF(ISNUMBER(SEARCH(&quot;BB&quot;; [.B17])); IF(ISNUMBER(--MID([.B17]; SEARCH(&quot;BB&quot;; [.B17]) - 2; 2)); --MID([.B17]; SEARCH(&quot;BB&quot;; [.B17]) - 2; 2); 1); 0)" office:value-type="float" office:value="1" calcext:value-type="float">
            <text:p>1</text:p>
          </table:table-cell>
          <table:table-cell table:style-name="ce10" table:formula="of:=tbc([.B17])" office:value-type="string" office:string-value="" calcext:value-type="error">
            <text:p>#NAME?</text:p>
          </table:table-cell>
          <table:table-cell table:style-name="ce6" table:formula="of:=IF(ISNUMBER(SEARCH(&quot;HR&quot;; [.B17])); IF(ISNUMBER(--MID([.B17]; SEARCH(&quot;HR&quot;; [.B17]) - 2; 2)); --MID([.B17]; SEARCH(&quot;HR&quot;; [.B17]) - 2; 2); 1); 0)" office:value-type="float" office:value="0" calcext:value-type="float">
            <text:p>0</text:p>
          </table:table-cell>
          <table:table-cell table:style-name="ce11" table:formula="of:=rbi_calculator([.B17])" office:value-type="string" office:string-value="" calcext:value-type="error">
            <text:p>#NAME?</text:p>
          </table:table-cell>
          <table:table-cell table:style-name="ce12" table:formula="of:=run_calculator([.B17])" office:value-type="string" office:string-value="" calcext:value-type="error">
            <text:p>#NAME?</text:p>
          </table:table-cell>
          <table:table-cell table:style-name="ce6" table:formula="of:=IF(ISNUMBER(SEARCH(&quot;2B&quot;; [.B17])); IF(ISNUMBER(--MID([.B17]; SEARCH(&quot;2B&quot;; [.B17]) - 2; 2)); --MID([.B17]; SEARCH(&quot;2B&quot;; [.B1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HR, BB, 2 RBI, 2 R</text:p>
          </table:table-cell>
          <table:table-cell table:style-name="ce5" table:formula="of:=MID([.B18];3;1)" office:value-type="string" office:string-value="4" calcext:value-type="string">
            <text:p>4</text:p>
          </table:table-cell>
          <table:table-cell table:style-name="ce7" table:formula="of:=[.C18]+[.F18]" office:value-type="float" office:value="5" calcext:value-type="float">
            <text:p>5</text:p>
          </table:table-cell>
          <table:table-cell table:style-name="ce9" table:formula="of:=VALUE(MID([.B18];1;1))" office:value-type="float" office:value="2" calcext:value-type="float">
            <text:p>2</text:p>
          </table:table-cell>
          <table:table-cell table:style-name="ce6" table:formula="of:=IF(ISNUMBER(SEARCH(&quot;BB&quot;; [.B18])); IF(ISNUMBER(--MID([.B18]; SEARCH(&quot;BB&quot;; [.B18]) - 2; 2)); --MID([.B18]; SEARCH(&quot;BB&quot;; [.B18]) - 2; 2); 1); 0)" office:value-type="float" office:value="1" calcext:value-type="float">
            <text:p>1</text:p>
          </table:table-cell>
          <table:table-cell table:style-name="ce10" table:formula="of:=tbc([.B18])" office:value-type="string" office:string-value="" calcext:value-type="error">
            <text:p>#NAME?</text:p>
          </table:table-cell>
          <table:table-cell table:style-name="ce6" table:formula="of:=IF(ISNUMBER(SEARCH(&quot;HR&quot;; [.B18])); IF(ISNUMBER(--MID([.B18]; SEARCH(&quot;HR&quot;; [.B18]) - 2; 2)); --MID([.B18]; SEARCH(&quot;HR&quot;; [.B18]) - 2; 2); 1); 0)" office:value-type="float" office:value="1" calcext:value-type="float">
            <text:p>1</text:p>
          </table:table-cell>
          <table:table-cell table:style-name="ce11" table:formula="of:=rbi_calculator([.B18])" office:value-type="string" office:string-value="" calcext:value-type="error">
            <text:p>#NAME?</text:p>
          </table:table-cell>
          <table:table-cell table:style-name="ce12" table:formula="of:=run_calculator([.B18])" office:value-type="string" office:string-value="" calcext:value-type="error">
            <text:p>#NAME?</text:p>
          </table:table-cell>
          <table:table-cell table:style-name="ce6" table:formula="of:=IF(ISNUMBER(SEARCH(&quot;2B&quot;; [.B18])); IF(ISNUMBER(--MID([.B18]; SEARCH(&quot;2B&quot;; [.B18]) - 2; 2)); --MID([.B18]; SEARCH(&quot;2B&quot;; [.B1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6, 2B, 2 RBI, R</text:p>
          </table:table-cell>
          <table:table-cell table:style-name="ce5" table:formula="of:=MID([.B19];3;1)" office:value-type="string" office:string-value="6" calcext:value-type="string">
            <text:p>6</text:p>
          </table:table-cell>
          <table:table-cell table:style-name="ce7" table:formula="of:=[.C19]+[.F19]" office:value-type="float" office:value="6" calcext:value-type="float">
            <text:p>6</text:p>
          </table:table-cell>
          <table:table-cell table:style-name="ce9" table:formula="of:=VALUE(MID([.B19];1;1))" office:value-type="float" office:value="3" calcext:value-type="float">
            <text:p>3</text:p>
          </table:table-cell>
          <table:table-cell table:style-name="ce6" table:formula="of:=IF(ISNUMBER(SEARCH(&quot;BB&quot;; [.B19])); IF(ISNUMBER(--MID([.B19]; SEARCH(&quot;BB&quot;; [.B19]) - 2; 2)); --MID([.B19]; SEARCH(&quot;BB&quot;; [.B19]) - 2; 2); 1); 0)" office:value-type="float" office:value="0" calcext:value-type="float">
            <text:p>0</text:p>
          </table:table-cell>
          <table:table-cell table:style-name="ce10" table:formula="of:=tbc([.B19])" office:value-type="string" office:string-value="" calcext:value-type="error">
            <text:p>#NAME?</text:p>
          </table:table-cell>
          <table:table-cell table:style-name="ce6" table:formula="of:=IF(ISNUMBER(SEARCH(&quot;HR&quot;; [.B19])); IF(ISNUMBER(--MID([.B19]; SEARCH(&quot;HR&quot;; [.B19]) - 2; 2)); --MID([.B19]; SEARCH(&quot;HR&quot;; [.B19]) - 2; 2); 1); 0)" office:value-type="float" office:value="0" calcext:value-type="float">
            <text:p>0</text:p>
          </table:table-cell>
          <table:table-cell table:style-name="ce11" table:formula="of:=rbi_calculator([.B19])" office:value-type="string" office:string-value="" calcext:value-type="error">
            <text:p>#NAME?</text:p>
          </table:table-cell>
          <table:table-cell table:style-name="ce12" table:formula="of:=run_calculator([.B19])" office:value-type="string" office:string-value="" calcext:value-type="error">
            <text:p>#NAME?</text:p>
          </table:table-cell>
          <table:table-cell table:style-name="ce6" table:formula="of:=IF(ISNUMBER(SEARCH(&quot;2B&quot;; [.B19])); IF(ISNUMBER(--MID([.B19]; SEARCH(&quot;2B&quot;; [.B19]) - 2; 2)); --MID([.B19]; SEARCH(&quot;2B&quot;; [.B19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20];3;1)" office:value-type="string" office:string-value="4" calcext:value-type="string">
            <text:p>4</text:p>
          </table:table-cell>
          <table:table-cell table:style-name="ce7" table:formula="of:=[.C20]+[.F20]" office:value-type="float" office:value="4" calcext:value-type="float">
            <text:p>4</text:p>
          </table:table-cell>
          <table:table-cell table:style-name="ce9" table:formula="of:=VALUE(MID([.B20];1;1))" office:value-type="float" office:value="0" calcext:value-type="float">
            <text:p>0</text:p>
          </table:table-cell>
          <table:table-cell table:style-name="ce6" table:formula="of:=IF(ISNUMBER(SEARCH(&quot;BB&quot;; [.B20])); IF(ISNUMBER(--MID([.B20]; SEARCH(&quot;BB&quot;; [.B20]) - 2; 2)); --MID([.B20]; SEARCH(&quot;BB&quot;; [.B20]) - 2; 2); 1); 0)" office:value-type="float" office:value="0" calcext:value-type="float">
            <text:p>0</text:p>
          </table:table-cell>
          <table:table-cell table:style-name="ce10" table:formula="of:=tbc([.B20])" office:value-type="string" office:string-value="" calcext:value-type="error">
            <text:p>#NAME?</text:p>
          </table:table-cell>
          <table:table-cell table:style-name="ce6" table:formula="of:=IF(ISNUMBER(SEARCH(&quot;HR&quot;; [.B20])); IF(ISNUMBER(--MID([.B20]; SEARCH(&quot;HR&quot;; [.B20]) - 2; 2)); --MID([.B20]; SEARCH(&quot;HR&quot;; [.B20]) - 2; 2); 1); 0)" office:value-type="float" office:value="0" calcext:value-type="float">
            <text:p>0</text:p>
          </table:table-cell>
          <table:table-cell table:style-name="ce11" table:formula="of:=rbi_calculator([.B20])" office:value-type="string" office:string-value="" calcext:value-type="error">
            <text:p>#NAME?</text:p>
          </table:table-cell>
          <table:table-cell table:style-name="ce12" table:formula="of:=run_calculator([.B20])" office:value-type="string" office:string-value="" calcext:value-type="error">
            <text:p>#NAME?</text:p>
          </table:table-cell>
          <table:table-cell table:style-name="ce6" table:formula="of:=IF(ISNUMBER(SEARCH(&quot;2B&quot;; [.B20])); IF(ISNUMBER(--MID([.B20]; SEARCH(&quot;2B&quot;; [.B20]) - 2; 2)); --MID([.B20]; SEARCH(&quot;2B&quot;; [.B2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table:style-name="ce5" table:formula="of:=MID([.B21];3;1)" office:value-type="string" office:string-value="4" calcext:value-type="string">
            <text:p>4</text:p>
          </table:table-cell>
          <table:table-cell table:style-name="ce7" table:formula="of:=[.C21]+[.F21]" office:value-type="float" office:value="4" calcext:value-type="float">
            <text:p>4</text:p>
          </table:table-cell>
          <table:table-cell table:style-name="ce9" table:formula="of:=VALUE(MID([.B21];1;1))" office:value-type="float" office:value="1" calcext:value-type="float">
            <text:p>1</text:p>
          </table:table-cell>
          <table:table-cell table:style-name="ce6" table:formula="of:=IF(ISNUMBER(SEARCH(&quot;BB&quot;; [.B21])); IF(ISNUMBER(--MID([.B21]; SEARCH(&quot;BB&quot;; [.B21]) - 2; 2)); --MID([.B21]; SEARCH(&quot;BB&quot;; [.B21]) - 2; 2); 1); 0)" office:value-type="float" office:value="0" calcext:value-type="float">
            <text:p>0</text:p>
          </table:table-cell>
          <table:table-cell table:style-name="ce10" table:formula="of:=tbc([.B21])" office:value-type="string" office:string-value="" calcext:value-type="error">
            <text:p>#NAME?</text:p>
          </table:table-cell>
          <table:table-cell table:style-name="ce6" table:formula="of:=IF(ISNUMBER(SEARCH(&quot;HR&quot;; [.B21])); IF(ISNUMBER(--MID([.B21]; SEARCH(&quot;HR&quot;; [.B21]) - 2; 2)); --MID([.B21]; SEARCH(&quot;HR&quot;; [.B21]) - 2; 2); 1); 0)" office:value-type="float" office:value="0" calcext:value-type="float">
            <text:p>0</text:p>
          </table:table-cell>
          <table:table-cell table:style-name="ce11" table:formula="of:=rbi_calculator([.B21])" office:value-type="string" office:string-value="" calcext:value-type="error">
            <text:p>#NAME?</text:p>
          </table:table-cell>
          <table:table-cell table:style-name="ce12" table:formula="of:=run_calculator([.B21])" office:value-type="string" office:string-value="" calcext:value-type="error">
            <text:p>#NAME?</text:p>
          </table:table-cell>
          <table:table-cell table:style-name="ce6" table:formula="of:=IF(ISNUMBER(SEARCH(&quot;2B&quot;; [.B21])); IF(ISNUMBER(--MID([.B21]; SEARCH(&quot;2B&quot;; [.B21]) - 2; 2)); --MID([.B21]; SEARCH(&quot;2B&quot;; [.B2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5, HR, RBI, R</text:p>
          </table:table-cell>
          <table:table-cell table:style-name="ce5" table:formula="of:=MID([.B22];3;1)" office:value-type="string" office:string-value="5" calcext:value-type="string">
            <text:p>5</text:p>
          </table:table-cell>
          <table:table-cell table:style-name="ce7" table:formula="of:=[.C22]+[.F22]" office:value-type="float" office:value="5" calcext:value-type="float">
            <text:p>5</text:p>
          </table:table-cell>
          <table:table-cell table:style-name="ce9" table:formula="of:=VALUE(MID([.B22];1;1))" office:value-type="float" office:value="1" calcext:value-type="float">
            <text:p>1</text:p>
          </table:table-cell>
          <table:table-cell table:style-name="ce6" table:formula="of:=IF(ISNUMBER(SEARCH(&quot;BB&quot;; [.B22])); IF(ISNUMBER(--MID([.B22]; SEARCH(&quot;BB&quot;; [.B22]) - 2; 2)); --MID([.B22]; SEARCH(&quot;BB&quot;; [.B22]) - 2; 2); 1); 0)" office:value-type="float" office:value="0" calcext:value-type="float">
            <text:p>0</text:p>
          </table:table-cell>
          <table:table-cell table:style-name="ce10" table:formula="of:=tbc([.B22])" office:value-type="string" office:string-value="" calcext:value-type="error">
            <text:p>#NAME?</text:p>
          </table:table-cell>
          <table:table-cell table:style-name="ce6" table:formula="of:=IF(ISNUMBER(SEARCH(&quot;HR&quot;; [.B22])); IF(ISNUMBER(--MID([.B22]; SEARCH(&quot;HR&quot;; [.B22]) - 2; 2)); --MID([.B22]; SEARCH(&quot;HR&quot;; [.B22]) - 2; 2); 1); 0)" office:value-type="float" office:value="1" calcext:value-type="float">
            <text:p>1</text:p>
          </table:table-cell>
          <table:table-cell table:style-name="ce11" table:formula="of:=rbi_calculator([.B22])" office:value-type="string" office:string-value="" calcext:value-type="error">
            <text:p>#NAME?</text:p>
          </table:table-cell>
          <table:table-cell table:style-name="ce12" table:formula="of:=run_calculator([.B22])" office:value-type="string" office:string-value="" calcext:value-type="error">
            <text:p>#NAME?</text:p>
          </table:table-cell>
          <table:table-cell table:style-name="ce6" table:formula="of:=IF(ISNUMBER(SEARCH(&quot;2B&quot;; [.B22])); IF(ISNUMBER(--MID([.B22]; SEARCH(&quot;2B&quot;; [.B22]) - 2; 2)); --MID([.B22]; SEARCH(&quot;2B&quot;; [.B22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23];3;1)" office:value-type="string" office:string-value="4" calcext:value-type="string">
            <text:p>4</text:p>
          </table:table-cell>
          <table:table-cell table:style-name="ce7" table:formula="of:=[.C23]+[.F23]" office:value-type="float" office:value="4" calcext:value-type="float">
            <text:p>4</text:p>
          </table:table-cell>
          <table:table-cell table:style-name="ce9" table:formula="of:=VALUE(MID([.B23];1;1))" office:value-type="float" office:value="0" calcext:value-type="float">
            <text:p>0</text:p>
          </table:table-cell>
          <table:table-cell table:style-name="ce6" table:formula="of:=IF(ISNUMBER(SEARCH(&quot;BB&quot;; [.B23])); IF(ISNUMBER(--MID([.B23]; SEARCH(&quot;BB&quot;; [.B23]) - 2; 2)); --MID([.B23]; SEARCH(&quot;BB&quot;; [.B23]) - 2; 2); 1); 0)" office:value-type="float" office:value="0" calcext:value-type="float">
            <text:p>0</text:p>
          </table:table-cell>
          <table:table-cell table:style-name="ce10" table:formula="of:=tbc([.B23])" office:value-type="string" office:string-value="" calcext:value-type="error">
            <text:p>#NAME?</text:p>
          </table:table-cell>
          <table:table-cell table:style-name="ce6" table:formula="of:=IF(ISNUMBER(SEARCH(&quot;HR&quot;; [.B23])); IF(ISNUMBER(--MID([.B23]; SEARCH(&quot;HR&quot;; [.B23]) - 2; 2)); --MID([.B23]; SEARCH(&quot;HR&quot;; [.B23]) - 2; 2); 1); 0)" office:value-type="float" office:value="0" calcext:value-type="float">
            <text:p>0</text:p>
          </table:table-cell>
          <table:table-cell table:style-name="ce11" table:formula="of:=rbi_calculator([.B23])" office:value-type="string" office:string-value="" calcext:value-type="error">
            <text:p>#NAME?</text:p>
          </table:table-cell>
          <table:table-cell table:style-name="ce12" table:formula="of:=run_calculator([.B23])" office:value-type="string" office:string-value="" calcext:value-type="error">
            <text:p>#NAME?</text:p>
          </table:table-cell>
          <table:table-cell table:style-name="ce6" table:formula="of:=IF(ISNUMBER(SEARCH(&quot;2B&quot;; [.B23])); IF(ISNUMBER(--MID([.B23]; SEARCH(&quot;2B&quot;; [.B23]) - 2; 2)); --MID([.B23]; SEARCH(&quot;2B&quot;; [.B23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2B, BB, R</text:p>
          </table:table-cell>
          <table:table-cell table:style-name="ce5" table:formula="of:=MID([.B24];3;1)" office:value-type="string" office:string-value="4" calcext:value-type="string">
            <text:p>4</text:p>
          </table:table-cell>
          <table:table-cell table:style-name="ce7" table:formula="of:=[.C24]+[.F24]" office:value-type="float" office:value="5" calcext:value-type="float">
            <text:p>5</text:p>
          </table:table-cell>
          <table:table-cell table:style-name="ce9" table:formula="of:=VALUE(MID([.B24];1;1))" office:value-type="float" office:value="1" calcext:value-type="float">
            <text:p>1</text:p>
          </table:table-cell>
          <table:table-cell table:style-name="ce6" table:formula="of:=IF(ISNUMBER(SEARCH(&quot;BB&quot;; [.B24])); IF(ISNUMBER(--MID([.B24]; SEARCH(&quot;BB&quot;; [.B24]) - 2; 2)); --MID([.B24]; SEARCH(&quot;BB&quot;; [.B24]) - 2; 2); 1); 0)" office:value-type="float" office:value="1" calcext:value-type="float">
            <text:p>1</text:p>
          </table:table-cell>
          <table:table-cell table:style-name="ce10" table:formula="of:=tbc([.B24])" office:value-type="string" office:string-value="" calcext:value-type="error">
            <text:p>#NAME?</text:p>
          </table:table-cell>
          <table:table-cell table:style-name="ce6" table:formula="of:=IF(ISNUMBER(SEARCH(&quot;HR&quot;; [.B24])); IF(ISNUMBER(--MID([.B24]; SEARCH(&quot;HR&quot;; [.B24]) - 2; 2)); --MID([.B24]; SEARCH(&quot;HR&quot;; [.B24]) - 2; 2); 1); 0)" office:value-type="float" office:value="0" calcext:value-type="float">
            <text:p>0</text:p>
          </table:table-cell>
          <table:table-cell table:style-name="ce11" table:formula="of:=rbi_calculator([.B24])" office:value-type="string" office:string-value="" calcext:value-type="error">
            <text:p>#NAME?</text:p>
          </table:table-cell>
          <table:table-cell table:style-name="ce12" table:formula="of:=run_calculator([.B24])" office:value-type="string" office:string-value="" calcext:value-type="error">
            <text:p>#NAME?</text:p>
          </table:table-cell>
          <table:table-cell table:style-name="ce6" table:formula="of:=IF(ISNUMBER(SEARCH(&quot;2B&quot;; [.B24])); IF(ISNUMBER(--MID([.B24]; SEARCH(&quot;2B&quot;; [.B24]) - 2; 2)); --MID([.B24]; SEARCH(&quot;2B&quot;; [.B24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5</text:p>
          </table:table-cell>
          <table:table-cell table:style-name="ce5" table:formula="of:=MID([.B25];3;1)" office:value-type="string" office:string-value="5" calcext:value-type="string">
            <text:p>5</text:p>
          </table:table-cell>
          <table:table-cell table:style-name="ce7" table:formula="of:=[.C25]+[.F25]" office:value-type="float" office:value="5" calcext:value-type="float">
            <text:p>5</text:p>
          </table:table-cell>
          <table:table-cell table:style-name="ce9" table:formula="of:=VALUE(MID([.B25];1;1))" office:value-type="float" office:value="1" calcext:value-type="float">
            <text:p>1</text:p>
          </table:table-cell>
          <table:table-cell table:style-name="ce6" table:formula="of:=IF(ISNUMBER(SEARCH(&quot;BB&quot;; [.B25])); IF(ISNUMBER(--MID([.B25]; SEARCH(&quot;BB&quot;; [.B25]) - 2; 2)); --MID([.B25]; SEARCH(&quot;BB&quot;; [.B25]) - 2; 2); 1); 0)" office:value-type="float" office:value="0" calcext:value-type="float">
            <text:p>0</text:p>
          </table:table-cell>
          <table:table-cell table:style-name="ce10" table:formula="of:=tbc([.B25])" office:value-type="string" office:string-value="" calcext:value-type="error">
            <text:p>#NAME?</text:p>
          </table:table-cell>
          <table:table-cell table:style-name="ce6" table:formula="of:=IF(ISNUMBER(SEARCH(&quot;HR&quot;; [.B25])); IF(ISNUMBER(--MID([.B25]; SEARCH(&quot;HR&quot;; [.B25]) - 2; 2)); --MID([.B25]; SEARCH(&quot;HR&quot;; [.B25]) - 2; 2); 1); 0)" office:value-type="float" office:value="0" calcext:value-type="float">
            <text:p>0</text:p>
          </table:table-cell>
          <table:table-cell table:style-name="ce11" table:formula="of:=rbi_calculator([.B25])" office:value-type="string" office:string-value="" calcext:value-type="error">
            <text:p>#NAME?</text:p>
          </table:table-cell>
          <table:table-cell table:style-name="ce12" table:formula="of:=run_calculator([.B25])" office:value-type="string" office:string-value="" calcext:value-type="error">
            <text:p>#NAME?</text:p>
          </table:table-cell>
          <table:table-cell table:style-name="ce6" table:formula="of:=IF(ISNUMBER(SEARCH(&quot;2B&quot;; [.B25])); IF(ISNUMBER(--MID([.B25]; SEARCH(&quot;2B&quot;; [.B25]) - 2; 2)); --MID([.B25]; SEARCH(&quot;2B&quot;; [.B2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5, 2B, 3B, 5 RBI, 2 R</text:p>
          </table:table-cell>
          <table:table-cell table:style-name="ce5" table:formula="of:=MID([.B26];3;1)" office:value-type="string" office:string-value="5" calcext:value-type="string">
            <text:p>5</text:p>
          </table:table-cell>
          <table:table-cell table:style-name="ce7" table:formula="of:=[.C26]+[.F26]" office:value-type="float" office:value="5" calcext:value-type="float">
            <text:p>5</text:p>
          </table:table-cell>
          <table:table-cell table:style-name="ce9" table:formula="of:=VALUE(MID([.B26];1;1))" office:value-type="float" office:value="3" calcext:value-type="float">
            <text:p>3</text:p>
          </table:table-cell>
          <table:table-cell table:style-name="ce6" table:formula="of:=IF(ISNUMBER(SEARCH(&quot;BB&quot;; [.B26])); IF(ISNUMBER(--MID([.B26]; SEARCH(&quot;BB&quot;; [.B26]) - 2; 2)); --MID([.B26]; SEARCH(&quot;BB&quot;; [.B26]) - 2; 2); 1); 0)" office:value-type="float" office:value="0" calcext:value-type="float">
            <text:p>0</text:p>
          </table:table-cell>
          <table:table-cell table:style-name="ce10" table:formula="of:=tbc([.B26])" office:value-type="string" office:string-value="" calcext:value-type="error">
            <text:p>#NAME?</text:p>
          </table:table-cell>
          <table:table-cell table:style-name="ce6" table:formula="of:=IF(ISNUMBER(SEARCH(&quot;HR&quot;; [.B26])); IF(ISNUMBER(--MID([.B26]; SEARCH(&quot;HR&quot;; [.B26]) - 2; 2)); --MID([.B26]; SEARCH(&quot;HR&quot;; [.B26]) - 2; 2); 1); 0)" office:value-type="float" office:value="0" calcext:value-type="float">
            <text:p>0</text:p>
          </table:table-cell>
          <table:table-cell table:style-name="ce11" table:formula="of:=rbi_calculator([.B26])" office:value-type="string" office:string-value="" calcext:value-type="error">
            <text:p>#NAME?</text:p>
          </table:table-cell>
          <table:table-cell table:style-name="ce12" table:formula="of:=run_calculator([.B26])" office:value-type="string" office:string-value="" calcext:value-type="error">
            <text:p>#NAME?</text:p>
          </table:table-cell>
          <table:table-cell table:style-name="ce6" table:formula="of:=IF(ISNUMBER(SEARCH(&quot;2B&quot;; [.B26])); IF(ISNUMBER(--MID([.B26]; SEARCH(&quot;2B&quot;; [.B26]) - 2; 2)); --MID([.B26]; SEARCH(&quot;2B&quot;; [.B26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27];3;1)" office:value-type="string" office:string-value="3" calcext:value-type="string">
            <text:p>3</text:p>
          </table:table-cell>
          <table:table-cell table:style-name="ce7" table:formula="of:=[.C27]+[.F27]" office:value-type="float" office:value="4" calcext:value-type="float">
            <text:p>4</text:p>
          </table:table-cell>
          <table:table-cell table:style-name="ce9" table:formula="of:=VALUE(MID([.B27];1;1))" office:value-type="float" office:value="0" calcext:value-type="float">
            <text:p>0</text:p>
          </table:table-cell>
          <table:table-cell table:style-name="ce6" table:formula="of:=IF(ISNUMBER(SEARCH(&quot;BB&quot;; [.B27])); IF(ISNUMBER(--MID([.B27]; SEARCH(&quot;BB&quot;; [.B27]) - 2; 2)); --MID([.B27]; SEARCH(&quot;BB&quot;; [.B27]) - 2; 2); 1); 0)" office:value-type="float" office:value="1" calcext:value-type="float">
            <text:p>1</text:p>
          </table:table-cell>
          <table:table-cell table:style-name="ce10" table:formula="of:=tbc([.B27])" office:value-type="string" office:string-value="" calcext:value-type="error">
            <text:p>#NAME?</text:p>
          </table:table-cell>
          <table:table-cell table:style-name="ce6" table:formula="of:=IF(ISNUMBER(SEARCH(&quot;HR&quot;; [.B27])); IF(ISNUMBER(--MID([.B27]; SEARCH(&quot;HR&quot;; [.B27]) - 2; 2)); --MID([.B27]; SEARCH(&quot;HR&quot;; [.B27]) - 2; 2); 1); 0)" office:value-type="float" office:value="0" calcext:value-type="float">
            <text:p>0</text:p>
          </table:table-cell>
          <table:table-cell table:style-name="ce11" table:formula="of:=rbi_calculator([.B27])" office:value-type="string" office:string-value="" calcext:value-type="error">
            <text:p>#NAME?</text:p>
          </table:table-cell>
          <table:table-cell table:style-name="ce12" table:formula="of:=run_calculator([.B27])" office:value-type="string" office:string-value="" calcext:value-type="error">
            <text:p>#NAME?</text:p>
          </table:table-cell>
          <table:table-cell table:style-name="ce6" table:formula="of:=IF(ISNUMBER(SEARCH(&quot;2B&quot;; [.B27])); IF(ISNUMBER(--MID([.B27]; SEARCH(&quot;2B&quot;; [.B27]) - 2; 2)); --MID([.B27]; SEARCH(&quot;2B&quot;; [.B2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2 BB, R</text:p>
          </table:table-cell>
          <table:table-cell table:style-name="ce5" table:formula="of:=MID([.B28];3;1)" office:value-type="string" office:string-value="3" calcext:value-type="string">
            <text:p>3</text:p>
          </table:table-cell>
          <table:table-cell table:style-name="ce7" table:formula="of:=[.C28]+[.F28]" office:value-type="float" office:value="5" calcext:value-type="float">
            <text:p>5</text:p>
          </table:table-cell>
          <table:table-cell table:style-name="ce9" table:formula="of:=VALUE(MID([.B28];1;1))" office:value-type="float" office:value="0" calcext:value-type="float">
            <text:p>0</text:p>
          </table:table-cell>
          <table:table-cell table:style-name="ce6" table:formula="of:=IF(ISNUMBER(SEARCH(&quot;BB&quot;; [.B28])); IF(ISNUMBER(--MID([.B28]; SEARCH(&quot;BB&quot;; [.B28]) - 2; 2)); --MID([.B28]; SEARCH(&quot;BB&quot;; [.B28]) - 2; 2); 1); 0)" office:value-type="float" office:value="2" calcext:value-type="float">
            <text:p>2</text:p>
          </table:table-cell>
          <table:table-cell table:style-name="ce10" table:formula="of:=tbc([.B28])" office:value-type="string" office:string-value="" calcext:value-type="error">
            <text:p>#NAME?</text:p>
          </table:table-cell>
          <table:table-cell table:style-name="ce6" table:formula="of:=IF(ISNUMBER(SEARCH(&quot;HR&quot;; [.B28])); IF(ISNUMBER(--MID([.B28]; SEARCH(&quot;HR&quot;; [.B28]) - 2; 2)); --MID([.B28]; SEARCH(&quot;HR&quot;; [.B28]) - 2; 2); 1); 0)" office:value-type="float" office:value="0" calcext:value-type="float">
            <text:p>0</text:p>
          </table:table-cell>
          <table:table-cell table:style-name="ce11" table:formula="of:=rbi_calculator([.B28])" office:value-type="string" office:string-value="" calcext:value-type="error">
            <text:p>#NAME?</text:p>
          </table:table-cell>
          <table:table-cell table:style-name="ce12" table:formula="of:=run_calculator([.B28])" office:value-type="string" office:string-value="" calcext:value-type="error">
            <text:p>#NAME?</text:p>
          </table:table-cell>
          <table:table-cell table:style-name="ce6" table:formula="of:=IF(ISNUMBER(SEARCH(&quot;2B&quot;; [.B28])); IF(ISNUMBER(--MID([.B28]; SEARCH(&quot;2B&quot;; [.B28]) - 2; 2)); --MID([.B28]; SEARCH(&quot;2B&quot;; [.B2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R</text:p>
          </table:table-cell>
          <table:table-cell table:style-name="ce5" table:formula="of:=MID([.B29];3;1)" office:value-type="string" office:string-value="4" calcext:value-type="string">
            <text:p>4</text:p>
          </table:table-cell>
          <table:table-cell table:style-name="ce7" table:formula="of:=[.C29]+[.F29]" office:value-type="float" office:value="4" calcext:value-type="float">
            <text:p>4</text:p>
          </table:table-cell>
          <table:table-cell table:style-name="ce9" table:formula="of:=VALUE(MID([.B29];1;1))" office:value-type="float" office:value="1" calcext:value-type="float">
            <text:p>1</text:p>
          </table:table-cell>
          <table:table-cell table:style-name="ce6" table:formula="of:=IF(ISNUMBER(SEARCH(&quot;BB&quot;; [.B29])); IF(ISNUMBER(--MID([.B29]; SEARCH(&quot;BB&quot;; [.B29]) - 2; 2)); --MID([.B29]; SEARCH(&quot;BB&quot;; [.B29]) - 2; 2); 1); 0)" office:value-type="float" office:value="0" calcext:value-type="float">
            <text:p>0</text:p>
          </table:table-cell>
          <table:table-cell table:style-name="ce10" table:formula="of:=tbc([.B29])" office:value-type="string" office:string-value="" calcext:value-type="error">
            <text:p>#NAME?</text:p>
          </table:table-cell>
          <table:table-cell table:style-name="ce6" table:formula="of:=IF(ISNUMBER(SEARCH(&quot;HR&quot;; [.B29])); IF(ISNUMBER(--MID([.B29]; SEARCH(&quot;HR&quot;; [.B29]) - 2; 2)); --MID([.B29]; SEARCH(&quot;HR&quot;; [.B29]) - 2; 2); 1); 0)" office:value-type="float" office:value="0" calcext:value-type="float">
            <text:p>0</text:p>
          </table:table-cell>
          <table:table-cell table:style-name="ce11" table:formula="of:=rbi_calculator([.B29])" office:value-type="string" office:string-value="" calcext:value-type="error">
            <text:p>#NAME?</text:p>
          </table:table-cell>
          <table:table-cell table:style-name="ce12" table:formula="of:=run_calculator([.B29])" office:value-type="string" office:string-value="" calcext:value-type="error">
            <text:p>#NAME?</text:p>
          </table:table-cell>
          <table:table-cell table:style-name="ce6" table:formula="of:=IF(ISNUMBER(SEARCH(&quot;2B&quot;; [.B29])); IF(ISNUMBER(--MID([.B29]; SEARCH(&quot;2B&quot;; [.B29]) - 2; 2)); --MID([.B29]; SEARCH(&quot;2B&quot;; [.B29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3B, RBI</text:p>
          </table:table-cell>
          <table:table-cell table:style-name="ce5" table:formula="of:=MID([.B30];3;1)" office:value-type="string" office:string-value="5" calcext:value-type="string">
            <text:p>5</text:p>
          </table:table-cell>
          <table:table-cell table:style-name="ce7" table:formula="of:=[.C30]+[.F30]" office:value-type="float" office:value="5" calcext:value-type="float">
            <text:p>5</text:p>
          </table:table-cell>
          <table:table-cell table:style-name="ce9" table:formula="of:=VALUE(MID([.B30];1;1))" office:value-type="float" office:value="2" calcext:value-type="float">
            <text:p>2</text:p>
          </table:table-cell>
          <table:table-cell table:style-name="ce6" table:formula="of:=IF(ISNUMBER(SEARCH(&quot;BB&quot;; [.B30])); IF(ISNUMBER(--MID([.B30]; SEARCH(&quot;BB&quot;; [.B30]) - 2; 2)); --MID([.B30]; SEARCH(&quot;BB&quot;; [.B30]) - 2; 2); 1); 0)" office:value-type="float" office:value="0" calcext:value-type="float">
            <text:p>0</text:p>
          </table:table-cell>
          <table:table-cell table:style-name="ce10" table:formula="of:=tbc([.B30])" office:value-type="string" office:string-value="" calcext:value-type="error">
            <text:p>#NAME?</text:p>
          </table:table-cell>
          <table:table-cell table:style-name="ce6" table:formula="of:=IF(ISNUMBER(SEARCH(&quot;HR&quot;; [.B30])); IF(ISNUMBER(--MID([.B30]; SEARCH(&quot;HR&quot;; [.B30]) - 2; 2)); --MID([.B30]; SEARCH(&quot;HR&quot;; [.B30]) - 2; 2); 1); 0)" office:value-type="float" office:value="0" calcext:value-type="float">
            <text:p>0</text:p>
          </table:table-cell>
          <table:table-cell table:style-name="ce11" table:formula="of:=rbi_calculator([.B30])" office:value-type="string" office:string-value="" calcext:value-type="error">
            <text:p>#NAME?</text:p>
          </table:table-cell>
          <table:table-cell table:style-name="ce12" table:formula="of:=run_calculator([.B30])" office:value-type="string" office:string-value="" calcext:value-type="error">
            <text:p>#NAME?</text:p>
          </table:table-cell>
          <table:table-cell table:style-name="ce6" table:formula="of:=IF(ISNUMBER(SEARCH(&quot;2B&quot;; [.B30])); IF(ISNUMBER(--MID([.B30]; SEARCH(&quot;2B&quot;; [.B30]) - 2; 2)); --MID([.B30]; SEARCH(&quot;2B&quot;; [.B3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, BB</text:p>
          </table:table-cell>
          <table:table-cell table:style-name="ce5" table:formula="of:=MID([.B31];3;1)" office:value-type="string" office:string-value="3" calcext:value-type="string">
            <text:p>3</text:p>
          </table:table-cell>
          <table:table-cell table:style-name="ce7" table:formula="of:=[.C31]+[.F31]" office:value-type="float" office:value="4" calcext:value-type="float">
            <text:p>4</text:p>
          </table:table-cell>
          <table:table-cell table:style-name="ce9" table:formula="of:=VALUE(MID([.B31];1;1))" office:value-type="float" office:value="1" calcext:value-type="float">
            <text:p>1</text:p>
          </table:table-cell>
          <table:table-cell table:style-name="ce6" table:formula="of:=IF(ISNUMBER(SEARCH(&quot;BB&quot;; [.B31])); IF(ISNUMBER(--MID([.B31]; SEARCH(&quot;BB&quot;; [.B31]) - 2; 2)); --MID([.B31]; SEARCH(&quot;BB&quot;; [.B31]) - 2; 2); 1); 0)" office:value-type="float" office:value="1" calcext:value-type="float">
            <text:p>1</text:p>
          </table:table-cell>
          <table:table-cell table:style-name="ce10" table:formula="of:=tbc([.B31])" office:value-type="string" office:string-value="" calcext:value-type="error">
            <text:p>#NAME?</text:p>
          </table:table-cell>
          <table:table-cell table:style-name="ce6" table:formula="of:=IF(ISNUMBER(SEARCH(&quot;HR&quot;; [.B31])); IF(ISNUMBER(--MID([.B31]; SEARCH(&quot;HR&quot;; [.B31]) - 2; 2)); --MID([.B31]; SEARCH(&quot;HR&quot;; [.B31]) - 2; 2); 1); 0)" office:value-type="float" office:value="0" calcext:value-type="float">
            <text:p>0</text:p>
          </table:table-cell>
          <table:table-cell table:style-name="ce11" table:formula="of:=rbi_calculator([.B31])" office:value-type="string" office:string-value="" calcext:value-type="error">
            <text:p>#NAME?</text:p>
          </table:table-cell>
          <table:table-cell table:style-name="ce12" table:formula="of:=run_calculator([.B31])" office:value-type="string" office:string-value="" calcext:value-type="error">
            <text:p>#NAME?</text:p>
          </table:table-cell>
          <table:table-cell table:style-name="ce6" table:formula="of:=IF(ISNUMBER(SEARCH(&quot;2B&quot;; [.B31])); IF(ISNUMBER(--MID([.B31]; SEARCH(&quot;2B&quot;; [.B31]) - 2; 2)); --MID([.B31]; SEARCH(&quot;2B&quot;; [.B3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32];3;1)" office:value-type="string" office:string-value="4" calcext:value-type="string">
            <text:p>4</text:p>
          </table:table-cell>
          <table:table-cell table:style-name="ce7" table:formula="of:=[.C32]+[.F32]" office:value-type="float" office:value="4" calcext:value-type="float">
            <text:p>4</text:p>
          </table:table-cell>
          <table:table-cell table:style-name="ce9" table:formula="of:=VALUE(MID([.B32];1;1))" office:value-type="float" office:value="0" calcext:value-type="float">
            <text:p>0</text:p>
          </table:table-cell>
          <table:table-cell table:style-name="ce6" table:formula="of:=IF(ISNUMBER(SEARCH(&quot;BB&quot;; [.B32])); IF(ISNUMBER(--MID([.B32]; SEARCH(&quot;BB&quot;; [.B32]) - 2; 2)); --MID([.B32]; SEARCH(&quot;BB&quot;; [.B32]) - 2; 2); 1); 0)" office:value-type="float" office:value="0" calcext:value-type="float">
            <text:p>0</text:p>
          </table:table-cell>
          <table:table-cell table:style-name="ce10" table:formula="of:=tbc([.B32])" office:value-type="string" office:string-value="" calcext:value-type="error">
            <text:p>#NAME?</text:p>
          </table:table-cell>
          <table:table-cell table:style-name="ce6" table:formula="of:=IF(ISNUMBER(SEARCH(&quot;HR&quot;; [.B32])); IF(ISNUMBER(--MID([.B32]; SEARCH(&quot;HR&quot;; [.B32]) - 2; 2)); --MID([.B32]; SEARCH(&quot;HR&quot;; [.B32]) - 2; 2); 1); 0)" office:value-type="float" office:value="0" calcext:value-type="float">
            <text:p>0</text:p>
          </table:table-cell>
          <table:table-cell table:style-name="ce11" table:formula="of:=rbi_calculator([.B32])" office:value-type="string" office:string-value="" calcext:value-type="error">
            <text:p>#NAME?</text:p>
          </table:table-cell>
          <table:table-cell table:style-name="ce12" table:formula="of:=run_calculator([.B32])" office:value-type="string" office:string-value="" calcext:value-type="error">
            <text:p>#NAME?</text:p>
          </table:table-cell>
          <table:table-cell table:style-name="ce6" table:formula="of:=IF(ISNUMBER(SEARCH(&quot;2B&quot;; [.B32])); IF(ISNUMBER(--MID([.B32]; SEARCH(&quot;2B&quot;; [.B32]) - 2; 2)); --MID([.B32]; SEARCH(&quot;2B&quot;; [.B32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2 2B, 2 R</text:p>
          </table:table-cell>
          <table:table-cell table:style-name="ce5" table:formula="of:=MID([.B33];3;1)" office:value-type="string" office:string-value="5" calcext:value-type="string">
            <text:p>5</text:p>
          </table:table-cell>
          <table:table-cell table:style-name="ce7" table:formula="of:=[.C33]+[.F33]" office:value-type="float" office:value="5" calcext:value-type="float">
            <text:p>5</text:p>
          </table:table-cell>
          <table:table-cell table:style-name="ce9" table:formula="of:=VALUE(MID([.B33];1;1))" office:value-type="float" office:value="2" calcext:value-type="float">
            <text:p>2</text:p>
          </table:table-cell>
          <table:table-cell table:style-name="ce6" table:formula="of:=IF(ISNUMBER(SEARCH(&quot;BB&quot;; [.B33])); IF(ISNUMBER(--MID([.B33]; SEARCH(&quot;BB&quot;; [.B33]) - 2; 2)); --MID([.B33]; SEARCH(&quot;BB&quot;; [.B33]) - 2; 2); 1); 0)" office:value-type="float" office:value="0" calcext:value-type="float">
            <text:p>0</text:p>
          </table:table-cell>
          <table:table-cell table:style-name="ce10" table:formula="of:=tbc([.B33])" office:value-type="string" office:string-value="" calcext:value-type="error">
            <text:p>#NAME?</text:p>
          </table:table-cell>
          <table:table-cell table:style-name="ce6" table:formula="of:=IF(ISNUMBER(SEARCH(&quot;HR&quot;; [.B33])); IF(ISNUMBER(--MID([.B33]; SEARCH(&quot;HR&quot;; [.B33]) - 2; 2)); --MID([.B33]; SEARCH(&quot;HR&quot;; [.B33]) - 2; 2); 1); 0)" office:value-type="float" office:value="0" calcext:value-type="float">
            <text:p>0</text:p>
          </table:table-cell>
          <table:table-cell table:style-name="ce11" table:formula="of:=rbi_calculator([.B33])" office:value-type="string" office:string-value="" calcext:value-type="error">
            <text:p>#NAME?</text:p>
          </table:table-cell>
          <table:table-cell table:style-name="ce12" table:formula="of:=run_calculator([.B33])" office:value-type="string" office:string-value="" calcext:value-type="error">
            <text:p>#NAME?</text:p>
          </table:table-cell>
          <table:table-cell table:style-name="ce6" table:formula="of:=IF(ISNUMBER(SEARCH(&quot;2B&quot;; [.B33])); IF(ISNUMBER(--MID([.B33]; SEARCH(&quot;2B&quot;; [.B33]) - 2; 2)); --MID([.B33]; SEARCH(&quot;2B&quot;; [.B33]) - 2; 2); 1); 0)" office:value-type="float" office:value="2" calcext:value-type="float">
            <text:p>2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HR, BB, 2 RBI, R</text:p>
          </table:table-cell>
          <table:table-cell table:style-name="ce5" table:formula="of:=MID([.B34];3;1)" office:value-type="string" office:string-value="4" calcext:value-type="string">
            <text:p>4</text:p>
          </table:table-cell>
          <table:table-cell table:style-name="ce7" table:formula="of:=[.C34]+[.F34]" office:value-type="float" office:value="5" calcext:value-type="float">
            <text:p>5</text:p>
          </table:table-cell>
          <table:table-cell table:style-name="ce9" table:formula="of:=VALUE(MID([.B34];1;1))" office:value-type="float" office:value="1" calcext:value-type="float">
            <text:p>1</text:p>
          </table:table-cell>
          <table:table-cell table:style-name="ce6" table:formula="of:=IF(ISNUMBER(SEARCH(&quot;BB&quot;; [.B34])); IF(ISNUMBER(--MID([.B34]; SEARCH(&quot;BB&quot;; [.B34]) - 2; 2)); --MID([.B34]; SEARCH(&quot;BB&quot;; [.B34]) - 2; 2); 1); 0)" office:value-type="float" office:value="1" calcext:value-type="float">
            <text:p>1</text:p>
          </table:table-cell>
          <table:table-cell table:style-name="ce10" table:formula="of:=tbc([.B34])" office:value-type="string" office:string-value="" calcext:value-type="error">
            <text:p>#NAME?</text:p>
          </table:table-cell>
          <table:table-cell table:style-name="ce6" table:formula="of:=IF(ISNUMBER(SEARCH(&quot;HR&quot;; [.B34])); IF(ISNUMBER(--MID([.B34]; SEARCH(&quot;HR&quot;; [.B34]) - 2; 2)); --MID([.B34]; SEARCH(&quot;HR&quot;; [.B34]) - 2; 2); 1); 0)" office:value-type="float" office:value="1" calcext:value-type="float">
            <text:p>1</text:p>
          </table:table-cell>
          <table:table-cell table:style-name="ce11" table:formula="of:=rbi_calculator([.B34])" office:value-type="string" office:string-value="" calcext:value-type="error">
            <text:p>#NAME?</text:p>
          </table:table-cell>
          <table:table-cell table:style-name="ce12" table:formula="of:=run_calculator([.B34])" office:value-type="string" office:string-value="" calcext:value-type="error">
            <text:p>#NAME?</text:p>
          </table:table-cell>
          <table:table-cell table:style-name="ce6" table:formula="of:=IF(ISNUMBER(SEARCH(&quot;2B&quot;; [.B34])); IF(ISNUMBER(--MID([.B34]; SEARCH(&quot;2B&quot;; [.B34]) - 2; 2)); --MID([.B34]; SEARCH(&quot;2B&quot;; [.B34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BB, 2 RBI</text:p>
          </table:table-cell>
          <table:table-cell table:style-name="ce5" table:formula="of:=MID([.B35];3;1)" office:value-type="string" office:string-value="4" calcext:value-type="string">
            <text:p>4</text:p>
          </table:table-cell>
          <table:table-cell table:style-name="ce7" table:formula="of:=[.C35]+[.F35]" office:value-type="float" office:value="5" calcext:value-type="float">
            <text:p>5</text:p>
          </table:table-cell>
          <table:table-cell table:style-name="ce9" table:formula="of:=VALUE(MID([.B35];1;1))" office:value-type="float" office:value="2" calcext:value-type="float">
            <text:p>2</text:p>
          </table:table-cell>
          <table:table-cell table:style-name="ce6" table:formula="of:=IF(ISNUMBER(SEARCH(&quot;BB&quot;; [.B35])); IF(ISNUMBER(--MID([.B35]; SEARCH(&quot;BB&quot;; [.B35]) - 2; 2)); --MID([.B35]; SEARCH(&quot;BB&quot;; [.B35]) - 2; 2); 1); 0)" office:value-type="float" office:value="1" calcext:value-type="float">
            <text:p>1</text:p>
          </table:table-cell>
          <table:table-cell table:style-name="ce10" table:formula="of:=tbc([.B35])" office:value-type="string" office:string-value="" calcext:value-type="error">
            <text:p>#NAME?</text:p>
          </table:table-cell>
          <table:table-cell table:style-name="ce6" table:formula="of:=IF(ISNUMBER(SEARCH(&quot;HR&quot;; [.B35])); IF(ISNUMBER(--MID([.B35]; SEARCH(&quot;HR&quot;; [.B35]) - 2; 2)); --MID([.B35]; SEARCH(&quot;HR&quot;; [.B35]) - 2; 2); 1); 0)" office:value-type="float" office:value="0" calcext:value-type="float">
            <text:p>0</text:p>
          </table:table-cell>
          <table:table-cell table:style-name="ce11" table:formula="of:=rbi_calculator([.B35])" office:value-type="string" office:string-value="" calcext:value-type="error">
            <text:p>#NAME?</text:p>
          </table:table-cell>
          <table:table-cell table:style-name="ce12" table:formula="of:=run_calculator([.B35])" office:value-type="string" office:string-value="" calcext:value-type="error">
            <text:p>#NAME?</text:p>
          </table:table-cell>
          <table:table-cell table:style-name="ce6" table:formula="of:=IF(ISNUMBER(SEARCH(&quot;2B&quot;; [.B35])); IF(ISNUMBER(--MID([.B35]; SEARCH(&quot;2B&quot;; [.B35]) - 2; 2)); --MID([.B35]; SEARCH(&quot;2B&quot;; [.B3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2-5, HR, RBI, R</text:p>
          </table:table-cell>
          <table:table-cell table:style-name="ce5" table:formula="of:=MID([.B36];3;1)" office:value-type="string" office:string-value="5" calcext:value-type="string">
            <text:p>5</text:p>
          </table:table-cell>
          <table:table-cell table:style-name="ce7" table:formula="of:=[.C36]+[.F36]" office:value-type="float" office:value="5" calcext:value-type="float">
            <text:p>5</text:p>
          </table:table-cell>
          <table:table-cell table:style-name="ce9" table:formula="of:=VALUE(MID([.B36];1;1))" office:value-type="float" office:value="2" calcext:value-type="float">
            <text:p>2</text:p>
          </table:table-cell>
          <table:table-cell table:style-name="ce6" table:formula="of:=IF(ISNUMBER(SEARCH(&quot;BB&quot;; [.B36])); IF(ISNUMBER(--MID([.B36]; SEARCH(&quot;BB&quot;; [.B36]) - 2; 2)); --MID([.B36]; SEARCH(&quot;BB&quot;; [.B36]) - 2; 2); 1); 0)" office:value-type="float" office:value="0" calcext:value-type="float">
            <text:p>0</text:p>
          </table:table-cell>
          <table:table-cell table:style-name="ce10" table:formula="of:=tbc([.B36])" office:value-type="string" office:string-value="" calcext:value-type="error">
            <text:p>#NAME?</text:p>
          </table:table-cell>
          <table:table-cell table:style-name="ce6" table:formula="of:=IF(ISNUMBER(SEARCH(&quot;HR&quot;; [.B36])); IF(ISNUMBER(--MID([.B36]; SEARCH(&quot;HR&quot;; [.B36]) - 2; 2)); --MID([.B36]; SEARCH(&quot;HR&quot;; [.B36]) - 2; 2); 1); 0)" office:value-type="float" office:value="1" calcext:value-type="float">
            <text:p>1</text:p>
          </table:table-cell>
          <table:table-cell table:style-name="ce11" table:formula="of:=rbi_calculator([.B36])" office:value-type="string" office:string-value="" calcext:value-type="error">
            <text:p>#NAME?</text:p>
          </table:table-cell>
          <table:table-cell table:style-name="ce12" table:formula="of:=run_calculator([.B36])" office:value-type="string" office:string-value="" calcext:value-type="error">
            <text:p>#NAME?</text:p>
          </table:table-cell>
          <table:table-cell table:style-name="ce6" table:formula="of:=IF(ISNUMBER(SEARCH(&quot;2B&quot;; [.B36])); IF(ISNUMBER(--MID([.B36]; SEARCH(&quot;2B&quot;; [.B36]) - 2; 2)); --MID([.B36]; SEARCH(&quot;2B&quot;; [.B36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, BB, R</text:p>
          </table:table-cell>
          <table:table-cell table:style-name="ce5" table:formula="of:=MID([.B37];3;1)" office:value-type="string" office:string-value="3" calcext:value-type="string">
            <text:p>3</text:p>
          </table:table-cell>
          <table:table-cell table:style-name="ce7" table:formula="of:=[.C37]+[.F37]" office:value-type="float" office:value="4" calcext:value-type="float">
            <text:p>4</text:p>
          </table:table-cell>
          <table:table-cell table:style-name="ce9" table:formula="of:=VALUE(MID([.B37];1;1))" office:value-type="float" office:value="1" calcext:value-type="float">
            <text:p>1</text:p>
          </table:table-cell>
          <table:table-cell table:style-name="ce6" table:formula="of:=IF(ISNUMBER(SEARCH(&quot;BB&quot;; [.B37])); IF(ISNUMBER(--MID([.B37]; SEARCH(&quot;BB&quot;; [.B37]) - 2; 2)); --MID([.B37]; SEARCH(&quot;BB&quot;; [.B37]) - 2; 2); 1); 0)" office:value-type="float" office:value="1" calcext:value-type="float">
            <text:p>1</text:p>
          </table:table-cell>
          <table:table-cell table:style-name="ce10" table:formula="of:=tbc([.B37])" office:value-type="string" office:string-value="" calcext:value-type="error">
            <text:p>#NAME?</text:p>
          </table:table-cell>
          <table:table-cell table:style-name="ce6" table:formula="of:=IF(ISNUMBER(SEARCH(&quot;HR&quot;; [.B37])); IF(ISNUMBER(--MID([.B37]; SEARCH(&quot;HR&quot;; [.B37]) - 2; 2)); --MID([.B37]; SEARCH(&quot;HR&quot;; [.B37]) - 2; 2); 1); 0)" office:value-type="float" office:value="0" calcext:value-type="float">
            <text:p>0</text:p>
          </table:table-cell>
          <table:table-cell table:style-name="ce11" table:formula="of:=rbi_calculator([.B37])" office:value-type="string" office:string-value="" calcext:value-type="error">
            <text:p>#NAME?</text:p>
          </table:table-cell>
          <table:table-cell table:style-name="ce12" table:formula="of:=run_calculator([.B37])" office:value-type="string" office:string-value="" calcext:value-type="error">
            <text:p>#NAME?</text:p>
          </table:table-cell>
          <table:table-cell table:style-name="ce6" table:formula="of:=IF(ISNUMBER(SEARCH(&quot;2B&quot;; [.B37])); IF(ISNUMBER(--MID([.B37]; SEARCH(&quot;2B&quot;; [.B37]) - 2; 2)); --MID([.B37]; SEARCH(&quot;2B&quot;; [.B3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, BB</text:p>
          </table:table-cell>
          <table:table-cell table:style-name="ce5" table:formula="of:=MID([.B38];3;1)" office:value-type="string" office:string-value="4" calcext:value-type="string">
            <text:p>4</text:p>
          </table:table-cell>
          <table:table-cell table:style-name="ce7" table:formula="of:=[.C38]+[.F38]" office:value-type="float" office:value="5" calcext:value-type="float">
            <text:p>5</text:p>
          </table:table-cell>
          <table:table-cell table:style-name="ce9" table:formula="of:=VALUE(MID([.B38];1;1))" office:value-type="float" office:value="0" calcext:value-type="float">
            <text:p>0</text:p>
          </table:table-cell>
          <table:table-cell table:style-name="ce6" table:formula="of:=IF(ISNUMBER(SEARCH(&quot;BB&quot;; [.B38])); IF(ISNUMBER(--MID([.B38]; SEARCH(&quot;BB&quot;; [.B38]) - 2; 2)); --MID([.B38]; SEARCH(&quot;BB&quot;; [.B38]) - 2; 2); 1); 0)" office:value-type="float" office:value="1" calcext:value-type="float">
            <text:p>1</text:p>
          </table:table-cell>
          <table:table-cell table:style-name="ce10" table:formula="of:=tbc([.B38])" office:value-type="string" office:string-value="" calcext:value-type="error">
            <text:p>#NAME?</text:p>
          </table:table-cell>
          <table:table-cell table:style-name="ce6" table:formula="of:=IF(ISNUMBER(SEARCH(&quot;HR&quot;; [.B38])); IF(ISNUMBER(--MID([.B38]; SEARCH(&quot;HR&quot;; [.B38]) - 2; 2)); --MID([.B38]; SEARCH(&quot;HR&quot;; [.B38]) - 2; 2); 1); 0)" office:value-type="float" office:value="0" calcext:value-type="float">
            <text:p>0</text:p>
          </table:table-cell>
          <table:table-cell table:style-name="ce11" table:formula="of:=rbi_calculator([.B38])" office:value-type="string" office:string-value="" calcext:value-type="error">
            <text:p>#NAME?</text:p>
          </table:table-cell>
          <table:table-cell table:style-name="ce12" table:formula="of:=run_calculator([.B38])" office:value-type="string" office:string-value="" calcext:value-type="error">
            <text:p>#NAME?</text:p>
          </table:table-cell>
          <table:table-cell table:style-name="ce6" table:formula="of:=IF(ISNUMBER(SEARCH(&quot;2B&quot;; [.B38])); IF(ISNUMBER(--MID([.B38]; SEARCH(&quot;2B&quot;; [.B38]) - 2; 2)); --MID([.B38]; SEARCH(&quot;2B&quot;; [.B3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4-5, 2B, HR, 3 RBI, 2 R</text:p>
          </table:table-cell>
          <table:table-cell table:style-name="ce5" table:formula="of:=MID([.B39];3;1)" office:value-type="string" office:string-value="5" calcext:value-type="string">
            <text:p>5</text:p>
          </table:table-cell>
          <table:table-cell table:style-name="ce7" table:formula="of:=[.C39]+[.F39]" office:value-type="float" office:value="5" calcext:value-type="float">
            <text:p>5</text:p>
          </table:table-cell>
          <table:table-cell table:style-name="ce9" table:formula="of:=VALUE(MID([.B39];1;1))" office:value-type="float" office:value="4" calcext:value-type="float">
            <text:p>4</text:p>
          </table:table-cell>
          <table:table-cell table:style-name="ce6" table:formula="of:=IF(ISNUMBER(SEARCH(&quot;BB&quot;; [.B39])); IF(ISNUMBER(--MID([.B39]; SEARCH(&quot;BB&quot;; [.B39]) - 2; 2)); --MID([.B39]; SEARCH(&quot;BB&quot;; [.B39]) - 2; 2); 1); 0)" office:value-type="float" office:value="0" calcext:value-type="float">
            <text:p>0</text:p>
          </table:table-cell>
          <table:table-cell table:style-name="ce10" table:formula="of:=tbc([.B39])" office:value-type="string" office:string-value="" calcext:value-type="error">
            <text:p>#NAME?</text:p>
          </table:table-cell>
          <table:table-cell table:style-name="ce6" table:formula="of:=IF(ISNUMBER(SEARCH(&quot;HR&quot;; [.B39])); IF(ISNUMBER(--MID([.B39]; SEARCH(&quot;HR&quot;; [.B39]) - 2; 2)); --MID([.B39]; SEARCH(&quot;HR&quot;; [.B39]) - 2; 2); 1); 0)" office:value-type="float" office:value="1" calcext:value-type="float">
            <text:p>1</text:p>
          </table:table-cell>
          <table:table-cell table:style-name="ce11" table:formula="of:=rbi_calculator([.B39])" office:value-type="string" office:string-value="" calcext:value-type="error">
            <text:p>#NAME?</text:p>
          </table:table-cell>
          <table:table-cell table:style-name="ce12" table:formula="of:=run_calculator([.B39])" office:value-type="string" office:string-value="" calcext:value-type="error">
            <text:p>#NAME?</text:p>
          </table:table-cell>
          <table:table-cell table:style-name="ce6" table:formula="of:=IF(ISNUMBER(SEARCH(&quot;2B&quot;; [.B39])); IF(ISNUMBER(--MID([.B39]; SEARCH(&quot;2B&quot;; [.B39]) - 2; 2)); --MID([.B39]; SEARCH(&quot;2B&quot;; [.B39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RBI</text:p>
          </table:table-cell>
          <table:table-cell table:style-name="ce5" table:formula="of:=MID([.B40];3;1)" office:value-type="string" office:string-value="4" calcext:value-type="string">
            <text:p>4</text:p>
          </table:table-cell>
          <table:table-cell table:style-name="ce7" table:formula="of:=[.C40]+[.F40]" office:value-type="float" office:value="4" calcext:value-type="float">
            <text:p>4</text:p>
          </table:table-cell>
          <table:table-cell table:style-name="ce9" table:formula="of:=VALUE(MID([.B40];1;1))" office:value-type="float" office:value="1" calcext:value-type="float">
            <text:p>1</text:p>
          </table:table-cell>
          <table:table-cell table:style-name="ce6" table:formula="of:=IF(ISNUMBER(SEARCH(&quot;BB&quot;; [.B40])); IF(ISNUMBER(--MID([.B40]; SEARCH(&quot;BB&quot;; [.B40]) - 2; 2)); --MID([.B40]; SEARCH(&quot;BB&quot;; [.B40]) - 2; 2); 1); 0)" office:value-type="float" office:value="0" calcext:value-type="float">
            <text:p>0</text:p>
          </table:table-cell>
          <table:table-cell table:style-name="ce10" table:formula="of:=tbc([.B40])" office:value-type="string" office:string-value="" calcext:value-type="error">
            <text:p>#NAME?</text:p>
          </table:table-cell>
          <table:table-cell table:style-name="ce6" table:formula="of:=IF(ISNUMBER(SEARCH(&quot;HR&quot;; [.B40])); IF(ISNUMBER(--MID([.B40]; SEARCH(&quot;HR&quot;; [.B40]) - 2; 2)); --MID([.B40]; SEARCH(&quot;HR&quot;; [.B40]) - 2; 2); 1); 0)" office:value-type="float" office:value="0" calcext:value-type="float">
            <text:p>0</text:p>
          </table:table-cell>
          <table:table-cell table:style-name="ce11" table:formula="of:=rbi_calculator([.B40])" office:value-type="string" office:string-value="" calcext:value-type="error">
            <text:p>#NAME?</text:p>
          </table:table-cell>
          <table:table-cell table:style-name="ce12" table:formula="of:=run_calculator([.B40])" office:value-type="string" office:string-value="" calcext:value-type="error">
            <text:p>#NAME?</text:p>
          </table:table-cell>
          <table:table-cell table:style-name="ce6" table:formula="of:=IF(ISNUMBER(SEARCH(&quot;2B&quot;; [.B40])); IF(ISNUMBER(--MID([.B40]; SEARCH(&quot;2B&quot;; [.B40]) - 2; 2)); --MID([.B40]; SEARCH(&quot;2B&quot;; [.B4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41];3;1)" office:value-type="string" office:string-value="4" calcext:value-type="string">
            <text:p>4</text:p>
          </table:table-cell>
          <table:table-cell table:style-name="ce7" table:formula="of:=[.C41]+[.F41]" office:value-type="float" office:value="4" calcext:value-type="float">
            <text:p>4</text:p>
          </table:table-cell>
          <table:table-cell table:style-name="ce9" table:formula="of:=VALUE(MID([.B41];1;1))" office:value-type="float" office:value="0" calcext:value-type="float">
            <text:p>0</text:p>
          </table:table-cell>
          <table:table-cell table:style-name="ce6" table:formula="of:=IF(ISNUMBER(SEARCH(&quot;BB&quot;; [.B41])); IF(ISNUMBER(--MID([.B41]; SEARCH(&quot;BB&quot;; [.B41]) - 2; 2)); --MID([.B41]; SEARCH(&quot;BB&quot;; [.B41]) - 2; 2); 1); 0)" office:value-type="float" office:value="0" calcext:value-type="float">
            <text:p>0</text:p>
          </table:table-cell>
          <table:table-cell table:style-name="ce10" table:formula="of:=tbc([.B41])" office:value-type="string" office:string-value="" calcext:value-type="error">
            <text:p>#NAME?</text:p>
          </table:table-cell>
          <table:table-cell table:style-name="ce6" table:formula="of:=IF(ISNUMBER(SEARCH(&quot;HR&quot;; [.B41])); IF(ISNUMBER(--MID([.B41]; SEARCH(&quot;HR&quot;; [.B41]) - 2; 2)); --MID([.B41]; SEARCH(&quot;HR&quot;; [.B41]) - 2; 2); 1); 0)" office:value-type="float" office:value="0" calcext:value-type="float">
            <text:p>0</text:p>
          </table:table-cell>
          <table:table-cell table:style-name="ce11" table:formula="of:=rbi_calculator([.B41])" office:value-type="string" office:string-value="" calcext:value-type="error">
            <text:p>#NAME?</text:p>
          </table:table-cell>
          <table:table-cell table:style-name="ce12" table:formula="of:=run_calculator([.B41])" office:value-type="string" office:string-value="" calcext:value-type="error">
            <text:p>#NAME?</text:p>
          </table:table-cell>
          <table:table-cell table:style-name="ce6" table:formula="of:=IF(ISNUMBER(SEARCH(&quot;2B&quot;; [.B41])); IF(ISNUMBER(--MID([.B41]; SEARCH(&quot;2B&quot;; [.B41]) - 2; 2)); --MID([.B41]; SEARCH(&quot;2B&quot;; [.B4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42];3;1)" office:value-type="string" office:string-value="4" calcext:value-type="string">
            <text:p>4</text:p>
          </table:table-cell>
          <table:table-cell table:style-name="ce7" table:formula="of:=[.C42]+[.F42]" office:value-type="float" office:value="4" calcext:value-type="float">
            <text:p>4</text:p>
          </table:table-cell>
          <table:table-cell table:style-name="ce9" table:formula="of:=VALUE(MID([.B42];1;1))" office:value-type="float" office:value="0" calcext:value-type="float">
            <text:p>0</text:p>
          </table:table-cell>
          <table:table-cell table:style-name="ce6" table:formula="of:=IF(ISNUMBER(SEARCH(&quot;BB&quot;; [.B42])); IF(ISNUMBER(--MID([.B42]; SEARCH(&quot;BB&quot;; [.B42]) - 2; 2)); --MID([.B42]; SEARCH(&quot;BB&quot;; [.B42]) - 2; 2); 1); 0)" office:value-type="float" office:value="0" calcext:value-type="float">
            <text:p>0</text:p>
          </table:table-cell>
          <table:table-cell table:style-name="ce10" table:formula="of:=tbc([.B42])" office:value-type="string" office:string-value="" calcext:value-type="error">
            <text:p>#NAME?</text:p>
          </table:table-cell>
          <table:table-cell table:style-name="ce6" table:formula="of:=IF(ISNUMBER(SEARCH(&quot;HR&quot;; [.B42])); IF(ISNUMBER(--MID([.B42]; SEARCH(&quot;HR&quot;; [.B42]) - 2; 2)); --MID([.B42]; SEARCH(&quot;HR&quot;; [.B42]) - 2; 2); 1); 0)" office:value-type="float" office:value="0" calcext:value-type="float">
            <text:p>0</text:p>
          </table:table-cell>
          <table:table-cell table:style-name="ce11" table:formula="of:=rbi_calculator([.B42])" office:value-type="string" office:string-value="" calcext:value-type="error">
            <text:p>#NAME?</text:p>
          </table:table-cell>
          <table:table-cell table:style-name="ce12" table:formula="of:=run_calculator([.B42])" office:value-type="string" office:string-value="" calcext:value-type="error">
            <text:p>#NAME?</text:p>
          </table:table-cell>
          <table:table-cell table:style-name="ce6" table:formula="of:=IF(ISNUMBER(SEARCH(&quot;2B&quot;; [.B42])); IF(ISNUMBER(--MID([.B42]; SEARCH(&quot;2B&quot;; [.B42]) - 2; 2)); --MID([.B42]; SEARCH(&quot;2B&quot;; [.B42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, BB</text:p>
          </table:table-cell>
          <table:table-cell table:style-name="ce5" table:formula="of:=MID([.B43];3;1)" office:value-type="string" office:string-value="3" calcext:value-type="string">
            <text:p>3</text:p>
          </table:table-cell>
          <table:table-cell table:style-name="ce7" table:formula="of:=[.C43]+[.F43]" office:value-type="float" office:value="4" calcext:value-type="float">
            <text:p>4</text:p>
          </table:table-cell>
          <table:table-cell table:style-name="ce9" table:formula="of:=VALUE(MID([.B43];1;1))" office:value-type="float" office:value="1" calcext:value-type="float">
            <text:p>1</text:p>
          </table:table-cell>
          <table:table-cell table:style-name="ce6" table:formula="of:=IF(ISNUMBER(SEARCH(&quot;BB&quot;; [.B43])); IF(ISNUMBER(--MID([.B43]; SEARCH(&quot;BB&quot;; [.B43]) - 2; 2)); --MID([.B43]; SEARCH(&quot;BB&quot;; [.B43]) - 2; 2); 1); 0)" office:value-type="float" office:value="1" calcext:value-type="float">
            <text:p>1</text:p>
          </table:table-cell>
          <table:table-cell table:style-name="ce10" table:formula="of:=tbc([.B43])" office:value-type="string" office:string-value="" calcext:value-type="error">
            <text:p>#NAME?</text:p>
          </table:table-cell>
          <table:table-cell table:style-name="ce6" table:formula="of:=IF(ISNUMBER(SEARCH(&quot;HR&quot;; [.B43])); IF(ISNUMBER(--MID([.B43]; SEARCH(&quot;HR&quot;; [.B43]) - 2; 2)); --MID([.B43]; SEARCH(&quot;HR&quot;; [.B43]) - 2; 2); 1); 0)" office:value-type="float" office:value="0" calcext:value-type="float">
            <text:p>0</text:p>
          </table:table-cell>
          <table:table-cell table:style-name="ce11" table:formula="of:=rbi_calculator([.B43])" office:value-type="string" office:string-value="" calcext:value-type="error">
            <text:p>#NAME?</text:p>
          </table:table-cell>
          <table:table-cell table:style-name="ce12" table:formula="of:=run_calculator([.B43])" office:value-type="string" office:string-value="" calcext:value-type="error">
            <text:p>#NAME?</text:p>
          </table:table-cell>
          <table:table-cell table:style-name="ce6" table:formula="of:=IF(ISNUMBER(SEARCH(&quot;2B&quot;; [.B43])); IF(ISNUMBER(--MID([.B43]; SEARCH(&quot;2B&quot;; [.B43]) - 2; 2)); --MID([.B43]; SEARCH(&quot;2B&quot;; [.B43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3B, RBI</text:p>
          </table:table-cell>
          <table:table-cell table:style-name="ce5" table:formula="of:=MID([.B44];3;1)" office:value-type="string" office:string-value="5" calcext:value-type="string">
            <text:p>5</text:p>
          </table:table-cell>
          <table:table-cell table:style-name="ce7" table:formula="of:=[.C44]+[.F44]" office:value-type="float" office:value="5" calcext:value-type="float">
            <text:p>5</text:p>
          </table:table-cell>
          <table:table-cell table:style-name="ce9" table:formula="of:=VALUE(MID([.B44];1;1))" office:value-type="float" office:value="2" calcext:value-type="float">
            <text:p>2</text:p>
          </table:table-cell>
          <table:table-cell table:style-name="ce6" table:formula="of:=IF(ISNUMBER(SEARCH(&quot;BB&quot;; [.B44])); IF(ISNUMBER(--MID([.B44]; SEARCH(&quot;BB&quot;; [.B44]) - 2; 2)); --MID([.B44]; SEARCH(&quot;BB&quot;; [.B44]) - 2; 2); 1); 0)" office:value-type="float" office:value="0" calcext:value-type="float">
            <text:p>0</text:p>
          </table:table-cell>
          <table:table-cell table:style-name="ce10" table:formula="of:=tbc([.B44])" office:value-type="string" office:string-value="" calcext:value-type="error">
            <text:p>#NAME?</text:p>
          </table:table-cell>
          <table:table-cell table:style-name="ce6" table:formula="of:=IF(ISNUMBER(SEARCH(&quot;HR&quot;; [.B44])); IF(ISNUMBER(--MID([.B44]; SEARCH(&quot;HR&quot;; [.B44]) - 2; 2)); --MID([.B44]; SEARCH(&quot;HR&quot;; [.B44]) - 2; 2); 1); 0)" office:value-type="float" office:value="0" calcext:value-type="float">
            <text:p>0</text:p>
          </table:table-cell>
          <table:table-cell table:style-name="ce11" table:formula="of:=rbi_calculator([.B44])" office:value-type="string" office:string-value="" calcext:value-type="error">
            <text:p>#NAME?</text:p>
          </table:table-cell>
          <table:table-cell table:style-name="ce12" table:formula="of:=run_calculator([.B44])" office:value-type="string" office:string-value="" calcext:value-type="error">
            <text:p>#NAME?</text:p>
          </table:table-cell>
          <table:table-cell table:style-name="ce6" table:formula="of:=IF(ISNUMBER(SEARCH(&quot;2B&quot;; [.B44])); IF(ISNUMBER(--MID([.B44]; SEARCH(&quot;2B&quot;; [.B44]) - 2; 2)); --MID([.B44]; SEARCH(&quot;2B&quot;; [.B44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3, BB</text:p>
          </table:table-cell>
          <table:table-cell table:style-name="ce5" table:formula="of:=MID([.B45];3;1)" office:value-type="string" office:string-value="3" calcext:value-type="string">
            <text:p>3</text:p>
          </table:table-cell>
          <table:table-cell table:style-name="ce7" table:formula="of:=[.C45]+[.F45]" office:value-type="float" office:value="4" calcext:value-type="float">
            <text:p>4</text:p>
          </table:table-cell>
          <table:table-cell table:style-name="ce9" table:formula="of:=VALUE(MID([.B45];1;1))" office:value-type="float" office:value="2" calcext:value-type="float">
            <text:p>2</text:p>
          </table:table-cell>
          <table:table-cell table:style-name="ce6" table:formula="of:=IF(ISNUMBER(SEARCH(&quot;BB&quot;; [.B45])); IF(ISNUMBER(--MID([.B45]; SEARCH(&quot;BB&quot;; [.B45]) - 2; 2)); --MID([.B45]; SEARCH(&quot;BB&quot;; [.B45]) - 2; 2); 1); 0)" office:value-type="float" office:value="1" calcext:value-type="float">
            <text:p>1</text:p>
          </table:table-cell>
          <table:table-cell table:style-name="ce10" table:formula="of:=tbc([.B45])" office:value-type="string" office:string-value="" calcext:value-type="error">
            <text:p>#NAME?</text:p>
          </table:table-cell>
          <table:table-cell table:style-name="ce6" table:formula="of:=IF(ISNUMBER(SEARCH(&quot;HR&quot;; [.B45])); IF(ISNUMBER(--MID([.B45]; SEARCH(&quot;HR&quot;; [.B45]) - 2; 2)); --MID([.B45]; SEARCH(&quot;HR&quot;; [.B45]) - 2; 2); 1); 0)" office:value-type="float" office:value="0" calcext:value-type="float">
            <text:p>0</text:p>
          </table:table-cell>
          <table:table-cell table:style-name="ce11" table:formula="of:=rbi_calculator([.B45])" office:value-type="string" office:string-value="" calcext:value-type="error">
            <text:p>#NAME?</text:p>
          </table:table-cell>
          <table:table-cell table:style-name="ce12" table:formula="of:=run_calculator([.B45])" office:value-type="string" office:string-value="" calcext:value-type="error">
            <text:p>#NAME?</text:p>
          </table:table-cell>
          <table:table-cell table:style-name="ce6" table:formula="of:=IF(ISNUMBER(SEARCH(&quot;2B&quot;; [.B45])); IF(ISNUMBER(--MID([.B45]; SEARCH(&quot;2B&quot;; [.B45]) - 2; 2)); --MID([.B45]; SEARCH(&quot;2B&quot;; [.B4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5, 2B</text:p>
          </table:table-cell>
          <table:table-cell table:style-name="ce5" table:formula="of:=MID([.B46];3;1)" office:value-type="string" office:string-value="5" calcext:value-type="string">
            <text:p>5</text:p>
          </table:table-cell>
          <table:table-cell table:style-name="ce7" table:formula="of:=[.C46]+[.F46]" office:value-type="float" office:value="5" calcext:value-type="float">
            <text:p>5</text:p>
          </table:table-cell>
          <table:table-cell table:style-name="ce9" table:formula="of:=VALUE(MID([.B46];1;1))" office:value-type="float" office:value="3" calcext:value-type="float">
            <text:p>3</text:p>
          </table:table-cell>
          <table:table-cell table:style-name="ce6" table:formula="of:=IF(ISNUMBER(SEARCH(&quot;BB&quot;; [.B46])); IF(ISNUMBER(--MID([.B46]; SEARCH(&quot;BB&quot;; [.B46]) - 2; 2)); --MID([.B46]; SEARCH(&quot;BB&quot;; [.B46]) - 2; 2); 1); 0)" office:value-type="float" office:value="0" calcext:value-type="float">
            <text:p>0</text:p>
          </table:table-cell>
          <table:table-cell table:style-name="ce10" table:formula="of:=tbc([.B46])" office:value-type="string" office:string-value="" calcext:value-type="error">
            <text:p>#NAME?</text:p>
          </table:table-cell>
          <table:table-cell table:style-name="ce6" table:formula="of:=IF(ISNUMBER(SEARCH(&quot;HR&quot;; [.B46])); IF(ISNUMBER(--MID([.B46]; SEARCH(&quot;HR&quot;; [.B46]) - 2; 2)); --MID([.B46]; SEARCH(&quot;HR&quot;; [.B46]) - 2; 2); 1); 0)" office:value-type="float" office:value="0" calcext:value-type="float">
            <text:p>0</text:p>
          </table:table-cell>
          <table:table-cell table:style-name="ce11" table:formula="of:=rbi_calculator([.B46])" office:value-type="string" office:string-value="" calcext:value-type="error">
            <text:p>#NAME?</text:p>
          </table:table-cell>
          <table:table-cell table:style-name="ce12" table:formula="of:=run_calculator([.B46])" office:value-type="string" office:string-value="" calcext:value-type="error">
            <text:p>#NAME?</text:p>
          </table:table-cell>
          <table:table-cell table:style-name="ce6" table:formula="of:=IF(ISNUMBER(SEARCH(&quot;2B&quot;; [.B46])); IF(ISNUMBER(--MID([.B46]; SEARCH(&quot;2B&quot;; [.B46]) - 2; 2)); --MID([.B46]; SEARCH(&quot;2B&quot;; [.B46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table:style-name="ce5" table:formula="of:=MID([.B47];3;1)" office:value-type="string" office:string-value="4" calcext:value-type="string">
            <text:p>4</text:p>
          </table:table-cell>
          <table:table-cell table:style-name="ce7" table:formula="of:=[.C47]+[.F47]" office:value-type="float" office:value="4" calcext:value-type="float">
            <text:p>4</text:p>
          </table:table-cell>
          <table:table-cell table:style-name="ce9" table:formula="of:=VALUE(MID([.B47];1;1))" office:value-type="float" office:value="1" calcext:value-type="float">
            <text:p>1</text:p>
          </table:table-cell>
          <table:table-cell table:style-name="ce6" table:formula="of:=IF(ISNUMBER(SEARCH(&quot;BB&quot;; [.B47])); IF(ISNUMBER(--MID([.B47]; SEARCH(&quot;BB&quot;; [.B47]) - 2; 2)); --MID([.B47]; SEARCH(&quot;BB&quot;; [.B47]) - 2; 2); 1); 0)" office:value-type="float" office:value="0" calcext:value-type="float">
            <text:p>0</text:p>
          </table:table-cell>
          <table:table-cell table:style-name="ce10" table:formula="of:=tbc([.B47])" office:value-type="string" office:string-value="" calcext:value-type="error">
            <text:p>#NAME?</text:p>
          </table:table-cell>
          <table:table-cell table:style-name="ce6" table:formula="of:=IF(ISNUMBER(SEARCH(&quot;HR&quot;; [.B47])); IF(ISNUMBER(--MID([.B47]; SEARCH(&quot;HR&quot;; [.B47]) - 2; 2)); --MID([.B47]; SEARCH(&quot;HR&quot;; [.B47]) - 2; 2); 1); 0)" office:value-type="float" office:value="0" calcext:value-type="float">
            <text:p>0</text:p>
          </table:table-cell>
          <table:table-cell table:style-name="ce11" table:formula="of:=rbi_calculator([.B47])" office:value-type="string" office:string-value="" calcext:value-type="error">
            <text:p>#NAME?</text:p>
          </table:table-cell>
          <table:table-cell table:style-name="ce12" table:formula="of:=run_calculator([.B47])" office:value-type="string" office:string-value="" calcext:value-type="error">
            <text:p>#NAME?</text:p>
          </table:table-cell>
          <table:table-cell table:style-name="ce6" table:formula="of:=IF(ISNUMBER(SEARCH(&quot;2B&quot;; [.B47])); IF(ISNUMBER(--MID([.B47]; SEARCH(&quot;2B&quot;; [.B47]) - 2; 2)); --MID([.B47]; SEARCH(&quot;2B&quot;; [.B4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2</text:p>
          </table:table-cell>
          <table:table-cell table:style-name="ce5" table:formula="of:=MID([.B48];3;1)" office:value-type="string" office:string-value="2" calcext:value-type="string">
            <text:p>2</text:p>
          </table:table-cell>
          <table:table-cell table:style-name="ce7" table:formula="of:=[.C48]+[.F48]" office:value-type="float" office:value="2" calcext:value-type="float">
            <text:p>2</text:p>
          </table:table-cell>
          <table:table-cell table:style-name="ce9" table:formula="of:=VALUE(MID([.B48];1;1))" office:value-type="float" office:value="1" calcext:value-type="float">
            <text:p>1</text:p>
          </table:table-cell>
          <table:table-cell table:style-name="ce6" table:formula="of:=IF(ISNUMBER(SEARCH(&quot;BB&quot;; [.B48])); IF(ISNUMBER(--MID([.B48]; SEARCH(&quot;BB&quot;; [.B48]) - 2; 2)); --MID([.B48]; SEARCH(&quot;BB&quot;; [.B48]) - 2; 2); 1); 0)" office:value-type="float" office:value="0" calcext:value-type="float">
            <text:p>0</text:p>
          </table:table-cell>
          <table:table-cell table:style-name="ce10" table:formula="of:=tbc([.B48])" office:value-type="string" office:string-value="" calcext:value-type="error">
            <text:p>#NAME?</text:p>
          </table:table-cell>
          <table:table-cell table:style-name="ce6" table:formula="of:=IF(ISNUMBER(SEARCH(&quot;HR&quot;; [.B48])); IF(ISNUMBER(--MID([.B48]; SEARCH(&quot;HR&quot;; [.B48]) - 2; 2)); --MID([.B48]; SEARCH(&quot;HR&quot;; [.B48]) - 2; 2); 1); 0)" office:value-type="float" office:value="0" calcext:value-type="float">
            <text:p>0</text:p>
          </table:table-cell>
          <table:table-cell table:style-name="ce11" table:formula="of:=rbi_calculator([.B48])" office:value-type="string" office:string-value="" calcext:value-type="error">
            <text:p>#NAME?</text:p>
          </table:table-cell>
          <table:table-cell table:style-name="ce12" table:formula="of:=run_calculator([.B48])" office:value-type="string" office:string-value="" calcext:value-type="error">
            <text:p>#NAME?</text:p>
          </table:table-cell>
          <table:table-cell table:style-name="ce6" table:formula="of:=IF(ISNUMBER(SEARCH(&quot;2B&quot;; [.B48])); IF(ISNUMBER(--MID([.B48]; SEARCH(&quot;2B&quot;; [.B48]) - 2; 2)); --MID([.B48]; SEARCH(&quot;2B&quot;; [.B4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HR, BB, 3 RBI, 2 R</text:p>
          </table:table-cell>
          <table:table-cell table:style-name="ce5" table:formula="of:=MID([.B49];3;1)" office:value-type="string" office:string-value="4" calcext:value-type="string">
            <text:p>4</text:p>
          </table:table-cell>
          <table:table-cell table:style-name="ce7" table:formula="of:=[.C49]+[.F49]" office:value-type="float" office:value="5" calcext:value-type="float">
            <text:p>5</text:p>
          </table:table-cell>
          <table:table-cell table:style-name="ce9" table:formula="of:=VALUE(MID([.B49];1;1))" office:value-type="float" office:value="1" calcext:value-type="float">
            <text:p>1</text:p>
          </table:table-cell>
          <table:table-cell table:style-name="ce6" table:formula="of:=IF(ISNUMBER(SEARCH(&quot;BB&quot;; [.B49])); IF(ISNUMBER(--MID([.B49]; SEARCH(&quot;BB&quot;; [.B49]) - 2; 2)); --MID([.B49]; SEARCH(&quot;BB&quot;; [.B49]) - 2; 2); 1); 0)" office:value-type="float" office:value="1" calcext:value-type="float">
            <text:p>1</text:p>
          </table:table-cell>
          <table:table-cell table:style-name="ce10" table:formula="of:=tbc([.B49])" office:value-type="string" office:string-value="" calcext:value-type="error">
            <text:p>#NAME?</text:p>
          </table:table-cell>
          <table:table-cell table:style-name="ce6" table:formula="of:=IF(ISNUMBER(SEARCH(&quot;HR&quot;; [.B49])); IF(ISNUMBER(--MID([.B49]; SEARCH(&quot;HR&quot;; [.B49]) - 2; 2)); --MID([.B49]; SEARCH(&quot;HR&quot;; [.B49]) - 2; 2); 1); 0)" office:value-type="float" office:value="1" calcext:value-type="float">
            <text:p>1</text:p>
          </table:table-cell>
          <table:table-cell table:style-name="ce11" table:formula="of:=rbi_calculator([.B49])" office:value-type="string" office:string-value="" calcext:value-type="error">
            <text:p>#NAME?</text:p>
          </table:table-cell>
          <table:table-cell table:style-name="ce12" table:formula="of:=run_calculator([.B49])" office:value-type="string" office:string-value="" calcext:value-type="error">
            <text:p>#NAME?</text:p>
          </table:table-cell>
          <table:table-cell table:style-name="ce6" table:formula="of:=IF(ISNUMBER(SEARCH(&quot;2B&quot;; [.B49])); IF(ISNUMBER(--MID([.B49]; SEARCH(&quot;2B&quot;; [.B49]) - 2; 2)); --MID([.B49]; SEARCH(&quot;2B&quot;; [.B49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2 BB</text:p>
          </table:table-cell>
          <table:table-cell table:style-name="ce5" table:formula="of:=MID([.B50];3;1)" office:value-type="string" office:string-value="3" calcext:value-type="string">
            <text:p>3</text:p>
          </table:table-cell>
          <table:table-cell table:style-name="ce7" table:formula="of:=[.C50]+[.F50]" office:value-type="float" office:value="5" calcext:value-type="float">
            <text:p>5</text:p>
          </table:table-cell>
          <table:table-cell table:style-name="ce9" table:formula="of:=VALUE(MID([.B50];1;1))" office:value-type="float" office:value="0" calcext:value-type="float">
            <text:p>0</text:p>
          </table:table-cell>
          <table:table-cell table:style-name="ce6" table:formula="of:=IF(ISNUMBER(SEARCH(&quot;BB&quot;; [.B50])); IF(ISNUMBER(--MID([.B50]; SEARCH(&quot;BB&quot;; [.B50]) - 2; 2)); --MID([.B50]; SEARCH(&quot;BB&quot;; [.B50]) - 2; 2); 1); 0)" office:value-type="float" office:value="2" calcext:value-type="float">
            <text:p>2</text:p>
          </table:table-cell>
          <table:table-cell table:style-name="ce10" table:formula="of:=tbc([.B50])" office:value-type="string" office:string-value="" calcext:value-type="error">
            <text:p>#NAME?</text:p>
          </table:table-cell>
          <table:table-cell table:style-name="ce6" table:formula="of:=IF(ISNUMBER(SEARCH(&quot;HR&quot;; [.B50])); IF(ISNUMBER(--MID([.B50]; SEARCH(&quot;HR&quot;; [.B50]) - 2; 2)); --MID([.B50]; SEARCH(&quot;HR&quot;; [.B50]) - 2; 2); 1); 0)" office:value-type="float" office:value="0" calcext:value-type="float">
            <text:p>0</text:p>
          </table:table-cell>
          <table:table-cell table:style-name="ce11" table:formula="of:=rbi_calculator([.B50])" office:value-type="string" office:string-value="" calcext:value-type="error">
            <text:p>#NAME?</text:p>
          </table:table-cell>
          <table:table-cell table:style-name="ce12" table:formula="of:=run_calculator([.B50])" office:value-type="string" office:string-value="" calcext:value-type="error">
            <text:p>#NAME?</text:p>
          </table:table-cell>
          <table:table-cell table:style-name="ce6" table:formula="of:=IF(ISNUMBER(SEARCH(&quot;2B&quot;; [.B50])); IF(ISNUMBER(--MID([.B50]; SEARCH(&quot;2B&quot;; [.B50]) - 2; 2)); --MID([.B50]; SEARCH(&quot;2B&quot;; [.B5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2B, 3B, RBI, 2 R</text:p>
          </table:table-cell>
          <table:table-cell table:style-name="ce5" table:formula="of:=MID([.B51];3;1)" office:value-type="string" office:string-value="5" calcext:value-type="string">
            <text:p>5</text:p>
          </table:table-cell>
          <table:table-cell table:style-name="ce7" table:formula="of:=[.C51]+[.F51]" office:value-type="float" office:value="5" calcext:value-type="float">
            <text:p>5</text:p>
          </table:table-cell>
          <table:table-cell table:style-name="ce9" table:formula="of:=VALUE(MID([.B51];1;1))" office:value-type="float" office:value="2" calcext:value-type="float">
            <text:p>2</text:p>
          </table:table-cell>
          <table:table-cell table:style-name="ce6" table:formula="of:=IF(ISNUMBER(SEARCH(&quot;BB&quot;; [.B51])); IF(ISNUMBER(--MID([.B51]; SEARCH(&quot;BB&quot;; [.B51]) - 2; 2)); --MID([.B51]; SEARCH(&quot;BB&quot;; [.B51]) - 2; 2); 1); 0)" office:value-type="float" office:value="0" calcext:value-type="float">
            <text:p>0</text:p>
          </table:table-cell>
          <table:table-cell table:style-name="ce10" table:formula="of:=tbc([.B51])" office:value-type="string" office:string-value="" calcext:value-type="error">
            <text:p>#NAME?</text:p>
          </table:table-cell>
          <table:table-cell table:style-name="ce6" table:formula="of:=IF(ISNUMBER(SEARCH(&quot;HR&quot;; [.B51])); IF(ISNUMBER(--MID([.B51]; SEARCH(&quot;HR&quot;; [.B51]) - 2; 2)); --MID([.B51]; SEARCH(&quot;HR&quot;; [.B51]) - 2; 2); 1); 0)" office:value-type="float" office:value="0" calcext:value-type="float">
            <text:p>0</text:p>
          </table:table-cell>
          <table:table-cell table:style-name="ce11" table:formula="of:=rbi_calculator([.B51])" office:value-type="string" office:string-value="" calcext:value-type="error">
            <text:p>#NAME?</text:p>
          </table:table-cell>
          <table:table-cell table:style-name="ce12" table:formula="of:=run_calculator([.B51])" office:value-type="string" office:string-value="" calcext:value-type="error">
            <text:p>#NAME?</text:p>
          </table:table-cell>
          <table:table-cell table:style-name="ce6" table:formula="of:=IF(ISNUMBER(SEARCH(&quot;2B&quot;; [.B51])); IF(ISNUMBER(--MID([.B51]; SEARCH(&quot;2B&quot;; [.B51]) - 2; 2)); --MID([.B51]; SEARCH(&quot;2B&quot;; [.B51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2B, HR, 3 RBI, R</text:p>
          </table:table-cell>
          <table:table-cell table:style-name="ce5" table:formula="of:=MID([.B52];3;1)" office:value-type="string" office:string-value="4" calcext:value-type="string">
            <text:p>4</text:p>
          </table:table-cell>
          <table:table-cell table:style-name="ce7" table:formula="of:=[.C52]+[.F52]" office:value-type="float" office:value="4" calcext:value-type="float">
            <text:p>4</text:p>
          </table:table-cell>
          <table:table-cell table:style-name="ce9" table:formula="of:=VALUE(MID([.B52];1;1))" office:value-type="float" office:value="2" calcext:value-type="float">
            <text:p>2</text:p>
          </table:table-cell>
          <table:table-cell table:style-name="ce6" table:formula="of:=IF(ISNUMBER(SEARCH(&quot;BB&quot;; [.B52])); IF(ISNUMBER(--MID([.B52]; SEARCH(&quot;BB&quot;; [.B52]) - 2; 2)); --MID([.B52]; SEARCH(&quot;BB&quot;; [.B52]) - 2; 2); 1); 0)" office:value-type="float" office:value="0" calcext:value-type="float">
            <text:p>0</text:p>
          </table:table-cell>
          <table:table-cell table:style-name="ce10" table:formula="of:=tbc([.B52])" office:value-type="string" office:string-value="" calcext:value-type="error">
            <text:p>#NAME?</text:p>
          </table:table-cell>
          <table:table-cell table:style-name="ce6" table:formula="of:=IF(ISNUMBER(SEARCH(&quot;HR&quot;; [.B52])); IF(ISNUMBER(--MID([.B52]; SEARCH(&quot;HR&quot;; [.B52]) - 2; 2)); --MID([.B52]; SEARCH(&quot;HR&quot;; [.B52]) - 2; 2); 1); 0)" office:value-type="float" office:value="1" calcext:value-type="float">
            <text:p>1</text:p>
          </table:table-cell>
          <table:table-cell table:style-name="ce11" table:formula="of:=rbi_calculator([.B52])" office:value-type="string" office:string-value="" calcext:value-type="error">
            <text:p>#NAME?</text:p>
          </table:table-cell>
          <table:table-cell table:style-name="ce12" table:formula="of:=run_calculator([.B52])" office:value-type="string" office:string-value="" calcext:value-type="error">
            <text:p>#NAME?</text:p>
          </table:table-cell>
          <table:table-cell table:style-name="ce6" table:formula="of:=IF(ISNUMBER(SEARCH(&quot;2B&quot;; [.B52])); IF(ISNUMBER(--MID([.B52]; SEARCH(&quot;2B&quot;; [.B52]) - 2; 2)); --MID([.B52]; SEARCH(&quot;2B&quot;; [.B52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53];3;1)" office:value-type="string" office:string-value="3" calcext:value-type="string">
            <text:p>3</text:p>
          </table:table-cell>
          <table:table-cell table:style-name="ce7" table:formula="of:=[.C53]+[.F53]" office:value-type="float" office:value="4" calcext:value-type="float">
            <text:p>4</text:p>
          </table:table-cell>
          <table:table-cell table:style-name="ce9" table:formula="of:=VALUE(MID([.B53];1;1))" office:value-type="float" office:value="0" calcext:value-type="float">
            <text:p>0</text:p>
          </table:table-cell>
          <table:table-cell table:style-name="ce6" table:formula="of:=IF(ISNUMBER(SEARCH(&quot;BB&quot;; [.B53])); IF(ISNUMBER(--MID([.B53]; SEARCH(&quot;BB&quot;; [.B53]) - 2; 2)); --MID([.B53]; SEARCH(&quot;BB&quot;; [.B53]) - 2; 2); 1); 0)" office:value-type="float" office:value="1" calcext:value-type="float">
            <text:p>1</text:p>
          </table:table-cell>
          <table:table-cell table:style-name="ce10" table:formula="of:=tbc([.B53])" office:value-type="string" office:string-value="" calcext:value-type="error">
            <text:p>#NAME?</text:p>
          </table:table-cell>
          <table:table-cell table:style-name="ce6" table:formula="of:=IF(ISNUMBER(SEARCH(&quot;HR&quot;; [.B53])); IF(ISNUMBER(--MID([.B53]; SEARCH(&quot;HR&quot;; [.B53]) - 2; 2)); --MID([.B53]; SEARCH(&quot;HR&quot;; [.B53]) - 2; 2); 1); 0)" office:value-type="float" office:value="0" calcext:value-type="float">
            <text:p>0</text:p>
          </table:table-cell>
          <table:table-cell table:style-name="ce11" table:formula="of:=rbi_calculator([.B53])" office:value-type="string" office:string-value="" calcext:value-type="error">
            <text:p>#NAME?</text:p>
          </table:table-cell>
          <table:table-cell table:style-name="ce12" table:formula="of:=run_calculator([.B53])" office:value-type="string" office:string-value="" calcext:value-type="error">
            <text:p>#NAME?</text:p>
          </table:table-cell>
          <table:table-cell table:style-name="ce6" table:formula="of:=IF(ISNUMBER(SEARCH(&quot;2B&quot;; [.B53])); IF(ISNUMBER(--MID([.B53]; SEARCH(&quot;2B&quot;; [.B53]) - 2; 2)); --MID([.B53]; SEARCH(&quot;2B&quot;; [.B53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2B</text:p>
          </table:table-cell>
          <table:table-cell table:style-name="ce5" table:formula="of:=MID([.B54];3;1)" office:value-type="string" office:string-value="4" calcext:value-type="string">
            <text:p>4</text:p>
          </table:table-cell>
          <table:table-cell table:style-name="ce7" table:formula="of:=[.C54]+[.F54]" office:value-type="float" office:value="4" calcext:value-type="float">
            <text:p>4</text:p>
          </table:table-cell>
          <table:table-cell table:style-name="ce9" table:formula="of:=VALUE(MID([.B54];1;1))" office:value-type="float" office:value="2" calcext:value-type="float">
            <text:p>2</text:p>
          </table:table-cell>
          <table:table-cell table:style-name="ce6" table:formula="of:=IF(ISNUMBER(SEARCH(&quot;BB&quot;; [.B54])); IF(ISNUMBER(--MID([.B54]; SEARCH(&quot;BB&quot;; [.B54]) - 2; 2)); --MID([.B54]; SEARCH(&quot;BB&quot;; [.B54]) - 2; 2); 1); 0)" office:value-type="float" office:value="0" calcext:value-type="float">
            <text:p>0</text:p>
          </table:table-cell>
          <table:table-cell table:style-name="ce10" table:formula="of:=tbc([.B54])" office:value-type="string" office:string-value="" calcext:value-type="error">
            <text:p>#NAME?</text:p>
          </table:table-cell>
          <table:table-cell table:style-name="ce6" table:formula="of:=IF(ISNUMBER(SEARCH(&quot;HR&quot;; [.B54])); IF(ISNUMBER(--MID([.B54]; SEARCH(&quot;HR&quot;; [.B54]) - 2; 2)); --MID([.B54]; SEARCH(&quot;HR&quot;; [.B54]) - 2; 2); 1); 0)" office:value-type="float" office:value="0" calcext:value-type="float">
            <text:p>0</text:p>
          </table:table-cell>
          <table:table-cell table:style-name="ce11" table:formula="of:=rbi_calculator([.B54])" office:value-type="string" office:string-value="" calcext:value-type="error">
            <text:p>#NAME?</text:p>
          </table:table-cell>
          <table:table-cell table:style-name="ce12" table:formula="of:=run_calculator([.B54])" office:value-type="string" office:string-value="" calcext:value-type="error">
            <text:p>#NAME?</text:p>
          </table:table-cell>
          <table:table-cell table:style-name="ce6" table:formula="of:=IF(ISNUMBER(SEARCH(&quot;2B&quot;; [.B54])); IF(ISNUMBER(--MID([.B54]; SEARCH(&quot;2B&quot;; [.B54]) - 2; 2)); --MID([.B54]; SEARCH(&quot;2B&quot;; [.B54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HR, 2 RBI, R</text:p>
          </table:table-cell>
          <table:table-cell table:style-name="ce5" table:formula="of:=MID([.B55];3;1)" office:value-type="string" office:string-value="4" calcext:value-type="string">
            <text:p>4</text:p>
          </table:table-cell>
          <table:table-cell table:style-name="ce7" table:formula="of:=[.C55]+[.F55]" office:value-type="float" office:value="4" calcext:value-type="float">
            <text:p>4</text:p>
          </table:table-cell>
          <table:table-cell table:style-name="ce9" table:formula="of:=VALUE(MID([.B55];1;1))" office:value-type="float" office:value="1" calcext:value-type="float">
            <text:p>1</text:p>
          </table:table-cell>
          <table:table-cell table:style-name="ce6" table:formula="of:=IF(ISNUMBER(SEARCH(&quot;BB&quot;; [.B55])); IF(ISNUMBER(--MID([.B55]; SEARCH(&quot;BB&quot;; [.B55]) - 2; 2)); --MID([.B55]; SEARCH(&quot;BB&quot;; [.B55]) - 2; 2); 1); 0)" office:value-type="float" office:value="0" calcext:value-type="float">
            <text:p>0</text:p>
          </table:table-cell>
          <table:table-cell table:style-name="ce10" table:formula="of:=tbc([.B55])" office:value-type="string" office:string-value="" calcext:value-type="error">
            <text:p>#NAME?</text:p>
          </table:table-cell>
          <table:table-cell table:style-name="ce6" table:formula="of:=IF(ISNUMBER(SEARCH(&quot;HR&quot;; [.B55])); IF(ISNUMBER(--MID([.B55]; SEARCH(&quot;HR&quot;; [.B55]) - 2; 2)); --MID([.B55]; SEARCH(&quot;HR&quot;; [.B55]) - 2; 2); 1); 0)" office:value-type="float" office:value="1" calcext:value-type="float">
            <text:p>1</text:p>
          </table:table-cell>
          <table:table-cell table:style-name="ce11" table:formula="of:=rbi_calculator([.B55])" office:value-type="string" office:string-value="" calcext:value-type="error">
            <text:p>#NAME?</text:p>
          </table:table-cell>
          <table:table-cell table:style-name="ce12" table:formula="of:=run_calculator([.B55])" office:value-type="string" office:string-value="" calcext:value-type="error">
            <text:p>#NAME?</text:p>
          </table:table-cell>
          <table:table-cell table:style-name="ce6" table:formula="of:=IF(ISNUMBER(SEARCH(&quot;2B&quot;; [.B55])); IF(ISNUMBER(--MID([.B55]; SEARCH(&quot;2B&quot;; [.B55]) - 2; 2)); --MID([.B55]; SEARCH(&quot;2B&quot;; [.B5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table:style-name="ce5" table:formula="of:=MID([.B56];3;1)" office:value-type="string" office:string-value="4" calcext:value-type="string">
            <text:p>4</text:p>
          </table:table-cell>
          <table:table-cell table:style-name="ce7" table:formula="of:=[.C56]+[.F56]" office:value-type="float" office:value="4" calcext:value-type="float">
            <text:p>4</text:p>
          </table:table-cell>
          <table:table-cell table:style-name="ce9" table:formula="of:=VALUE(MID([.B56];1;1))" office:value-type="float" office:value="1" calcext:value-type="float">
            <text:p>1</text:p>
          </table:table-cell>
          <table:table-cell table:style-name="ce6" table:formula="of:=IF(ISNUMBER(SEARCH(&quot;BB&quot;; [.B56])); IF(ISNUMBER(--MID([.B56]; SEARCH(&quot;BB&quot;; [.B56]) - 2; 2)); --MID([.B56]; SEARCH(&quot;BB&quot;; [.B56]) - 2; 2); 1); 0)" office:value-type="float" office:value="0" calcext:value-type="float">
            <text:p>0</text:p>
          </table:table-cell>
          <table:table-cell table:style-name="ce10" table:formula="of:=tbc([.B56])" office:value-type="string" office:string-value="" calcext:value-type="error">
            <text:p>#NAME?</text:p>
          </table:table-cell>
          <table:table-cell table:style-name="ce6" table:formula="of:=IF(ISNUMBER(SEARCH(&quot;HR&quot;; [.B56])); IF(ISNUMBER(--MID([.B56]; SEARCH(&quot;HR&quot;; [.B56]) - 2; 2)); --MID([.B56]; SEARCH(&quot;HR&quot;; [.B56]) - 2; 2); 1); 0)" office:value-type="float" office:value="0" calcext:value-type="float">
            <text:p>0</text:p>
          </table:table-cell>
          <table:table-cell table:style-name="ce11" table:formula="of:=rbi_calculator([.B56])" office:value-type="string" office:string-value="" calcext:value-type="error">
            <text:p>#NAME?</text:p>
          </table:table-cell>
          <table:table-cell table:style-name="ce12" table:formula="of:=run_calculator([.B56])" office:value-type="string" office:string-value="" calcext:value-type="error">
            <text:p>#NAME?</text:p>
          </table:table-cell>
          <table:table-cell table:style-name="ce6" table:formula="of:=IF(ISNUMBER(SEARCH(&quot;2B&quot;; [.B56])); IF(ISNUMBER(--MID([.B56]; SEARCH(&quot;2B&quot;; [.B56]) - 2; 2)); --MID([.B56]; SEARCH(&quot;2B&quot;; [.B56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57];3;1)" office:value-type="string" office:string-value="4" calcext:value-type="string">
            <text:p>4</text:p>
          </table:table-cell>
          <table:table-cell table:style-name="ce7" table:formula="of:=[.C57]+[.F57]" office:value-type="float" office:value="4" calcext:value-type="float">
            <text:p>4</text:p>
          </table:table-cell>
          <table:table-cell table:style-name="ce9" table:formula="of:=VALUE(MID([.B57];1;1))" office:value-type="float" office:value="0" calcext:value-type="float">
            <text:p>0</text:p>
          </table:table-cell>
          <table:table-cell table:style-name="ce6" table:formula="of:=IF(ISNUMBER(SEARCH(&quot;BB&quot;; [.B57])); IF(ISNUMBER(--MID([.B57]; SEARCH(&quot;BB&quot;; [.B57]) - 2; 2)); --MID([.B57]; SEARCH(&quot;BB&quot;; [.B57]) - 2; 2); 1); 0)" office:value-type="float" office:value="0" calcext:value-type="float">
            <text:p>0</text:p>
          </table:table-cell>
          <table:table-cell table:style-name="ce10" table:formula="of:=tbc([.B57])" office:value-type="string" office:string-value="" calcext:value-type="error">
            <text:p>#NAME?</text:p>
          </table:table-cell>
          <table:table-cell table:style-name="ce6" table:formula="of:=IF(ISNUMBER(SEARCH(&quot;HR&quot;; [.B57])); IF(ISNUMBER(--MID([.B57]; SEARCH(&quot;HR&quot;; [.B57]) - 2; 2)); --MID([.B57]; SEARCH(&quot;HR&quot;; [.B57]) - 2; 2); 1); 0)" office:value-type="float" office:value="0" calcext:value-type="float">
            <text:p>0</text:p>
          </table:table-cell>
          <table:table-cell table:style-name="ce11" table:formula="of:=rbi_calculator([.B57])" office:value-type="string" office:string-value="" calcext:value-type="error">
            <text:p>#NAME?</text:p>
          </table:table-cell>
          <table:table-cell table:style-name="ce12" table:formula="of:=run_calculator([.B57])" office:value-type="string" office:string-value="" calcext:value-type="error">
            <text:p>#NAME?</text:p>
          </table:table-cell>
          <table:table-cell table:style-name="ce6" table:formula="of:=IF(ISNUMBER(SEARCH(&quot;2B&quot;; [.B57])); IF(ISNUMBER(--MID([.B57]; SEARCH(&quot;2B&quot;; [.B57]) - 2; 2)); --MID([.B57]; SEARCH(&quot;2B&quot;; [.B5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, BB, R</text:p>
          </table:table-cell>
          <table:table-cell table:style-name="ce5" table:formula="of:=MID([.B58];3;1)" office:value-type="string" office:string-value="3" calcext:value-type="string">
            <text:p>3</text:p>
          </table:table-cell>
          <table:table-cell table:style-name="ce7" table:formula="of:=[.C58]+[.F58]" office:value-type="float" office:value="4" calcext:value-type="float">
            <text:p>4</text:p>
          </table:table-cell>
          <table:table-cell table:style-name="ce9" table:formula="of:=VALUE(MID([.B58];1;1))" office:value-type="float" office:value="1" calcext:value-type="float">
            <text:p>1</text:p>
          </table:table-cell>
          <table:table-cell table:style-name="ce6" table:formula="of:=IF(ISNUMBER(SEARCH(&quot;BB&quot;; [.B58])); IF(ISNUMBER(--MID([.B58]; SEARCH(&quot;BB&quot;; [.B58]) - 2; 2)); --MID([.B58]; SEARCH(&quot;BB&quot;; [.B58]) - 2; 2); 1); 0)" office:value-type="float" office:value="1" calcext:value-type="float">
            <text:p>1</text:p>
          </table:table-cell>
          <table:table-cell table:style-name="ce10" table:formula="of:=tbc([.B58])" office:value-type="string" office:string-value="" calcext:value-type="error">
            <text:p>#NAME?</text:p>
          </table:table-cell>
          <table:table-cell table:style-name="ce6" table:formula="of:=IF(ISNUMBER(SEARCH(&quot;HR&quot;; [.B58])); IF(ISNUMBER(--MID([.B58]; SEARCH(&quot;HR&quot;; [.B58]) - 2; 2)); --MID([.B58]; SEARCH(&quot;HR&quot;; [.B58]) - 2; 2); 1); 0)" office:value-type="float" office:value="0" calcext:value-type="float">
            <text:p>0</text:p>
          </table:table-cell>
          <table:table-cell table:style-name="ce11" table:formula="of:=rbi_calculator([.B58])" office:value-type="string" office:string-value="" calcext:value-type="error">
            <text:p>#NAME?</text:p>
          </table:table-cell>
          <table:table-cell table:style-name="ce12" table:formula="of:=run_calculator([.B58])" office:value-type="string" office:string-value="" calcext:value-type="error">
            <text:p>#NAME?</text:p>
          </table:table-cell>
          <table:table-cell table:style-name="ce6" table:formula="of:=IF(ISNUMBER(SEARCH(&quot;2B&quot;; [.B58])); IF(ISNUMBER(--MID([.B58]; SEARCH(&quot;2B&quot;; [.B58]) - 2; 2)); --MID([.B58]; SEARCH(&quot;2B&quot;; [.B5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2B, BB, R</text:p>
          </table:table-cell>
          <table:table-cell table:style-name="ce5" table:formula="of:=MID([.B59];3;1)" office:value-type="string" office:string-value="4" calcext:value-type="string">
            <text:p>4</text:p>
          </table:table-cell>
          <table:table-cell table:style-name="ce7" table:formula="of:=[.C59]+[.F59]" office:value-type="float" office:value="5" calcext:value-type="float">
            <text:p>5</text:p>
          </table:table-cell>
          <table:table-cell table:style-name="ce9" table:formula="of:=VALUE(MID([.B59];1;1))" office:value-type="float" office:value="1" calcext:value-type="float">
            <text:p>1</text:p>
          </table:table-cell>
          <table:table-cell table:style-name="ce6" table:formula="of:=IF(ISNUMBER(SEARCH(&quot;BB&quot;; [.B59])); IF(ISNUMBER(--MID([.B59]; SEARCH(&quot;BB&quot;; [.B59]) - 2; 2)); --MID([.B59]; SEARCH(&quot;BB&quot;; [.B59]) - 2; 2); 1); 0)" office:value-type="float" office:value="1" calcext:value-type="float">
            <text:p>1</text:p>
          </table:table-cell>
          <table:table-cell table:style-name="ce10" table:formula="of:=tbc([.B59])" office:value-type="string" office:string-value="" calcext:value-type="error">
            <text:p>#NAME?</text:p>
          </table:table-cell>
          <table:table-cell table:style-name="ce6" table:formula="of:=IF(ISNUMBER(SEARCH(&quot;HR&quot;; [.B59])); IF(ISNUMBER(--MID([.B59]; SEARCH(&quot;HR&quot;; [.B59]) - 2; 2)); --MID([.B59]; SEARCH(&quot;HR&quot;; [.B59]) - 2; 2); 1); 0)" office:value-type="float" office:value="0" calcext:value-type="float">
            <text:p>0</text:p>
          </table:table-cell>
          <table:table-cell table:style-name="ce11" table:formula="of:=rbi_calculator([.B59])" office:value-type="string" office:string-value="" calcext:value-type="error">
            <text:p>#NAME?</text:p>
          </table:table-cell>
          <table:table-cell table:style-name="ce12" table:formula="of:=run_calculator([.B59])" office:value-type="string" office:string-value="" calcext:value-type="error">
            <text:p>#NAME?</text:p>
          </table:table-cell>
          <table:table-cell table:style-name="ce6" table:formula="of:=IF(ISNUMBER(SEARCH(&quot;2B&quot;; [.B59])); IF(ISNUMBER(--MID([.B59]; SEARCH(&quot;2B&quot;; [.B59]) - 2; 2)); --MID([.B59]; SEARCH(&quot;2B&quot;; [.B59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1</text:p>
          </table:table-cell>
          <table:table-cell table:style-name="ce5" table:formula="of:=MID([.B60];3;1)" office:value-type="string" office:string-value="1" calcext:value-type="string">
            <text:p>1</text:p>
          </table:table-cell>
          <table:table-cell table:style-name="ce7" table:formula="of:=[.C60]+[.F60]" office:value-type="float" office:value="1" calcext:value-type="float">
            <text:p>1</text:p>
          </table:table-cell>
          <table:table-cell table:style-name="ce9" table:formula="of:=VALUE(MID([.B60];1;1))" office:value-type="float" office:value="0" calcext:value-type="float">
            <text:p>0</text:p>
          </table:table-cell>
          <table:table-cell table:style-name="ce6" table:formula="of:=IF(ISNUMBER(SEARCH(&quot;BB&quot;; [.B60])); IF(ISNUMBER(--MID([.B60]; SEARCH(&quot;BB&quot;; [.B60]) - 2; 2)); --MID([.B60]; SEARCH(&quot;BB&quot;; [.B60]) - 2; 2); 1); 0)" office:value-type="float" office:value="0" calcext:value-type="float">
            <text:p>0</text:p>
          </table:table-cell>
          <table:table-cell table:style-name="ce10" table:formula="of:=tbc([.B60])" office:value-type="string" office:string-value="" calcext:value-type="error">
            <text:p>#NAME?</text:p>
          </table:table-cell>
          <table:table-cell table:style-name="ce6" table:formula="of:=IF(ISNUMBER(SEARCH(&quot;HR&quot;; [.B60])); IF(ISNUMBER(--MID([.B60]; SEARCH(&quot;HR&quot;; [.B60]) - 2; 2)); --MID([.B60]; SEARCH(&quot;HR&quot;; [.B60]) - 2; 2); 1); 0)" office:value-type="float" office:value="0" calcext:value-type="float">
            <text:p>0</text:p>
          </table:table-cell>
          <table:table-cell table:style-name="ce11" table:formula="of:=rbi_calculator([.B60])" office:value-type="string" office:string-value="" calcext:value-type="error">
            <text:p>#NAME?</text:p>
          </table:table-cell>
          <table:table-cell table:style-name="ce12" table:formula="of:=run_calculator([.B60])" office:value-type="string" office:string-value="" calcext:value-type="error">
            <text:p>#NAME?</text:p>
          </table:table-cell>
          <table:table-cell table:style-name="ce6" table:formula="of:=IF(ISNUMBER(SEARCH(&quot;2B&quot;; [.B60])); IF(ISNUMBER(--MID([.B60]; SEARCH(&quot;2B&quot;; [.B60]) - 2; 2)); --MID([.B60]; SEARCH(&quot;2B&quot;; [.B6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61];3;1)" office:value-type="string" office:string-value="3" calcext:value-type="string">
            <text:p>3</text:p>
          </table:table-cell>
          <table:table-cell table:style-name="ce7" table:formula="of:=[.C61]+[.F61]" office:value-type="float" office:value="4" calcext:value-type="float">
            <text:p>4</text:p>
          </table:table-cell>
          <table:table-cell table:style-name="ce9" table:formula="of:=VALUE(MID([.B61];1;1))" office:value-type="float" office:value="0" calcext:value-type="float">
            <text:p>0</text:p>
          </table:table-cell>
          <table:table-cell table:style-name="ce6" table:formula="of:=IF(ISNUMBER(SEARCH(&quot;BB&quot;; [.B61])); IF(ISNUMBER(--MID([.B61]; SEARCH(&quot;BB&quot;; [.B61]) - 2; 2)); --MID([.B61]; SEARCH(&quot;BB&quot;; [.B61]) - 2; 2); 1); 0)" office:value-type="float" office:value="1" calcext:value-type="float">
            <text:p>1</text:p>
          </table:table-cell>
          <table:table-cell table:style-name="ce10" table:formula="of:=tbc([.B61])" office:value-type="string" office:string-value="" calcext:value-type="error">
            <text:p>#NAME?</text:p>
          </table:table-cell>
          <table:table-cell table:style-name="ce6" table:formula="of:=IF(ISNUMBER(SEARCH(&quot;HR&quot;; [.B61])); IF(ISNUMBER(--MID([.B61]; SEARCH(&quot;HR&quot;; [.B61]) - 2; 2)); --MID([.B61]; SEARCH(&quot;HR&quot;; [.B61]) - 2; 2); 1); 0)" office:value-type="float" office:value="0" calcext:value-type="float">
            <text:p>0</text:p>
          </table:table-cell>
          <table:table-cell table:style-name="ce11" table:formula="of:=rbi_calculator([.B61])" office:value-type="string" office:string-value="" calcext:value-type="error">
            <text:p>#NAME?</text:p>
          </table:table-cell>
          <table:table-cell table:style-name="ce12" table:formula="of:=run_calculator([.B61])" office:value-type="string" office:string-value="" calcext:value-type="error">
            <text:p>#NAME?</text:p>
          </table:table-cell>
          <table:table-cell table:style-name="ce6" table:formula="of:=IF(ISNUMBER(SEARCH(&quot;2B&quot;; [.B61])); IF(ISNUMBER(--MID([.B61]; SEARCH(&quot;2B&quot;; [.B61]) - 2; 2)); --MID([.B61]; SEARCH(&quot;2B&quot;; [.B6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3, HR, 2B, BB, 2 RBI, R</text:p>
          </table:table-cell>
          <table:table-cell table:style-name="ce5" table:formula="of:=MID([.B62];3;1)" office:value-type="string" office:string-value="3" calcext:value-type="string">
            <text:p>3</text:p>
          </table:table-cell>
          <table:table-cell table:style-name="ce7" table:formula="of:=[.C62]+[.F62]" office:value-type="float" office:value="4" calcext:value-type="float">
            <text:p>4</text:p>
          </table:table-cell>
          <table:table-cell table:style-name="ce9" table:formula="of:=VALUE(MID([.B62];1;1))" office:value-type="float" office:value="2" calcext:value-type="float">
            <text:p>2</text:p>
          </table:table-cell>
          <table:table-cell table:style-name="ce6" table:formula="of:=IF(ISNUMBER(SEARCH(&quot;BB&quot;; [.B62])); IF(ISNUMBER(--MID([.B62]; SEARCH(&quot;BB&quot;; [.B62]) - 2; 2)); --MID([.B62]; SEARCH(&quot;BB&quot;; [.B62]) - 2; 2); 1); 0)" office:value-type="float" office:value="1" calcext:value-type="float">
            <text:p>1</text:p>
          </table:table-cell>
          <table:table-cell table:style-name="ce10" table:formula="of:=tbc([.B62])" office:value-type="string" office:string-value="" calcext:value-type="error">
            <text:p>#NAME?</text:p>
          </table:table-cell>
          <table:table-cell table:style-name="ce6" table:formula="of:=IF(ISNUMBER(SEARCH(&quot;HR&quot;; [.B62])); IF(ISNUMBER(--MID([.B62]; SEARCH(&quot;HR&quot;; [.B62]) - 2; 2)); --MID([.B62]; SEARCH(&quot;HR&quot;; [.B62]) - 2; 2); 1); 0)" office:value-type="float" office:value="1" calcext:value-type="float">
            <text:p>1</text:p>
          </table:table-cell>
          <table:table-cell table:style-name="ce11" table:formula="of:=rbi_calculator([.B62])" office:value-type="string" office:string-value="" calcext:value-type="error">
            <text:p>#NAME?</text:p>
          </table:table-cell>
          <table:table-cell table:style-name="ce12" table:formula="of:=run_calculator([.B62])" office:value-type="string" office:string-value="" calcext:value-type="error">
            <text:p>#NAME?</text:p>
          </table:table-cell>
          <table:table-cell table:style-name="ce6" table:formula="of:=IF(ISNUMBER(SEARCH(&quot;2B&quot;; [.B62])); IF(ISNUMBER(--MID([.B62]; SEARCH(&quot;2B&quot;; [.B62]) - 2; 2)); --MID([.B62]; SEARCH(&quot;2B&quot;; [.B62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2B, R</text:p>
          </table:table-cell>
          <table:table-cell table:style-name="ce5" table:formula="of:=MID([.B63];3;1)" office:value-type="string" office:string-value="5" calcext:value-type="string">
            <text:p>5</text:p>
          </table:table-cell>
          <table:table-cell table:style-name="ce7" table:formula="of:=[.C63]+[.F63]" office:value-type="float" office:value="5" calcext:value-type="float">
            <text:p>5</text:p>
          </table:table-cell>
          <table:table-cell table:style-name="ce9" table:formula="of:=VALUE(MID([.B63];1;1))" office:value-type="float" office:value="2" calcext:value-type="float">
            <text:p>2</text:p>
          </table:table-cell>
          <table:table-cell table:style-name="ce6" table:formula="of:=IF(ISNUMBER(SEARCH(&quot;BB&quot;; [.B63])); IF(ISNUMBER(--MID([.B63]; SEARCH(&quot;BB&quot;; [.B63]) - 2; 2)); --MID([.B63]; SEARCH(&quot;BB&quot;; [.B63]) - 2; 2); 1); 0)" office:value-type="float" office:value="0" calcext:value-type="float">
            <text:p>0</text:p>
          </table:table-cell>
          <table:table-cell table:style-name="ce10" table:formula="of:=tbc([.B63])" office:value-type="string" office:string-value="" calcext:value-type="error">
            <text:p>#NAME?</text:p>
          </table:table-cell>
          <table:table-cell table:style-name="ce6" table:formula="of:=IF(ISNUMBER(SEARCH(&quot;HR&quot;; [.B63])); IF(ISNUMBER(--MID([.B63]; SEARCH(&quot;HR&quot;; [.B63]) - 2; 2)); --MID([.B63]; SEARCH(&quot;HR&quot;; [.B63]) - 2; 2); 1); 0)" office:value-type="float" office:value="0" calcext:value-type="float">
            <text:p>0</text:p>
          </table:table-cell>
          <table:table-cell table:style-name="ce11" table:formula="of:=rbi_calculator([.B63])" office:value-type="string" office:string-value="" calcext:value-type="error">
            <text:p>#NAME?</text:p>
          </table:table-cell>
          <table:table-cell table:style-name="ce12" table:formula="of:=run_calculator([.B63])" office:value-type="string" office:string-value="" calcext:value-type="error">
            <text:p>#NAME?</text:p>
          </table:table-cell>
          <table:table-cell table:style-name="ce6" table:formula="of:=IF(ISNUMBER(SEARCH(&quot;2B&quot;; [.B63])); IF(ISNUMBER(--MID([.B63]; SEARCH(&quot;2B&quot;; [.B63]) - 2; 2)); --MID([.B63]; SEARCH(&quot;2B&quot;; [.B63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64];3;1)" office:value-type="string" office:string-value="4" calcext:value-type="string">
            <text:p>4</text:p>
          </table:table-cell>
          <table:table-cell table:style-name="ce7" table:formula="of:=[.C64]+[.F64]" office:value-type="float" office:value="4" calcext:value-type="float">
            <text:p>4</text:p>
          </table:table-cell>
          <table:table-cell table:style-name="ce9" table:formula="of:=VALUE(MID([.B64];1;1))" office:value-type="float" office:value="0" calcext:value-type="float">
            <text:p>0</text:p>
          </table:table-cell>
          <table:table-cell table:style-name="ce6" table:formula="of:=IF(ISNUMBER(SEARCH(&quot;BB&quot;; [.B64])); IF(ISNUMBER(--MID([.B64]; SEARCH(&quot;BB&quot;; [.B64]) - 2; 2)); --MID([.B64]; SEARCH(&quot;BB&quot;; [.B64]) - 2; 2); 1); 0)" office:value-type="float" office:value="0" calcext:value-type="float">
            <text:p>0</text:p>
          </table:table-cell>
          <table:table-cell table:style-name="ce10" table:formula="of:=tbc([.B64])" office:value-type="string" office:string-value="" calcext:value-type="error">
            <text:p>#NAME?</text:p>
          </table:table-cell>
          <table:table-cell table:style-name="ce6" table:formula="of:=IF(ISNUMBER(SEARCH(&quot;HR&quot;; [.B64])); IF(ISNUMBER(--MID([.B64]; SEARCH(&quot;HR&quot;; [.B64]) - 2; 2)); --MID([.B64]; SEARCH(&quot;HR&quot;; [.B64]) - 2; 2); 1); 0)" office:value-type="float" office:value="0" calcext:value-type="float">
            <text:p>0</text:p>
          </table:table-cell>
          <table:table-cell table:style-name="ce11" table:formula="of:=rbi_calculator([.B64])" office:value-type="string" office:string-value="" calcext:value-type="error">
            <text:p>#NAME?</text:p>
          </table:table-cell>
          <table:table-cell table:style-name="ce12" table:formula="of:=run_calculator([.B64])" office:value-type="string" office:string-value="" calcext:value-type="error">
            <text:p>#NAME?</text:p>
          </table:table-cell>
          <table:table-cell table:style-name="ce6" table:formula="of:=IF(ISNUMBER(SEARCH(&quot;2B&quot;; [.B64])); IF(ISNUMBER(--MID([.B64]; SEARCH(&quot;2B&quot;; [.B64]) - 2; 2)); --MID([.B64]; SEARCH(&quot;2B&quot;; [.B64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4, 2 3B, RBI, 2 R</text:p>
          </table:table-cell>
          <table:table-cell table:style-name="ce5" table:formula="of:=MID([.B65];3;1)" office:value-type="string" office:string-value="4" calcext:value-type="string">
            <text:p>4</text:p>
          </table:table-cell>
          <table:table-cell table:style-name="ce7" table:formula="of:=[.C65]+[.F65]" office:value-type="float" office:value="4" calcext:value-type="float">
            <text:p>4</text:p>
          </table:table-cell>
          <table:table-cell table:style-name="ce9" table:formula="of:=VALUE(MID([.B65];1;1))" office:value-type="float" office:value="3" calcext:value-type="float">
            <text:p>3</text:p>
          </table:table-cell>
          <table:table-cell table:style-name="ce6" table:formula="of:=IF(ISNUMBER(SEARCH(&quot;BB&quot;; [.B65])); IF(ISNUMBER(--MID([.B65]; SEARCH(&quot;BB&quot;; [.B65]) - 2; 2)); --MID([.B65]; SEARCH(&quot;BB&quot;; [.B65]) - 2; 2); 1); 0)" office:value-type="float" office:value="0" calcext:value-type="float">
            <text:p>0</text:p>
          </table:table-cell>
          <table:table-cell table:style-name="ce10" table:formula="of:=tbc([.B65])" office:value-type="string" office:string-value="" calcext:value-type="error">
            <text:p>#NAME?</text:p>
          </table:table-cell>
          <table:table-cell table:style-name="ce6" table:formula="of:=IF(ISNUMBER(SEARCH(&quot;HR&quot;; [.B65])); IF(ISNUMBER(--MID([.B65]; SEARCH(&quot;HR&quot;; [.B65]) - 2; 2)); --MID([.B65]; SEARCH(&quot;HR&quot;; [.B65]) - 2; 2); 1); 0)" office:value-type="float" office:value="0" calcext:value-type="float">
            <text:p>0</text:p>
          </table:table-cell>
          <table:table-cell table:style-name="ce11" table:formula="of:=rbi_calculator([.B65])" office:value-type="string" office:string-value="" calcext:value-type="error">
            <text:p>#NAME?</text:p>
          </table:table-cell>
          <table:table-cell table:style-name="ce12" table:formula="of:=run_calculator([.B65])" office:value-type="string" office:string-value="" calcext:value-type="error">
            <text:p>#NAME?</text:p>
          </table:table-cell>
          <table:table-cell table:style-name="ce6" table:formula="of:=IF(ISNUMBER(SEARCH(&quot;2B&quot;; [.B65])); IF(ISNUMBER(--MID([.B65]; SEARCH(&quot;2B&quot;; [.B65]) - 2; 2)); --MID([.B65]; SEARCH(&quot;2B&quot;; [.B6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, BB</text:p>
          </table:table-cell>
          <table:table-cell table:style-name="ce5" table:formula="of:=MID([.B66];3;1)" office:value-type="string" office:string-value="3" calcext:value-type="string">
            <text:p>3</text:p>
          </table:table-cell>
          <table:table-cell table:style-name="ce7" table:formula="of:=[.C66]+[.F66]" office:value-type="float" office:value="4" calcext:value-type="float">
            <text:p>4</text:p>
          </table:table-cell>
          <table:table-cell table:style-name="ce9" table:formula="of:=VALUE(MID([.B66];1;1))" office:value-type="float" office:value="1" calcext:value-type="float">
            <text:p>1</text:p>
          </table:table-cell>
          <table:table-cell table:style-name="ce6" table:formula="of:=IF(ISNUMBER(SEARCH(&quot;BB&quot;; [.B66])); IF(ISNUMBER(--MID([.B66]; SEARCH(&quot;BB&quot;; [.B66]) - 2; 2)); --MID([.B66]; SEARCH(&quot;BB&quot;; [.B66]) - 2; 2); 1); 0)" office:value-type="float" office:value="1" calcext:value-type="float">
            <text:p>1</text:p>
          </table:table-cell>
          <table:table-cell table:style-name="ce10" table:formula="of:=tbc([.B66])" office:value-type="string" office:string-value="" calcext:value-type="error">
            <text:p>#NAME?</text:p>
          </table:table-cell>
          <table:table-cell table:style-name="ce6" table:formula="of:=IF(ISNUMBER(SEARCH(&quot;HR&quot;; [.B66])); IF(ISNUMBER(--MID([.B66]; SEARCH(&quot;HR&quot;; [.B66]) - 2; 2)); --MID([.B66]; SEARCH(&quot;HR&quot;; [.B66]) - 2; 2); 1); 0)" office:value-type="float" office:value="0" calcext:value-type="float">
            <text:p>0</text:p>
          </table:table-cell>
          <table:table-cell table:style-name="ce11" table:formula="of:=rbi_calculator([.B66])" office:value-type="string" office:string-value="" calcext:value-type="error">
            <text:p>#NAME?</text:p>
          </table:table-cell>
          <table:table-cell table:style-name="ce12" table:formula="of:=run_calculator([.B66])" office:value-type="string" office:string-value="" calcext:value-type="error">
            <text:p>#NAME?</text:p>
          </table:table-cell>
          <table:table-cell table:style-name="ce6" table:formula="of:=IF(ISNUMBER(SEARCH(&quot;2B&quot;; [.B66])); IF(ISNUMBER(--MID([.B66]; SEARCH(&quot;2B&quot;; [.B66]) - 2; 2)); --MID([.B66]; SEARCH(&quot;2B&quot;; [.B66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5</text:p>
          </table:table-cell>
          <table:table-cell table:style-name="ce5" table:formula="of:=MID([.B67];3;1)" office:value-type="string" office:string-value="5" calcext:value-type="string">
            <text:p>5</text:p>
          </table:table-cell>
          <table:table-cell table:style-name="ce7" table:formula="of:=[.C67]+[.F67]" office:value-type="float" office:value="5" calcext:value-type="float">
            <text:p>5</text:p>
          </table:table-cell>
          <table:table-cell table:style-name="ce9" table:formula="of:=VALUE(MID([.B67];1;1))" office:value-type="float" office:value="1" calcext:value-type="float">
            <text:p>1</text:p>
          </table:table-cell>
          <table:table-cell table:style-name="ce6" table:formula="of:=IF(ISNUMBER(SEARCH(&quot;BB&quot;; [.B67])); IF(ISNUMBER(--MID([.B67]; SEARCH(&quot;BB&quot;; [.B67]) - 2; 2)); --MID([.B67]; SEARCH(&quot;BB&quot;; [.B67]) - 2; 2); 1); 0)" office:value-type="float" office:value="0" calcext:value-type="float">
            <text:p>0</text:p>
          </table:table-cell>
          <table:table-cell table:style-name="ce10" table:formula="of:=tbc([.B67])" office:value-type="string" office:string-value="" calcext:value-type="error">
            <text:p>#NAME?</text:p>
          </table:table-cell>
          <table:table-cell table:style-name="ce6" table:formula="of:=IF(ISNUMBER(SEARCH(&quot;HR&quot;; [.B67])); IF(ISNUMBER(--MID([.B67]; SEARCH(&quot;HR&quot;; [.B67]) - 2; 2)); --MID([.B67]; SEARCH(&quot;HR&quot;; [.B67]) - 2; 2); 1); 0)" office:value-type="float" office:value="0" calcext:value-type="float">
            <text:p>0</text:p>
          </table:table-cell>
          <table:table-cell table:style-name="ce11" table:formula="of:=rbi_calculator([.B67])" office:value-type="string" office:string-value="" calcext:value-type="error">
            <text:p>#NAME?</text:p>
          </table:table-cell>
          <table:table-cell table:style-name="ce12" table:formula="of:=run_calculator([.B67])" office:value-type="string" office:string-value="" calcext:value-type="error">
            <text:p>#NAME?</text:p>
          </table:table-cell>
          <table:table-cell table:style-name="ce6" table:formula="of:=IF(ISNUMBER(SEARCH(&quot;2B&quot;; [.B67])); IF(ISNUMBER(--MID([.B67]; SEARCH(&quot;2B&quot;; [.B67]) - 2; 2)); --MID([.B67]; SEARCH(&quot;2B&quot;; [.B6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3, BB</text:p>
          </table:table-cell>
          <table:table-cell table:style-name="ce5" table:formula="of:=MID([.B68];3;1)" office:value-type="string" office:string-value="3" calcext:value-type="string">
            <text:p>3</text:p>
          </table:table-cell>
          <table:table-cell table:style-name="ce7" table:formula="of:=[.C68]+[.F68]" office:value-type="float" office:value="4" calcext:value-type="float">
            <text:p>4</text:p>
          </table:table-cell>
          <table:table-cell table:style-name="ce9" table:formula="of:=VALUE(MID([.B68];1;1))" office:value-type="float" office:value="2" calcext:value-type="float">
            <text:p>2</text:p>
          </table:table-cell>
          <table:table-cell table:style-name="ce6" table:formula="of:=IF(ISNUMBER(SEARCH(&quot;BB&quot;; [.B68])); IF(ISNUMBER(--MID([.B68]; SEARCH(&quot;BB&quot;; [.B68]) - 2; 2)); --MID([.B68]; SEARCH(&quot;BB&quot;; [.B68]) - 2; 2); 1); 0)" office:value-type="float" office:value="1" calcext:value-type="float">
            <text:p>1</text:p>
          </table:table-cell>
          <table:table-cell table:style-name="ce10" table:formula="of:=tbc([.B68])" office:value-type="string" office:string-value="" calcext:value-type="error">
            <text:p>#NAME?</text:p>
          </table:table-cell>
          <table:table-cell table:style-name="ce6" table:formula="of:=IF(ISNUMBER(SEARCH(&quot;HR&quot;; [.B68])); IF(ISNUMBER(--MID([.B68]; SEARCH(&quot;HR&quot;; [.B68]) - 2; 2)); --MID([.B68]; SEARCH(&quot;HR&quot;; [.B68]) - 2; 2); 1); 0)" office:value-type="float" office:value="0" calcext:value-type="float">
            <text:p>0</text:p>
          </table:table-cell>
          <table:table-cell table:style-name="ce11" table:formula="of:=rbi_calculator([.B68])" office:value-type="string" office:string-value="" calcext:value-type="error">
            <text:p>#NAME?</text:p>
          </table:table-cell>
          <table:table-cell table:style-name="ce12" table:formula="of:=run_calculator([.B68])" office:value-type="string" office:string-value="" calcext:value-type="error">
            <text:p>#NAME?</text:p>
          </table:table-cell>
          <table:table-cell table:style-name="ce6" table:formula="of:=IF(ISNUMBER(SEARCH(&quot;2B&quot;; [.B68])); IF(ISNUMBER(--MID([.B68]; SEARCH(&quot;2B&quot;; [.B68]) - 2; 2)); --MID([.B68]; SEARCH(&quot;2B&quot;; [.B6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HR, RBI, R</text:p>
          </table:table-cell>
          <table:table-cell table:style-name="ce5" table:formula="of:=MID([.B69];3;1)" office:value-type="string" office:string-value="4" calcext:value-type="string">
            <text:p>4</text:p>
          </table:table-cell>
          <table:table-cell table:style-name="ce7" table:formula="of:=[.C69]+[.F69]" office:value-type="float" office:value="4" calcext:value-type="float">
            <text:p>4</text:p>
          </table:table-cell>
          <table:table-cell table:style-name="ce9" table:formula="of:=VALUE(MID([.B69];1;1))" office:value-type="float" office:value="2" calcext:value-type="float">
            <text:p>2</text:p>
          </table:table-cell>
          <table:table-cell table:style-name="ce6" table:formula="of:=IF(ISNUMBER(SEARCH(&quot;BB&quot;; [.B69])); IF(ISNUMBER(--MID([.B69]; SEARCH(&quot;BB&quot;; [.B69]) - 2; 2)); --MID([.B69]; SEARCH(&quot;BB&quot;; [.B69]) - 2; 2); 1); 0)" office:value-type="float" office:value="0" calcext:value-type="float">
            <text:p>0</text:p>
          </table:table-cell>
          <table:table-cell table:style-name="ce10" table:formula="of:=tbc([.B69])" office:value-type="string" office:string-value="" calcext:value-type="error">
            <text:p>#NAME?</text:p>
          </table:table-cell>
          <table:table-cell table:style-name="ce6" table:formula="of:=IF(ISNUMBER(SEARCH(&quot;HR&quot;; [.B69])); IF(ISNUMBER(--MID([.B69]; SEARCH(&quot;HR&quot;; [.B69]) - 2; 2)); --MID([.B69]; SEARCH(&quot;HR&quot;; [.B69]) - 2; 2); 1); 0)" office:value-type="float" office:value="1" calcext:value-type="float">
            <text:p>1</text:p>
          </table:table-cell>
          <table:table-cell table:style-name="ce11" table:formula="of:=rbi_calculator([.B69])" office:value-type="string" office:string-value="" calcext:value-type="error">
            <text:p>#NAME?</text:p>
          </table:table-cell>
          <table:table-cell table:style-name="ce12" table:formula="of:=run_calculator([.B69])" office:value-type="string" office:string-value="" calcext:value-type="error">
            <text:p>#NAME?</text:p>
          </table:table-cell>
          <table:table-cell table:style-name="ce6" table:formula="of:=IF(ISNUMBER(SEARCH(&quot;2B&quot;; [.B69])); IF(ISNUMBER(--MID([.B69]; SEARCH(&quot;2B&quot;; [.B69]) - 2; 2)); --MID([.B69]; SEARCH(&quot;2B&quot;; [.B69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70];3;1)" office:value-type="string" office:string-value="3" calcext:value-type="string">
            <text:p>3</text:p>
          </table:table-cell>
          <table:table-cell table:style-name="ce7" table:formula="of:=[.C70]+[.F70]" office:value-type="float" office:value="4" calcext:value-type="float">
            <text:p>4</text:p>
          </table:table-cell>
          <table:table-cell table:style-name="ce9" table:formula="of:=VALUE(MID([.B70];1;1))" office:value-type="float" office:value="0" calcext:value-type="float">
            <text:p>0</text:p>
          </table:table-cell>
          <table:table-cell table:style-name="ce6" table:formula="of:=IF(ISNUMBER(SEARCH(&quot;BB&quot;; [.B70])); IF(ISNUMBER(--MID([.B70]; SEARCH(&quot;BB&quot;; [.B70]) - 2; 2)); --MID([.B70]; SEARCH(&quot;BB&quot;; [.B70]) - 2; 2); 1); 0)" office:value-type="float" office:value="1" calcext:value-type="float">
            <text:p>1</text:p>
          </table:table-cell>
          <table:table-cell table:style-name="ce10" table:formula="of:=tbc([.B70])" office:value-type="string" office:string-value="" calcext:value-type="error">
            <text:p>#NAME?</text:p>
          </table:table-cell>
          <table:table-cell table:style-name="ce6" table:formula="of:=IF(ISNUMBER(SEARCH(&quot;HR&quot;; [.B70])); IF(ISNUMBER(--MID([.B70]; SEARCH(&quot;HR&quot;; [.B70]) - 2; 2)); --MID([.B70]; SEARCH(&quot;HR&quot;; [.B70]) - 2; 2); 1); 0)" office:value-type="float" office:value="0" calcext:value-type="float">
            <text:p>0</text:p>
          </table:table-cell>
          <table:table-cell table:style-name="ce11" table:formula="of:=rbi_calculator([.B70])" office:value-type="string" office:string-value="" calcext:value-type="error">
            <text:p>#NAME?</text:p>
          </table:table-cell>
          <table:table-cell table:style-name="ce12" table:formula="of:=run_calculator([.B70])" office:value-type="string" office:string-value="" calcext:value-type="error">
            <text:p>#NAME?</text:p>
          </table:table-cell>
          <table:table-cell table:style-name="ce6" table:formula="of:=IF(ISNUMBER(SEARCH(&quot;2B&quot;; [.B70])); IF(ISNUMBER(--MID([.B70]; SEARCH(&quot;2B&quot;; [.B70]) - 2; 2)); --MID([.B70]; SEARCH(&quot;2B&quot;; [.B7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table:style-name="ce5" table:formula="of:=MID([.B71];3;1)" office:value-type="string" office:string-value="4" calcext:value-type="string">
            <text:p>4</text:p>
          </table:table-cell>
          <table:table-cell table:style-name="ce7" table:formula="of:=[.C71]+[.F71]" office:value-type="float" office:value="4" calcext:value-type="float">
            <text:p>4</text:p>
          </table:table-cell>
          <table:table-cell table:style-name="ce9" table:formula="of:=VALUE(MID([.B71];1;1))" office:value-type="float" office:value="1" calcext:value-type="float">
            <text:p>1</text:p>
          </table:table-cell>
          <table:table-cell table:style-name="ce6" table:formula="of:=IF(ISNUMBER(SEARCH(&quot;BB&quot;; [.B71])); IF(ISNUMBER(--MID([.B71]; SEARCH(&quot;BB&quot;; [.B71]) - 2; 2)); --MID([.B71]; SEARCH(&quot;BB&quot;; [.B71]) - 2; 2); 1); 0)" office:value-type="float" office:value="0" calcext:value-type="float">
            <text:p>0</text:p>
          </table:table-cell>
          <table:table-cell table:style-name="ce10" table:formula="of:=tbc([.B71])" office:value-type="string" office:string-value="" calcext:value-type="error">
            <text:p>#NAME?</text:p>
          </table:table-cell>
          <table:table-cell table:style-name="ce6" table:formula="of:=IF(ISNUMBER(SEARCH(&quot;HR&quot;; [.B71])); IF(ISNUMBER(--MID([.B71]; SEARCH(&quot;HR&quot;; [.B71]) - 2; 2)); --MID([.B71]; SEARCH(&quot;HR&quot;; [.B71]) - 2; 2); 1); 0)" office:value-type="float" office:value="0" calcext:value-type="float">
            <text:p>0</text:p>
          </table:table-cell>
          <table:table-cell table:style-name="ce11" table:formula="of:=rbi_calculator([.B71])" office:value-type="string" office:string-value="" calcext:value-type="error">
            <text:p>#NAME?</text:p>
          </table:table-cell>
          <table:table-cell table:style-name="ce12" table:formula="of:=run_calculator([.B71])" office:value-type="string" office:string-value="" calcext:value-type="error">
            <text:p>#NAME?</text:p>
          </table:table-cell>
          <table:table-cell table:style-name="ce6" table:formula="of:=IF(ISNUMBER(SEARCH(&quot;2B&quot;; [.B71])); IF(ISNUMBER(--MID([.B71]; SEARCH(&quot;2B&quot;; [.B71]) - 2; 2)); --MID([.B71]; SEARCH(&quot;2B&quot;; [.B7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72];3;1)" office:value-type="string" office:string-value="4" calcext:value-type="string">
            <text:p>4</text:p>
          </table:table-cell>
          <table:table-cell table:style-name="ce7" table:formula="of:=[.C72]+[.F72]" office:value-type="float" office:value="4" calcext:value-type="float">
            <text:p>4</text:p>
          </table:table-cell>
          <table:table-cell table:style-name="ce9" table:formula="of:=VALUE(MID([.B72];1;1))" office:value-type="float" office:value="0" calcext:value-type="float">
            <text:p>0</text:p>
          </table:table-cell>
          <table:table-cell table:style-name="ce6" table:formula="of:=IF(ISNUMBER(SEARCH(&quot;BB&quot;; [.B72])); IF(ISNUMBER(--MID([.B72]; SEARCH(&quot;BB&quot;; [.B72]) - 2; 2)); --MID([.B72]; SEARCH(&quot;BB&quot;; [.B72]) - 2; 2); 1); 0)" office:value-type="float" office:value="0" calcext:value-type="float">
            <text:p>0</text:p>
          </table:table-cell>
          <table:table-cell table:style-name="ce10" table:formula="of:=tbc([.B72])" office:value-type="string" office:string-value="" calcext:value-type="error">
            <text:p>#NAME?</text:p>
          </table:table-cell>
          <table:table-cell table:style-name="ce6" table:formula="of:=IF(ISNUMBER(SEARCH(&quot;HR&quot;; [.B72])); IF(ISNUMBER(--MID([.B72]; SEARCH(&quot;HR&quot;; [.B72]) - 2; 2)); --MID([.B72]; SEARCH(&quot;HR&quot;; [.B72]) - 2; 2); 1); 0)" office:value-type="float" office:value="0" calcext:value-type="float">
            <text:p>0</text:p>
          </table:table-cell>
          <table:table-cell table:style-name="ce11" table:formula="of:=rbi_calculator([.B72])" office:value-type="string" office:string-value="" calcext:value-type="error">
            <text:p>#NAME?</text:p>
          </table:table-cell>
          <table:table-cell table:style-name="ce12" table:formula="of:=run_calculator([.B72])" office:value-type="string" office:string-value="" calcext:value-type="error">
            <text:p>#NAME?</text:p>
          </table:table-cell>
          <table:table-cell table:style-name="ce6" table:formula="of:=IF(ISNUMBER(SEARCH(&quot;2B&quot;; [.B72])); IF(ISNUMBER(--MID([.B72]; SEARCH(&quot;2B&quot;; [.B72]) - 2; 2)); --MID([.B72]; SEARCH(&quot;2B&quot;; [.B72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5, 2 RBI, R</text:p>
          </table:table-cell>
          <table:table-cell table:style-name="ce5" table:formula="of:=MID([.B73];3;1)" office:value-type="string" office:string-value="5" calcext:value-type="string">
            <text:p>5</text:p>
          </table:table-cell>
          <table:table-cell table:style-name="ce7" table:formula="of:=[.C73]+[.F73]" office:value-type="float" office:value="5" calcext:value-type="float">
            <text:p>5</text:p>
          </table:table-cell>
          <table:table-cell table:style-name="ce9" table:formula="of:=VALUE(MID([.B73];1;1))" office:value-type="float" office:value="3" calcext:value-type="float">
            <text:p>3</text:p>
          </table:table-cell>
          <table:table-cell table:style-name="ce6" table:formula="of:=IF(ISNUMBER(SEARCH(&quot;BB&quot;; [.B73])); IF(ISNUMBER(--MID([.B73]; SEARCH(&quot;BB&quot;; [.B73]) - 2; 2)); --MID([.B73]; SEARCH(&quot;BB&quot;; [.B73]) - 2; 2); 1); 0)" office:value-type="float" office:value="0" calcext:value-type="float">
            <text:p>0</text:p>
          </table:table-cell>
          <table:table-cell table:style-name="ce10" table:formula="of:=tbc([.B73])" office:value-type="string" office:string-value="" calcext:value-type="error">
            <text:p>#NAME?</text:p>
          </table:table-cell>
          <table:table-cell table:style-name="ce6" table:formula="of:=IF(ISNUMBER(SEARCH(&quot;HR&quot;; [.B73])); IF(ISNUMBER(--MID([.B73]; SEARCH(&quot;HR&quot;; [.B73]) - 2; 2)); --MID([.B73]; SEARCH(&quot;HR&quot;; [.B73]) - 2; 2); 1); 0)" office:value-type="float" office:value="0" calcext:value-type="float">
            <text:p>0</text:p>
          </table:table-cell>
          <table:table-cell table:style-name="ce11" table:formula="of:=rbi_calculator([.B73])" office:value-type="string" office:string-value="" calcext:value-type="error">
            <text:p>#NAME?</text:p>
          </table:table-cell>
          <table:table-cell table:style-name="ce12" table:formula="of:=run_calculator([.B73])" office:value-type="string" office:string-value="" calcext:value-type="error">
            <text:p>#NAME?</text:p>
          </table:table-cell>
          <table:table-cell table:style-name="ce6" table:formula="of:=IF(ISNUMBER(SEARCH(&quot;2B&quot;; [.B73])); IF(ISNUMBER(--MID([.B73]; SEARCH(&quot;2B&quot;; [.B73]) - 2; 2)); --MID([.B73]; SEARCH(&quot;2B&quot;; [.B73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4, 2 2B, 2 RBI, 2 R</text:p>
          </table:table-cell>
          <table:table-cell table:style-name="ce5" table:formula="of:=MID([.B74];3;1)" office:value-type="string" office:string-value="4" calcext:value-type="string">
            <text:p>4</text:p>
          </table:table-cell>
          <table:table-cell table:style-name="ce7" table:formula="of:=[.C74]+[.F74]" office:value-type="float" office:value="4" calcext:value-type="float">
            <text:p>4</text:p>
          </table:table-cell>
          <table:table-cell table:style-name="ce9" table:formula="of:=VALUE(MID([.B74];1;1))" office:value-type="float" office:value="3" calcext:value-type="float">
            <text:p>3</text:p>
          </table:table-cell>
          <table:table-cell table:style-name="ce6" table:formula="of:=IF(ISNUMBER(SEARCH(&quot;BB&quot;; [.B74])); IF(ISNUMBER(--MID([.B74]; SEARCH(&quot;BB&quot;; [.B74]) - 2; 2)); --MID([.B74]; SEARCH(&quot;BB&quot;; [.B74]) - 2; 2); 1); 0)" office:value-type="float" office:value="0" calcext:value-type="float">
            <text:p>0</text:p>
          </table:table-cell>
          <table:table-cell table:style-name="ce10" table:formula="of:=tbc([.B74])" office:value-type="string" office:string-value="" calcext:value-type="error">
            <text:p>#NAME?</text:p>
          </table:table-cell>
          <table:table-cell table:style-name="ce6" table:formula="of:=IF(ISNUMBER(SEARCH(&quot;HR&quot;; [.B74])); IF(ISNUMBER(--MID([.B74]; SEARCH(&quot;HR&quot;; [.B74]) - 2; 2)); --MID([.B74]; SEARCH(&quot;HR&quot;; [.B74]) - 2; 2); 1); 0)" office:value-type="float" office:value="0" calcext:value-type="float">
            <text:p>0</text:p>
          </table:table-cell>
          <table:table-cell table:style-name="ce11" table:formula="of:=rbi_calculator([.B74])" office:value-type="string" office:string-value="" calcext:value-type="error">
            <text:p>#NAME?</text:p>
          </table:table-cell>
          <table:table-cell table:style-name="ce12" table:formula="of:=run_calculator([.B74])" office:value-type="string" office:string-value="" calcext:value-type="error">
            <text:p>#NAME?</text:p>
          </table:table-cell>
          <table:table-cell table:style-name="ce6" table:formula="of:=IF(ISNUMBER(SEARCH(&quot;2B&quot;; [.B74])); IF(ISNUMBER(--MID([.B74]; SEARCH(&quot;2B&quot;; [.B74]) - 2; 2)); --MID([.B74]; SEARCH(&quot;2B&quot;; [.B74]) - 2; 2); 1); 0)" office:value-type="float" office:value="2" calcext:value-type="float">
            <text:p>2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BB</text:p>
          </table:table-cell>
          <table:table-cell table:style-name="ce5" table:formula="of:=MID([.B75];3;1)" office:value-type="string" office:string-value="4" calcext:value-type="string">
            <text:p>4</text:p>
          </table:table-cell>
          <table:table-cell table:style-name="ce7" table:formula="of:=[.C75]+[.F75]" office:value-type="float" office:value="5" calcext:value-type="float">
            <text:p>5</text:p>
          </table:table-cell>
          <table:table-cell table:style-name="ce9" table:formula="of:=VALUE(MID([.B75];1;1))" office:value-type="float" office:value="1" calcext:value-type="float">
            <text:p>1</text:p>
          </table:table-cell>
          <table:table-cell table:style-name="ce6" table:formula="of:=IF(ISNUMBER(SEARCH(&quot;BB&quot;; [.B75])); IF(ISNUMBER(--MID([.B75]; SEARCH(&quot;BB&quot;; [.B75]) - 2; 2)); --MID([.B75]; SEARCH(&quot;BB&quot;; [.B75]) - 2; 2); 1); 0)" office:value-type="float" office:value="1" calcext:value-type="float">
            <text:p>1</text:p>
          </table:table-cell>
          <table:table-cell table:style-name="ce10" table:formula="of:=tbc([.B75])" office:value-type="string" office:string-value="" calcext:value-type="error">
            <text:p>#NAME?</text:p>
          </table:table-cell>
          <table:table-cell table:style-name="ce6" table:formula="of:=IF(ISNUMBER(SEARCH(&quot;HR&quot;; [.B75])); IF(ISNUMBER(--MID([.B75]; SEARCH(&quot;HR&quot;; [.B75]) - 2; 2)); --MID([.B75]; SEARCH(&quot;HR&quot;; [.B75]) - 2; 2); 1); 0)" office:value-type="float" office:value="0" calcext:value-type="float">
            <text:p>0</text:p>
          </table:table-cell>
          <table:table-cell table:style-name="ce11" table:formula="of:=rbi_calculator([.B75])" office:value-type="string" office:string-value="" calcext:value-type="error">
            <text:p>#NAME?</text:p>
          </table:table-cell>
          <table:table-cell table:style-name="ce12" table:formula="of:=run_calculator([.B75])" office:value-type="string" office:string-value="" calcext:value-type="error">
            <text:p>#NAME?</text:p>
          </table:table-cell>
          <table:table-cell table:style-name="ce6" table:formula="of:=IF(ISNUMBER(SEARCH(&quot;2B&quot;; [.B75])); IF(ISNUMBER(--MID([.B75]; SEARCH(&quot;2B&quot;; [.B75]) - 2; 2)); --MID([.B75]; SEARCH(&quot;2B&quot;; [.B7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HR, 4 RBI, R</text:p>
          </table:table-cell>
          <table:table-cell table:style-name="ce5" table:formula="of:=MID([.B76];3;1)" office:value-type="string" office:string-value="5" calcext:value-type="string">
            <text:p>5</text:p>
          </table:table-cell>
          <table:table-cell table:style-name="ce7" table:formula="of:=[.C76]+[.F76]" office:value-type="float" office:value="5" calcext:value-type="float">
            <text:p>5</text:p>
          </table:table-cell>
          <table:table-cell table:style-name="ce9" table:formula="of:=VALUE(MID([.B76];1;1))" office:value-type="float" office:value="2" calcext:value-type="float">
            <text:p>2</text:p>
          </table:table-cell>
          <table:table-cell table:style-name="ce6" table:formula="of:=IF(ISNUMBER(SEARCH(&quot;BB&quot;; [.B76])); IF(ISNUMBER(--MID([.B76]; SEARCH(&quot;BB&quot;; [.B76]) - 2; 2)); --MID([.B76]; SEARCH(&quot;BB&quot;; [.B76]) - 2; 2); 1); 0)" office:value-type="float" office:value="0" calcext:value-type="float">
            <text:p>0</text:p>
          </table:table-cell>
          <table:table-cell table:style-name="ce10" table:formula="of:=tbc([.B76])" office:value-type="string" office:string-value="" calcext:value-type="error">
            <text:p>#NAME?</text:p>
          </table:table-cell>
          <table:table-cell table:style-name="ce6" table:formula="of:=IF(ISNUMBER(SEARCH(&quot;HR&quot;; [.B76])); IF(ISNUMBER(--MID([.B76]; SEARCH(&quot;HR&quot;; [.B76]) - 2; 2)); --MID([.B76]; SEARCH(&quot;HR&quot;; [.B76]) - 2; 2); 1); 0)" office:value-type="float" office:value="1" calcext:value-type="float">
            <text:p>1</text:p>
          </table:table-cell>
          <table:table-cell table:style-name="ce11" table:formula="of:=rbi_calculator([.B76])" office:value-type="string" office:string-value="" calcext:value-type="error">
            <text:p>#NAME?</text:p>
          </table:table-cell>
          <table:table-cell table:style-name="ce12" table:formula="of:=run_calculator([.B76])" office:value-type="string" office:string-value="" calcext:value-type="error">
            <text:p>#NAME?</text:p>
          </table:table-cell>
          <table:table-cell table:style-name="ce6" table:formula="of:=IF(ISNUMBER(SEARCH(&quot;2B&quot;; [.B76])); IF(ISNUMBER(--MID([.B76]; SEARCH(&quot;2B&quot;; [.B76]) - 2; 2)); --MID([.B76]; SEARCH(&quot;2B&quot;; [.B76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77];3;1)" office:value-type="string" office:string-value="3" calcext:value-type="string">
            <text:p>3</text:p>
          </table:table-cell>
          <table:table-cell table:style-name="ce7" table:formula="of:=[.C77]+[.F77]" office:value-type="float" office:value="4" calcext:value-type="float">
            <text:p>4</text:p>
          </table:table-cell>
          <table:table-cell table:style-name="ce9" table:formula="of:=VALUE(MID([.B77];1;1))" office:value-type="float" office:value="0" calcext:value-type="float">
            <text:p>0</text:p>
          </table:table-cell>
          <table:table-cell table:style-name="ce6" table:formula="of:=IF(ISNUMBER(SEARCH(&quot;BB&quot;; [.B77])); IF(ISNUMBER(--MID([.B77]; SEARCH(&quot;BB&quot;; [.B77]) - 2; 2)); --MID([.B77]; SEARCH(&quot;BB&quot;; [.B77]) - 2; 2); 1); 0)" office:value-type="float" office:value="1" calcext:value-type="float">
            <text:p>1</text:p>
          </table:table-cell>
          <table:table-cell table:style-name="ce10" table:formula="of:=tbc([.B77])" office:value-type="string" office:string-value="" calcext:value-type="error">
            <text:p>#NAME?</text:p>
          </table:table-cell>
          <table:table-cell table:style-name="ce6" table:formula="of:=IF(ISNUMBER(SEARCH(&quot;HR&quot;; [.B77])); IF(ISNUMBER(--MID([.B77]; SEARCH(&quot;HR&quot;; [.B77]) - 2; 2)); --MID([.B77]; SEARCH(&quot;HR&quot;; [.B77]) - 2; 2); 1); 0)" office:value-type="float" office:value="0" calcext:value-type="float">
            <text:p>0</text:p>
          </table:table-cell>
          <table:table-cell table:style-name="ce11" table:formula="of:=rbi_calculator([.B77])" office:value-type="string" office:string-value="" calcext:value-type="error">
            <text:p>#NAME?</text:p>
          </table:table-cell>
          <table:table-cell table:style-name="ce12" table:formula="of:=run_calculator([.B77])" office:value-type="string" office:string-value="" calcext:value-type="error">
            <text:p>#NAME?</text:p>
          </table:table-cell>
          <table:table-cell table:style-name="ce6" table:formula="of:=IF(ISNUMBER(SEARCH(&quot;2B&quot;; [.B77])); IF(ISNUMBER(--MID([.B77]; SEARCH(&quot;2B&quot;; [.B77]) - 2; 2)); --MID([.B77]; SEARCH(&quot;2B&quot;; [.B77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</text:p>
          </table:table-cell>
          <table:table-cell table:style-name="ce5" table:formula="of:=MID([.B78];3;1)" office:value-type="string" office:string-value="3" calcext:value-type="string">
            <text:p>3</text:p>
          </table:table-cell>
          <table:table-cell table:style-name="ce7" table:formula="of:=[.C78]+[.F78]" office:value-type="float" office:value="3" calcext:value-type="float">
            <text:p>3</text:p>
          </table:table-cell>
          <table:table-cell table:style-name="ce9" table:formula="of:=VALUE(MID([.B78];1;1))" office:value-type="float" office:value="1" calcext:value-type="float">
            <text:p>1</text:p>
          </table:table-cell>
          <table:table-cell table:style-name="ce6" table:formula="of:=IF(ISNUMBER(SEARCH(&quot;BB&quot;; [.B78])); IF(ISNUMBER(--MID([.B78]; SEARCH(&quot;BB&quot;; [.B78]) - 2; 2)); --MID([.B78]; SEARCH(&quot;BB&quot;; [.B78]) - 2; 2); 1); 0)" office:value-type="float" office:value="0" calcext:value-type="float">
            <text:p>0</text:p>
          </table:table-cell>
          <table:table-cell table:style-name="ce10" table:formula="of:=tbc([.B78])" office:value-type="string" office:string-value="" calcext:value-type="error">
            <text:p>#NAME?</text:p>
          </table:table-cell>
          <table:table-cell table:style-name="ce6" table:formula="of:=IF(ISNUMBER(SEARCH(&quot;HR&quot;; [.B78])); IF(ISNUMBER(--MID([.B78]; SEARCH(&quot;HR&quot;; [.B78]) - 2; 2)); --MID([.B78]; SEARCH(&quot;HR&quot;; [.B78]) - 2; 2); 1); 0)" office:value-type="float" office:value="0" calcext:value-type="float">
            <text:p>0</text:p>
          </table:table-cell>
          <table:table-cell table:style-name="ce11" table:formula="of:=rbi_calculator([.B78])" office:value-type="string" office:string-value="" calcext:value-type="error">
            <text:p>#NAME?</text:p>
          </table:table-cell>
          <table:table-cell table:style-name="ce12" table:formula="of:=run_calculator([.B78])" office:value-type="string" office:string-value="" calcext:value-type="error">
            <text:p>#NAME?</text:p>
          </table:table-cell>
          <table:table-cell table:style-name="ce6" table:formula="of:=IF(ISNUMBER(SEARCH(&quot;2B&quot;; [.B78])); IF(ISNUMBER(--MID([.B78]; SEARCH(&quot;2B&quot;; [.B78]) - 2; 2)); --MID([.B78]; SEARCH(&quot;2B&quot;; [.B7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R</text:p>
          </table:table-cell>
          <table:table-cell table:style-name="ce5" table:formula="of:=MID([.B79];3;1)" office:value-type="string" office:string-value="4" calcext:value-type="string">
            <text:p>4</text:p>
          </table:table-cell>
          <table:table-cell table:style-name="ce7" table:formula="of:=[.C79]+[.F79]" office:value-type="float" office:value="4" calcext:value-type="float">
            <text:p>4</text:p>
          </table:table-cell>
          <table:table-cell table:style-name="ce9" table:formula="of:=VALUE(MID([.B79];1;1))" office:value-type="float" office:value="2" calcext:value-type="float">
            <text:p>2</text:p>
          </table:table-cell>
          <table:table-cell table:style-name="ce6" table:formula="of:=IF(ISNUMBER(SEARCH(&quot;BB&quot;; [.B79])); IF(ISNUMBER(--MID([.B79]; SEARCH(&quot;BB&quot;; [.B79]) - 2; 2)); --MID([.B79]; SEARCH(&quot;BB&quot;; [.B79]) - 2; 2); 1); 0)" office:value-type="float" office:value="0" calcext:value-type="float">
            <text:p>0</text:p>
          </table:table-cell>
          <table:table-cell table:style-name="ce10" table:formula="of:=tbc([.B79])" office:value-type="string" office:string-value="" calcext:value-type="error">
            <text:p>#NAME?</text:p>
          </table:table-cell>
          <table:table-cell table:style-name="ce6" table:formula="of:=IF(ISNUMBER(SEARCH(&quot;HR&quot;; [.B79])); IF(ISNUMBER(--MID([.B79]; SEARCH(&quot;HR&quot;; [.B79]) - 2; 2)); --MID([.B79]; SEARCH(&quot;HR&quot;; [.B79]) - 2; 2); 1); 0)" office:value-type="float" office:value="0" calcext:value-type="float">
            <text:p>0</text:p>
          </table:table-cell>
          <table:table-cell table:style-name="ce11" table:formula="of:=rbi_calculator([.B79])" office:value-type="string" office:string-value="" calcext:value-type="error">
            <text:p>#NAME?</text:p>
          </table:table-cell>
          <table:table-cell table:style-name="ce12" table:formula="of:=run_calculator([.B79])" office:value-type="string" office:string-value="" calcext:value-type="error">
            <text:p>#NAME?</text:p>
          </table:table-cell>
          <table:table-cell table:style-name="ce6" table:formula="of:=IF(ISNUMBER(SEARCH(&quot;2B&quot;; [.B79])); IF(ISNUMBER(--MID([.B79]; SEARCH(&quot;2B&quot;; [.B79]) - 2; 2)); --MID([.B79]; SEARCH(&quot;2B&quot;; [.B79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</text:p>
          </table:table-cell>
          <table:table-cell table:style-name="ce5" table:formula="of:=MID([.B80];3;1)" office:value-type="string" office:string-value="4" calcext:value-type="string">
            <text:p>4</text:p>
          </table:table-cell>
          <table:table-cell table:style-name="ce7" table:formula="of:=[.C80]+[.F80]" office:value-type="float" office:value="4" calcext:value-type="float">
            <text:p>4</text:p>
          </table:table-cell>
          <table:table-cell table:style-name="ce9" table:formula="of:=VALUE(MID([.B80];1;1))" office:value-type="float" office:value="1" calcext:value-type="float">
            <text:p>1</text:p>
          </table:table-cell>
          <table:table-cell table:style-name="ce6" table:formula="of:=IF(ISNUMBER(SEARCH(&quot;BB&quot;; [.B80])); IF(ISNUMBER(--MID([.B80]; SEARCH(&quot;BB&quot;; [.B80]) - 2; 2)); --MID([.B80]; SEARCH(&quot;BB&quot;; [.B80]) - 2; 2); 1); 0)" office:value-type="float" office:value="0" calcext:value-type="float">
            <text:p>0</text:p>
          </table:table-cell>
          <table:table-cell table:style-name="ce10" table:formula="of:=tbc([.B80])" office:value-type="string" office:string-value="" calcext:value-type="error">
            <text:p>#NAME?</text:p>
          </table:table-cell>
          <table:table-cell table:style-name="ce6" table:formula="of:=IF(ISNUMBER(SEARCH(&quot;HR&quot;; [.B80])); IF(ISNUMBER(--MID([.B80]; SEARCH(&quot;HR&quot;; [.B80]) - 2; 2)); --MID([.B80]; SEARCH(&quot;HR&quot;; [.B80]) - 2; 2); 1); 0)" office:value-type="float" office:value="0" calcext:value-type="float">
            <text:p>0</text:p>
          </table:table-cell>
          <table:table-cell table:style-name="ce11" table:formula="of:=rbi_calculator([.B80])" office:value-type="string" office:string-value="" calcext:value-type="error">
            <text:p>#NAME?</text:p>
          </table:table-cell>
          <table:table-cell table:style-name="ce12" table:formula="of:=run_calculator([.B80])" office:value-type="string" office:string-value="" calcext:value-type="error">
            <text:p>#NAME?</text:p>
          </table:table-cell>
          <table:table-cell table:style-name="ce6" table:formula="of:=IF(ISNUMBER(SEARCH(&quot;2B&quot;; [.B80])); IF(ISNUMBER(--MID([.B80]; SEARCH(&quot;2B&quot;; [.B80]) - 2; 2)); --MID([.B80]; SEARCH(&quot;2B&quot;; [.B8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81];3;1)" office:value-type="string" office:string-value="4" calcext:value-type="string">
            <text:p>4</text:p>
          </table:table-cell>
          <table:table-cell table:style-name="ce7" table:formula="of:=[.C81]+[.F81]" office:value-type="float" office:value="4" calcext:value-type="float">
            <text:p>4</text:p>
          </table:table-cell>
          <table:table-cell table:style-name="ce9" table:formula="of:=VALUE(MID([.B81];1;1))" office:value-type="float" office:value="0" calcext:value-type="float">
            <text:p>0</text:p>
          </table:table-cell>
          <table:table-cell table:style-name="ce6" table:formula="of:=IF(ISNUMBER(SEARCH(&quot;BB&quot;; [.B81])); IF(ISNUMBER(--MID([.B81]; SEARCH(&quot;BB&quot;; [.B81]) - 2; 2)); --MID([.B81]; SEARCH(&quot;BB&quot;; [.B81]) - 2; 2); 1); 0)" office:value-type="float" office:value="0" calcext:value-type="float">
            <text:p>0</text:p>
          </table:table-cell>
          <table:table-cell table:style-name="ce10" table:formula="of:=tbc([.B81])" office:value-type="string" office:string-value="" calcext:value-type="error">
            <text:p>#NAME?</text:p>
          </table:table-cell>
          <table:table-cell table:style-name="ce6" table:formula="of:=IF(ISNUMBER(SEARCH(&quot;HR&quot;; [.B81])); IF(ISNUMBER(--MID([.B81]; SEARCH(&quot;HR&quot;; [.B81]) - 2; 2)); --MID([.B81]; SEARCH(&quot;HR&quot;; [.B81]) - 2; 2); 1); 0)" office:value-type="float" office:value="0" calcext:value-type="float">
            <text:p>0</text:p>
          </table:table-cell>
          <table:table-cell table:style-name="ce11" table:formula="of:=rbi_calculator([.B81])" office:value-type="string" office:string-value="" calcext:value-type="error">
            <text:p>#NAME?</text:p>
          </table:table-cell>
          <table:table-cell table:style-name="ce12" table:formula="of:=run_calculator([.B81])" office:value-type="string" office:string-value="" calcext:value-type="error">
            <text:p>#NAME?</text:p>
          </table:table-cell>
          <table:table-cell table:style-name="ce6" table:formula="of:=IF(ISNUMBER(SEARCH(&quot;2B&quot;; [.B81])); IF(ISNUMBER(--MID([.B81]; SEARCH(&quot;2B&quot;; [.B81]) - 2; 2)); --MID([.B81]; SEARCH(&quot;2B&quot;; [.B8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R</text:p>
          </table:table-cell>
          <table:table-cell table:style-name="ce5" table:formula="of:=MID([.B82];3;1)" office:value-type="string" office:string-value="5" calcext:value-type="string">
            <text:p>5</text:p>
          </table:table-cell>
          <table:table-cell table:style-name="ce7" table:formula="of:=[.C82]+[.F82]" office:value-type="float" office:value="5" calcext:value-type="float">
            <text:p>5</text:p>
          </table:table-cell>
          <table:table-cell table:style-name="ce9" table:formula="of:=VALUE(MID([.B82];1;1))" office:value-type="float" office:value="2" calcext:value-type="float">
            <text:p>2</text:p>
          </table:table-cell>
          <table:table-cell table:style-name="ce6" table:formula="of:=IF(ISNUMBER(SEARCH(&quot;BB&quot;; [.B82])); IF(ISNUMBER(--MID([.B82]; SEARCH(&quot;BB&quot;; [.B82]) - 2; 2)); --MID([.B82]; SEARCH(&quot;BB&quot;; [.B82]) - 2; 2); 1); 0)" office:value-type="float" office:value="0" calcext:value-type="float">
            <text:p>0</text:p>
          </table:table-cell>
          <table:table-cell table:style-name="ce10" table:formula="of:=tbc([.B82])" office:value-type="string" office:string-value="" calcext:value-type="error">
            <text:p>#NAME?</text:p>
          </table:table-cell>
          <table:table-cell table:style-name="ce6" table:formula="of:=IF(ISNUMBER(SEARCH(&quot;HR&quot;; [.B82])); IF(ISNUMBER(--MID([.B82]; SEARCH(&quot;HR&quot;; [.B82]) - 2; 2)); --MID([.B82]; SEARCH(&quot;HR&quot;; [.B82]) - 2; 2); 1); 0)" office:value-type="float" office:value="0" calcext:value-type="float">
            <text:p>0</text:p>
          </table:table-cell>
          <table:table-cell table:style-name="ce11" table:formula="of:=rbi_calculator([.B82])" office:value-type="string" office:string-value="" calcext:value-type="error">
            <text:p>#NAME?</text:p>
          </table:table-cell>
          <table:table-cell table:style-name="ce12" table:formula="of:=run_calculator([.B82])" office:value-type="string" office:string-value="" calcext:value-type="error">
            <text:p>#NAME?</text:p>
          </table:table-cell>
          <table:table-cell table:style-name="ce6" table:formula="of:=IF(ISNUMBER(SEARCH(&quot;2B&quot;; [.B82])); IF(ISNUMBER(--MID([.B82]; SEARCH(&quot;2B&quot;; [.B82]) - 2; 2)); --MID([.B82]; SEARCH(&quot;2B&quot;; [.B82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2B, HR, BB, 2 RBI, 2 R</text:p>
          </table:table-cell>
          <table:table-cell table:style-name="ce5" table:formula="of:=MID([.B83];3;1)" office:value-type="string" office:string-value="4" calcext:value-type="string">
            <text:p>4</text:p>
          </table:table-cell>
          <table:table-cell table:style-name="ce7" table:formula="of:=[.C83]+[.F83]" office:value-type="float" office:value="5" calcext:value-type="float">
            <text:p>5</text:p>
          </table:table-cell>
          <table:table-cell table:style-name="ce9" table:formula="of:=VALUE(MID([.B83];1;1))" office:value-type="float" office:value="2" calcext:value-type="float">
            <text:p>2</text:p>
          </table:table-cell>
          <table:table-cell table:style-name="ce6" table:formula="of:=IF(ISNUMBER(SEARCH(&quot;BB&quot;; [.B83])); IF(ISNUMBER(--MID([.B83]; SEARCH(&quot;BB&quot;; [.B83]) - 2; 2)); --MID([.B83]; SEARCH(&quot;BB&quot;; [.B83]) - 2; 2); 1); 0)" office:value-type="float" office:value="1" calcext:value-type="float">
            <text:p>1</text:p>
          </table:table-cell>
          <table:table-cell table:style-name="ce10" table:formula="of:=tbc([.B83])" office:value-type="string" office:string-value="" calcext:value-type="error">
            <text:p>#NAME?</text:p>
          </table:table-cell>
          <table:table-cell table:style-name="ce6" table:formula="of:=IF(ISNUMBER(SEARCH(&quot;HR&quot;; [.B83])); IF(ISNUMBER(--MID([.B83]; SEARCH(&quot;HR&quot;; [.B83]) - 2; 2)); --MID([.B83]; SEARCH(&quot;HR&quot;; [.B83]) - 2; 2); 1); 0)" office:value-type="float" office:value="1" calcext:value-type="float">
            <text:p>1</text:p>
          </table:table-cell>
          <table:table-cell table:style-name="ce11" table:formula="of:=rbi_calculator([.B83])" office:value-type="string" office:string-value="" calcext:value-type="error">
            <text:p>#NAME?</text:p>
          </table:table-cell>
          <table:table-cell table:style-name="ce12" table:formula="of:=run_calculator([.B83])" office:value-type="string" office:string-value="" calcext:value-type="error">
            <text:p>#NAME?</text:p>
          </table:table-cell>
          <table:table-cell table:style-name="ce6" table:formula="of:=IF(ISNUMBER(SEARCH(&quot;2B&quot;; [.B83])); IF(ISNUMBER(--MID([.B83]; SEARCH(&quot;2B&quot;; [.B83]) - 2; 2)); --MID([.B83]; SEARCH(&quot;2B&quot;; [.B83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4-5, 2B, 2 RBI, 3 R</text:p>
          </table:table-cell>
          <table:table-cell table:style-name="ce5" table:formula="of:=MID([.B84];3;1)" office:value-type="string" office:string-value="5" calcext:value-type="string">
            <text:p>5</text:p>
          </table:table-cell>
          <table:table-cell table:style-name="ce7" table:formula="of:=[.C84]+[.F84]" office:value-type="float" office:value="5" calcext:value-type="float">
            <text:p>5</text:p>
          </table:table-cell>
          <table:table-cell table:style-name="ce9" table:formula="of:=VALUE(MID([.B84];1;1))" office:value-type="float" office:value="4" calcext:value-type="float">
            <text:p>4</text:p>
          </table:table-cell>
          <table:table-cell table:style-name="ce6" table:formula="of:=IF(ISNUMBER(SEARCH(&quot;BB&quot;; [.B84])); IF(ISNUMBER(--MID([.B84]; SEARCH(&quot;BB&quot;; [.B84]) - 2; 2)); --MID([.B84]; SEARCH(&quot;BB&quot;; [.B84]) - 2; 2); 1); 0)" office:value-type="float" office:value="0" calcext:value-type="float">
            <text:p>0</text:p>
          </table:table-cell>
          <table:table-cell table:style-name="ce10" table:formula="of:=tbc([.B84])" office:value-type="string" office:string-value="" calcext:value-type="error">
            <text:p>#NAME?</text:p>
          </table:table-cell>
          <table:table-cell table:style-name="ce6" table:formula="of:=IF(ISNUMBER(SEARCH(&quot;HR&quot;; [.B84])); IF(ISNUMBER(--MID([.B84]; SEARCH(&quot;HR&quot;; [.B84]) - 2; 2)); --MID([.B84]; SEARCH(&quot;HR&quot;; [.B84]) - 2; 2); 1); 0)" office:value-type="float" office:value="0" calcext:value-type="float">
            <text:p>0</text:p>
          </table:table-cell>
          <table:table-cell table:style-name="ce11" table:formula="of:=rbi_calculator([.B84])" office:value-type="string" office:string-value="" calcext:value-type="error">
            <text:p>#NAME?</text:p>
          </table:table-cell>
          <table:table-cell table:style-name="ce12" table:formula="of:=run_calculator([.B84])" office:value-type="string" office:string-value="" calcext:value-type="error">
            <text:p>#NAME?</text:p>
          </table:table-cell>
          <table:table-cell table:style-name="ce6" table:formula="of:=IF(ISNUMBER(SEARCH(&quot;2B&quot;; [.B84])); IF(ISNUMBER(--MID([.B84]; SEARCH(&quot;2B&quot;; [.B84]) - 2; 2)); --MID([.B84]; SEARCH(&quot;2B&quot;; [.B84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HR, RBI, R</text:p>
          </table:table-cell>
          <table:table-cell table:style-name="ce5" table:formula="of:=MID([.B85];3;1)" office:value-type="string" office:string-value="4" calcext:value-type="string">
            <text:p>4</text:p>
          </table:table-cell>
          <table:table-cell table:style-name="ce7" table:formula="of:=[.C85]+[.F85]" office:value-type="float" office:value="4" calcext:value-type="float">
            <text:p>4</text:p>
          </table:table-cell>
          <table:table-cell table:style-name="ce9" table:formula="of:=VALUE(MID([.B85];1;1))" office:value-type="float" office:value="1" calcext:value-type="float">
            <text:p>1</text:p>
          </table:table-cell>
          <table:table-cell table:style-name="ce6" table:formula="of:=IF(ISNUMBER(SEARCH(&quot;BB&quot;; [.B85])); IF(ISNUMBER(--MID([.B85]; SEARCH(&quot;BB&quot;; [.B85]) - 2; 2)); --MID([.B85]; SEARCH(&quot;BB&quot;; [.B85]) - 2; 2); 1); 0)" office:value-type="float" office:value="0" calcext:value-type="float">
            <text:p>0</text:p>
          </table:table-cell>
          <table:table-cell table:style-name="ce10" table:formula="of:=tbc([.B85])" office:value-type="string" office:string-value="" calcext:value-type="error">
            <text:p>#NAME?</text:p>
          </table:table-cell>
          <table:table-cell table:style-name="ce6" table:formula="of:=IF(ISNUMBER(SEARCH(&quot;HR&quot;; [.B85])); IF(ISNUMBER(--MID([.B85]; SEARCH(&quot;HR&quot;; [.B85]) - 2; 2)); --MID([.B85]; SEARCH(&quot;HR&quot;; [.B85]) - 2; 2); 1); 0)" office:value-type="float" office:value="1" calcext:value-type="float">
            <text:p>1</text:p>
          </table:table-cell>
          <table:table-cell table:style-name="ce11" table:formula="of:=rbi_calculator([.B85])" office:value-type="string" office:string-value="" calcext:value-type="error">
            <text:p>#NAME?</text:p>
          </table:table-cell>
          <table:table-cell table:style-name="ce12" table:formula="of:=run_calculator([.B85])" office:value-type="string" office:string-value="" calcext:value-type="error">
            <text:p>#NAME?</text:p>
          </table:table-cell>
          <table:table-cell table:style-name="ce6" table:formula="of:=IF(ISNUMBER(SEARCH(&quot;2B&quot;; [.B85])); IF(ISNUMBER(--MID([.B85]; SEARCH(&quot;2B&quot;; [.B85]) - 2; 2)); --MID([.B85]; SEARCH(&quot;2B&quot;; [.B8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BB</text:p>
          </table:table-cell>
          <table:table-cell table:style-name="ce5" table:formula="of:=MID([.B86];3;1)" office:value-type="string" office:string-value="3" calcext:value-type="string">
            <text:p>3</text:p>
          </table:table-cell>
          <table:table-cell table:style-name="ce7" table:formula="of:=[.C86]+[.F86]" office:value-type="float" office:value="4" calcext:value-type="float">
            <text:p>4</text:p>
          </table:table-cell>
          <table:table-cell table:style-name="ce9" table:formula="of:=VALUE(MID([.B86];1;1))" office:value-type="float" office:value="0" calcext:value-type="float">
            <text:p>0</text:p>
          </table:table-cell>
          <table:table-cell table:style-name="ce6" table:formula="of:=IF(ISNUMBER(SEARCH(&quot;BB&quot;; [.B86])); IF(ISNUMBER(--MID([.B86]; SEARCH(&quot;BB&quot;; [.B86]) - 2; 2)); --MID([.B86]; SEARCH(&quot;BB&quot;; [.B86]) - 2; 2); 1); 0)" office:value-type="float" office:value="1" calcext:value-type="float">
            <text:p>1</text:p>
          </table:table-cell>
          <table:table-cell table:style-name="ce10" table:formula="of:=tbc([.B86])" office:value-type="string" office:string-value="" calcext:value-type="error">
            <text:p>#NAME?</text:p>
          </table:table-cell>
          <table:table-cell table:style-name="ce6" table:formula="of:=IF(ISNUMBER(SEARCH(&quot;HR&quot;; [.B86])); IF(ISNUMBER(--MID([.B86]; SEARCH(&quot;HR&quot;; [.B86]) - 2; 2)); --MID([.B86]; SEARCH(&quot;HR&quot;; [.B86]) - 2; 2); 1); 0)" office:value-type="float" office:value="0" calcext:value-type="float">
            <text:p>0</text:p>
          </table:table-cell>
          <table:table-cell table:style-name="ce11" table:formula="of:=rbi_calculator([.B86])" office:value-type="string" office:string-value="" calcext:value-type="error">
            <text:p>#NAME?</text:p>
          </table:table-cell>
          <table:table-cell table:style-name="ce12" table:formula="of:=run_calculator([.B86])" office:value-type="string" office:string-value="" calcext:value-type="error">
            <text:p>#NAME?</text:p>
          </table:table-cell>
          <table:table-cell table:style-name="ce6" table:formula="of:=IF(ISNUMBER(SEARCH(&quot;2B&quot;; [.B86])); IF(ISNUMBER(--MID([.B86]; SEARCH(&quot;2B&quot;; [.B86]) - 2; 2)); --MID([.B86]; SEARCH(&quot;2B&quot;; [.B86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2B, BB</text:p>
          </table:table-cell>
          <table:table-cell table:style-name="ce5" table:formula="of:=MID([.B87];3;1)" office:value-type="string" office:string-value="4" calcext:value-type="string">
            <text:p>4</text:p>
          </table:table-cell>
          <table:table-cell table:style-name="ce7" table:formula="of:=[.C87]+[.F87]" office:value-type="float" office:value="5" calcext:value-type="float">
            <text:p>5</text:p>
          </table:table-cell>
          <table:table-cell table:style-name="ce9" table:formula="of:=VALUE(MID([.B87];1;1))" office:value-type="float" office:value="1" calcext:value-type="float">
            <text:p>1</text:p>
          </table:table-cell>
          <table:table-cell table:style-name="ce6" table:formula="of:=IF(ISNUMBER(SEARCH(&quot;BB&quot;; [.B87])); IF(ISNUMBER(--MID([.B87]; SEARCH(&quot;BB&quot;; [.B87]) - 2; 2)); --MID([.B87]; SEARCH(&quot;BB&quot;; [.B87]) - 2; 2); 1); 0)" office:value-type="float" office:value="1" calcext:value-type="float">
            <text:p>1</text:p>
          </table:table-cell>
          <table:table-cell table:style-name="ce10" table:formula="of:=tbc([.B87])" office:value-type="string" office:string-value="" calcext:value-type="error">
            <text:p>#NAME?</text:p>
          </table:table-cell>
          <table:table-cell table:style-name="ce6" table:formula="of:=IF(ISNUMBER(SEARCH(&quot;HR&quot;; [.B87])); IF(ISNUMBER(--MID([.B87]; SEARCH(&quot;HR&quot;; [.B87]) - 2; 2)); --MID([.B87]; SEARCH(&quot;HR&quot;; [.B87]) - 2; 2); 1); 0)" office:value-type="float" office:value="0" calcext:value-type="float">
            <text:p>0</text:p>
          </table:table-cell>
          <table:table-cell table:style-name="ce11" table:formula="of:=rbi_calculator([.B87])" office:value-type="string" office:string-value="" calcext:value-type="error">
            <text:p>#NAME?</text:p>
          </table:table-cell>
          <table:table-cell table:style-name="ce12" table:formula="of:=run_calculator([.B87])" office:value-type="string" office:string-value="" calcext:value-type="error">
            <text:p>#NAME?</text:p>
          </table:table-cell>
          <table:table-cell table:style-name="ce6" table:formula="of:=IF(ISNUMBER(SEARCH(&quot;2B&quot;; [.B87])); IF(ISNUMBER(--MID([.B87]; SEARCH(&quot;2B&quot;; [.B87]) - 2; 2)); --MID([.B87]; SEARCH(&quot;2B&quot;; [.B87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3, <text:s/>2 BB</text:p>
          </table:table-cell>
          <table:table-cell table:style-name="ce5" table:formula="of:=MID([.B88];3;1)" office:value-type="string" office:string-value="3" calcext:value-type="string">
            <text:p>3</text:p>
          </table:table-cell>
          <table:table-cell table:style-name="ce7" table:formula="of:=[.C88]+[.F88]" office:value-type="float" office:value="5" calcext:value-type="float">
            <text:p>5</text:p>
          </table:table-cell>
          <table:table-cell table:style-name="ce9" table:formula="of:=VALUE(MID([.B88];1;1))" office:value-type="float" office:value="0" calcext:value-type="float">
            <text:p>0</text:p>
          </table:table-cell>
          <table:table-cell table:style-name="ce6" table:formula="of:=IF(ISNUMBER(SEARCH(&quot;BB&quot;; [.B88])); IF(ISNUMBER(--MID([.B88]; SEARCH(&quot;BB&quot;; [.B88]) - 2; 2)); --MID([.B88]; SEARCH(&quot;BB&quot;; [.B88]) - 2; 2); 1); 0)" office:value-type="float" office:value="2" calcext:value-type="float">
            <text:p>2</text:p>
          </table:table-cell>
          <table:table-cell table:style-name="ce10" table:formula="of:=tbc([.B88])" office:value-type="string" office:string-value="" calcext:value-type="error">
            <text:p>#NAME?</text:p>
          </table:table-cell>
          <table:table-cell table:style-name="ce6" table:formula="of:=IF(ISNUMBER(SEARCH(&quot;HR&quot;; [.B88])); IF(ISNUMBER(--MID([.B88]; SEARCH(&quot;HR&quot;; [.B88]) - 2; 2)); --MID([.B88]; SEARCH(&quot;HR&quot;; [.B88]) - 2; 2); 1); 0)" office:value-type="float" office:value="0" calcext:value-type="float">
            <text:p>0</text:p>
          </table:table-cell>
          <table:table-cell table:style-name="ce11" table:formula="of:=rbi_calculator([.B88])" office:value-type="string" office:string-value="" calcext:value-type="error">
            <text:p>#NAME?</text:p>
          </table:table-cell>
          <table:table-cell table:style-name="ce12" table:formula="of:=run_calculator([.B88])" office:value-type="string" office:string-value="" calcext:value-type="error">
            <text:p>#NAME?</text:p>
          </table:table-cell>
          <table:table-cell table:style-name="ce6" table:formula="of:=IF(ISNUMBER(SEARCH(&quot;2B&quot;; [.B88])); IF(ISNUMBER(--MID([.B88]; SEARCH(&quot;2B&quot;; [.B88]) - 2; 2)); --MID([.B88]; SEARCH(&quot;2B&quot;; [.B8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3-4, HR, 2B, 4 RBI, 2 R</text:p>
          </table:table-cell>
          <table:table-cell table:style-name="ce5" table:formula="of:=MID([.B89];3;1)" office:value-type="string" office:string-value="4" calcext:value-type="string">
            <text:p>4</text:p>
          </table:table-cell>
          <table:table-cell table:style-name="ce7" table:formula="of:=[.C89]+[.F89]" office:value-type="float" office:value="4" calcext:value-type="float">
            <text:p>4</text:p>
          </table:table-cell>
          <table:table-cell table:style-name="ce9" table:formula="of:=VALUE(MID([.B89];1;1))" office:value-type="float" office:value="3" calcext:value-type="float">
            <text:p>3</text:p>
          </table:table-cell>
          <table:table-cell table:style-name="ce6" table:formula="of:=IF(ISNUMBER(SEARCH(&quot;BB&quot;; [.B89])); IF(ISNUMBER(--MID([.B89]; SEARCH(&quot;BB&quot;; [.B89]) - 2; 2)); --MID([.B89]; SEARCH(&quot;BB&quot;; [.B89]) - 2; 2); 1); 0)" office:value-type="float" office:value="0" calcext:value-type="float">
            <text:p>0</text:p>
          </table:table-cell>
          <table:table-cell table:style-name="ce10" table:formula="of:=tbc([.B89])" office:value-type="string" office:string-value="" calcext:value-type="error">
            <text:p>#NAME?</text:p>
          </table:table-cell>
          <table:table-cell table:style-name="ce6" table:formula="of:=IF(ISNUMBER(SEARCH(&quot;HR&quot;; [.B89])); IF(ISNUMBER(--MID([.B89]; SEARCH(&quot;HR&quot;; [.B89]) - 2; 2)); --MID([.B89]; SEARCH(&quot;HR&quot;; [.B89]) - 2; 2); 1); 0)" office:value-type="float" office:value="1" calcext:value-type="float">
            <text:p>1</text:p>
          </table:table-cell>
          <table:table-cell table:style-name="ce11" table:formula="of:=rbi_calculator([.B89])" office:value-type="string" office:string-value="" calcext:value-type="error">
            <text:p>#NAME?</text:p>
          </table:table-cell>
          <table:table-cell table:style-name="ce12" table:formula="of:=run_calculator([.B89])" office:value-type="string" office:string-value="" calcext:value-type="error">
            <text:p>#NAME?</text:p>
          </table:table-cell>
          <table:table-cell table:style-name="ce6" table:formula="of:=IF(ISNUMBER(SEARCH(&quot;2B&quot;; [.B89])); IF(ISNUMBER(--MID([.B89]; SEARCH(&quot;2B&quot;; [.B89]) - 2; 2)); --MID([.B89]; SEARCH(&quot;2B&quot;; [.B89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HR, 2 RBI, R</text:p>
          </table:table-cell>
          <table:table-cell table:style-name="ce5" table:formula="of:=MID([.B90];3;1)" office:value-type="string" office:string-value="4" calcext:value-type="string">
            <text:p>4</text:p>
          </table:table-cell>
          <table:table-cell table:style-name="ce7" table:formula="of:=[.C90]+[.F90]" office:value-type="float" office:value="4" calcext:value-type="float">
            <text:p>4</text:p>
          </table:table-cell>
          <table:table-cell table:style-name="ce9" table:formula="of:=VALUE(MID([.B90];1;1))" office:value-type="float" office:value="1" calcext:value-type="float">
            <text:p>1</text:p>
          </table:table-cell>
          <table:table-cell table:style-name="ce6" table:formula="of:=IF(ISNUMBER(SEARCH(&quot;BB&quot;; [.B90])); IF(ISNUMBER(--MID([.B90]; SEARCH(&quot;BB&quot;; [.B90]) - 2; 2)); --MID([.B90]; SEARCH(&quot;BB&quot;; [.B90]) - 2; 2); 1); 0)" office:value-type="float" office:value="0" calcext:value-type="float">
            <text:p>0</text:p>
          </table:table-cell>
          <table:table-cell table:style-name="ce10" table:formula="of:=tbc([.B90])" office:value-type="string" office:string-value="" calcext:value-type="error">
            <text:p>#NAME?</text:p>
          </table:table-cell>
          <table:table-cell table:style-name="ce6" table:formula="of:=IF(ISNUMBER(SEARCH(&quot;HR&quot;; [.B90])); IF(ISNUMBER(--MID([.B90]; SEARCH(&quot;HR&quot;; [.B90]) - 2; 2)); --MID([.B90]; SEARCH(&quot;HR&quot;; [.B90]) - 2; 2); 1); 0)" office:value-type="float" office:value="1" calcext:value-type="float">
            <text:p>1</text:p>
          </table:table-cell>
          <table:table-cell table:style-name="ce11" table:formula="of:=rbi_calculator([.B90])" office:value-type="string" office:string-value="" calcext:value-type="error">
            <text:p>#NAME?</text:p>
          </table:table-cell>
          <table:table-cell table:style-name="ce12" table:formula="of:=run_calculator([.B90])" office:value-type="string" office:string-value="" calcext:value-type="error">
            <text:p>#NAME?</text:p>
          </table:table-cell>
          <table:table-cell table:style-name="ce6" table:formula="of:=IF(ISNUMBER(SEARCH(&quot;2B&quot;; [.B90])); IF(ISNUMBER(--MID([.B90]; SEARCH(&quot;2B&quot;; [.B90]) - 2; 2)); --MID([.B90]; SEARCH(&quot;2B&quot;; [.B9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</text:p>
          </table:table-cell>
          <table:table-cell table:style-name="ce5" table:formula="of:=MID([.B91];3;1)" office:value-type="string" office:string-value="4" calcext:value-type="string">
            <text:p>4</text:p>
          </table:table-cell>
          <table:table-cell table:style-name="ce7" table:formula="of:=[.C91]+[.F91]" office:value-type="float" office:value="4" calcext:value-type="float">
            <text:p>4</text:p>
          </table:table-cell>
          <table:table-cell table:style-name="ce9" table:formula="of:=VALUE(MID([.B91];1;1))" office:value-type="float" office:value="0" calcext:value-type="float">
            <text:p>0</text:p>
          </table:table-cell>
          <table:table-cell table:style-name="ce6" table:formula="of:=IF(ISNUMBER(SEARCH(&quot;BB&quot;; [.B91])); IF(ISNUMBER(--MID([.B91]; SEARCH(&quot;BB&quot;; [.B91]) - 2; 2)); --MID([.B91]; SEARCH(&quot;BB&quot;; [.B91]) - 2; 2); 1); 0)" office:value-type="float" office:value="0" calcext:value-type="float">
            <text:p>0</text:p>
          </table:table-cell>
          <table:table-cell table:style-name="ce10" table:formula="of:=tbc([.B91])" office:value-type="string" office:string-value="" calcext:value-type="error">
            <text:p>#NAME?</text:p>
          </table:table-cell>
          <table:table-cell table:style-name="ce6" table:formula="of:=IF(ISNUMBER(SEARCH(&quot;HR&quot;; [.B91])); IF(ISNUMBER(--MID([.B91]; SEARCH(&quot;HR&quot;; [.B91]) - 2; 2)); --MID([.B91]; SEARCH(&quot;HR&quot;; [.B91]) - 2; 2); 1); 0)" office:value-type="float" office:value="0" calcext:value-type="float">
            <text:p>0</text:p>
          </table:table-cell>
          <table:table-cell table:style-name="ce11" table:formula="of:=rbi_calculator([.B91])" office:value-type="string" office:string-value="" calcext:value-type="error">
            <text:p>#NAME?</text:p>
          </table:table-cell>
          <table:table-cell table:style-name="ce12" table:formula="of:=run_calculator([.B91])" office:value-type="string" office:string-value="" calcext:value-type="error">
            <text:p>#NAME?</text:p>
          </table:table-cell>
          <table:table-cell table:style-name="ce6" table:formula="of:=IF(ISNUMBER(SEARCH(&quot;2B&quot;; [.B91])); IF(ISNUMBER(--MID([.B91]; SEARCH(&quot;2B&quot;; [.B91]) - 2; 2)); --MID([.B91]; SEARCH(&quot;2B&quot;; [.B91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BB</text:p>
          </table:table-cell>
          <table:table-cell table:style-name="ce5" table:formula="of:=MID([.B92];3;1)" office:value-type="string" office:string-value="4" calcext:value-type="string">
            <text:p>4</text:p>
          </table:table-cell>
          <table:table-cell table:style-name="ce7" table:formula="of:=[.C92]+[.F92]" office:value-type="float" office:value="5" calcext:value-type="float">
            <text:p>5</text:p>
          </table:table-cell>
          <table:table-cell table:style-name="ce9" table:formula="of:=VALUE(MID([.B92];1;1))" office:value-type="float" office:value="1" calcext:value-type="float">
            <text:p>1</text:p>
          </table:table-cell>
          <table:table-cell table:style-name="ce6" table:formula="of:=IF(ISNUMBER(SEARCH(&quot;BB&quot;; [.B92])); IF(ISNUMBER(--MID([.B92]; SEARCH(&quot;BB&quot;; [.B92]) - 2; 2)); --MID([.B92]; SEARCH(&quot;BB&quot;; [.B92]) - 2; 2); 1); 0)" office:value-type="float" office:value="1" calcext:value-type="float">
            <text:p>1</text:p>
          </table:table-cell>
          <table:table-cell table:style-name="ce10" table:formula="of:=tbc([.B92])" office:value-type="string" office:string-value="" calcext:value-type="error">
            <text:p>#NAME?</text:p>
          </table:table-cell>
          <table:table-cell table:style-name="ce6" table:formula="of:=IF(ISNUMBER(SEARCH(&quot;HR&quot;; [.B92])); IF(ISNUMBER(--MID([.B92]; SEARCH(&quot;HR&quot;; [.B92]) - 2; 2)); --MID([.B92]; SEARCH(&quot;HR&quot;; [.B92]) - 2; 2); 1); 0)" office:value-type="float" office:value="0" calcext:value-type="float">
            <text:p>0</text:p>
          </table:table-cell>
          <table:table-cell table:style-name="ce11" table:formula="of:=rbi_calculator([.B92])" office:value-type="string" office:string-value="" calcext:value-type="error">
            <text:p>#NAME?</text:p>
          </table:table-cell>
          <table:table-cell table:style-name="ce12" table:formula="of:=run_calculator([.B92])" office:value-type="string" office:string-value="" calcext:value-type="error">
            <text:p>#NAME?</text:p>
          </table:table-cell>
          <table:table-cell table:style-name="ce6" table:formula="of:=IF(ISNUMBER(SEARCH(&quot;2B&quot;; [.B92])); IF(ISNUMBER(--MID([.B92]; SEARCH(&quot;2B&quot;; [.B92]) - 2; 2)); --MID([.B92]; SEARCH(&quot;2B&quot;; [.B92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4, BB</text:p>
          </table:table-cell>
          <table:table-cell table:style-name="ce5" table:formula="of:=MID([.B93];3;1)" office:value-type="string" office:string-value="4" calcext:value-type="string">
            <text:p>4</text:p>
          </table:table-cell>
          <table:table-cell table:style-name="ce7" table:formula="of:=[.C93]+[.F93]" office:value-type="float" office:value="5" calcext:value-type="float">
            <text:p>5</text:p>
          </table:table-cell>
          <table:table-cell table:style-name="ce9" table:formula="of:=VALUE(MID([.B93];1;1))" office:value-type="float" office:value="0" calcext:value-type="float">
            <text:p>0</text:p>
          </table:table-cell>
          <table:table-cell table:style-name="ce6" table:formula="of:=IF(ISNUMBER(SEARCH(&quot;BB&quot;; [.B93])); IF(ISNUMBER(--MID([.B93]; SEARCH(&quot;BB&quot;; [.B93]) - 2; 2)); --MID([.B93]; SEARCH(&quot;BB&quot;; [.B93]) - 2; 2); 1); 0)" office:value-type="float" office:value="1" calcext:value-type="float">
            <text:p>1</text:p>
          </table:table-cell>
          <table:table-cell table:style-name="ce10" table:formula="of:=tbc([.B93])" office:value-type="string" office:string-value="" calcext:value-type="error">
            <text:p>#NAME?</text:p>
          </table:table-cell>
          <table:table-cell table:style-name="ce6" table:formula="of:=IF(ISNUMBER(SEARCH(&quot;HR&quot;; [.B93])); IF(ISNUMBER(--MID([.B93]; SEARCH(&quot;HR&quot;; [.B93]) - 2; 2)); --MID([.B93]; SEARCH(&quot;HR&quot;; [.B93]) - 2; 2); 1); 0)" office:value-type="float" office:value="0" calcext:value-type="float">
            <text:p>0</text:p>
          </table:table-cell>
          <table:table-cell table:style-name="ce11" table:formula="of:=rbi_calculator([.B93])" office:value-type="string" office:string-value="" calcext:value-type="error">
            <text:p>#NAME?</text:p>
          </table:table-cell>
          <table:table-cell table:style-name="ce12" table:formula="of:=run_calculator([.B93])" office:value-type="string" office:string-value="" calcext:value-type="error">
            <text:p>#NAME?</text:p>
          </table:table-cell>
          <table:table-cell table:style-name="ce6" table:formula="of:=IF(ISNUMBER(SEARCH(&quot;2B&quot;; [.B93])); IF(ISNUMBER(--MID([.B93]; SEARCH(&quot;2B&quot;; [.B93]) - 2; 2)); --MID([.B93]; SEARCH(&quot;2B&quot;; [.B93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2 2B, RBI, R</text:p>
          </table:table-cell>
          <table:table-cell table:style-name="ce5" table:formula="of:=MID([.B94];3;1)" office:value-type="string" office:string-value="5" calcext:value-type="string">
            <text:p>5</text:p>
          </table:table-cell>
          <table:table-cell table:style-name="ce7" table:formula="of:=[.C94]+[.F94]" office:value-type="float" office:value="5" calcext:value-type="float">
            <text:p>5</text:p>
          </table:table-cell>
          <table:table-cell table:style-name="ce9" table:formula="of:=VALUE(MID([.B94];1;1))" office:value-type="float" office:value="2" calcext:value-type="float">
            <text:p>2</text:p>
          </table:table-cell>
          <table:table-cell table:style-name="ce6" table:formula="of:=IF(ISNUMBER(SEARCH(&quot;BB&quot;; [.B94])); IF(ISNUMBER(--MID([.B94]; SEARCH(&quot;BB&quot;; [.B94]) - 2; 2)); --MID([.B94]; SEARCH(&quot;BB&quot;; [.B94]) - 2; 2); 1); 0)" office:value-type="float" office:value="0" calcext:value-type="float">
            <text:p>0</text:p>
          </table:table-cell>
          <table:table-cell table:style-name="ce10" table:formula="of:=tbc([.B94])" office:value-type="string" office:string-value="" calcext:value-type="error">
            <text:p>#NAME?</text:p>
          </table:table-cell>
          <table:table-cell table:style-name="ce6" table:formula="of:=IF(ISNUMBER(SEARCH(&quot;HR&quot;; [.B94])); IF(ISNUMBER(--MID([.B94]; SEARCH(&quot;HR&quot;; [.B94]) - 2; 2)); --MID([.B94]; SEARCH(&quot;HR&quot;; [.B94]) - 2; 2); 1); 0)" office:value-type="float" office:value="0" calcext:value-type="float">
            <text:p>0</text:p>
          </table:table-cell>
          <table:table-cell table:style-name="ce11" table:formula="of:=rbi_calculator([.B94])" office:value-type="string" office:string-value="" calcext:value-type="error">
            <text:p>#NAME?</text:p>
          </table:table-cell>
          <table:table-cell table:style-name="ce12" table:formula="of:=run_calculator([.B94])" office:value-type="string" office:string-value="" calcext:value-type="error">
            <text:p>#NAME?</text:p>
          </table:table-cell>
          <table:table-cell table:style-name="ce6" table:formula="of:=IF(ISNUMBER(SEARCH(&quot;2B&quot;; [.B94])); IF(ISNUMBER(--MID([.B94]; SEARCH(&quot;2B&quot;; [.B94]) - 2; 2)); --MID([.B94]; SEARCH(&quot;2B&quot;; [.B94]) - 2; 2); 1); 0)" office:value-type="float" office:value="2" calcext:value-type="float">
            <text:p>2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5, 3B, BB, RBI, 2 R</text:p>
          </table:table-cell>
          <table:table-cell table:style-name="ce5" table:formula="of:=MID([.B95];3;1)" office:value-type="string" office:string-value="5" calcext:value-type="string">
            <text:p>5</text:p>
          </table:table-cell>
          <table:table-cell table:style-name="ce7" table:formula="of:=[.C95]+[.F95]" office:value-type="float" office:value="6" calcext:value-type="float">
            <text:p>6</text:p>
          </table:table-cell>
          <table:table-cell table:style-name="ce9" table:formula="of:=VALUE(MID([.B95];1;1))" office:value-type="float" office:value="2" calcext:value-type="float">
            <text:p>2</text:p>
          </table:table-cell>
          <table:table-cell table:style-name="ce6" table:formula="of:=IF(ISNUMBER(SEARCH(&quot;BB&quot;; [.B95])); IF(ISNUMBER(--MID([.B95]; SEARCH(&quot;BB&quot;; [.B95]) - 2; 2)); --MID([.B95]; SEARCH(&quot;BB&quot;; [.B95]) - 2; 2); 1); 0)" office:value-type="float" office:value="1" calcext:value-type="float">
            <text:p>1</text:p>
          </table:table-cell>
          <table:table-cell table:style-name="ce10" table:formula="of:=tbc([.B95])" office:value-type="string" office:string-value="" calcext:value-type="error">
            <text:p>#NAME?</text:p>
          </table:table-cell>
          <table:table-cell table:style-name="ce6" table:formula="of:=IF(ISNUMBER(SEARCH(&quot;HR&quot;; [.B95])); IF(ISNUMBER(--MID([.B95]; SEARCH(&quot;HR&quot;; [.B95]) - 2; 2)); --MID([.B95]; SEARCH(&quot;HR&quot;; [.B95]) - 2; 2); 1); 0)" office:value-type="float" office:value="0" calcext:value-type="float">
            <text:p>0</text:p>
          </table:table-cell>
          <table:table-cell table:style-name="ce11" table:formula="of:=rbi_calculator([.B95])" office:value-type="string" office:string-value="" calcext:value-type="error">
            <text:p>#NAME?</text:p>
          </table:table-cell>
          <table:table-cell table:style-name="ce12" table:formula="of:=run_calculator([.B95])" office:value-type="string" office:string-value="" calcext:value-type="error">
            <text:p>#NAME?</text:p>
          </table:table-cell>
          <table:table-cell table:style-name="ce6" table:formula="of:=IF(ISNUMBER(SEARCH(&quot;2B&quot;; [.B95])); IF(ISNUMBER(--MID([.B95]; SEARCH(&quot;2B&quot;; [.B95]) - 2; 2)); --MID([.B95]; SEARCH(&quot;2B&quot;; [.B95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HR, 2 RBI, R</text:p>
          </table:table-cell>
          <table:table-cell table:style-name="ce5" table:formula="of:=MID([.B96];3;1)" office:value-type="string" office:string-value="4" calcext:value-type="string">
            <text:p>4</text:p>
          </table:table-cell>
          <table:table-cell table:style-name="ce7" table:formula="of:=[.C96]+[.F96]" office:value-type="float" office:value="4" calcext:value-type="float">
            <text:p>4</text:p>
          </table:table-cell>
          <table:table-cell table:style-name="ce9" table:formula="of:=VALUE(MID([.B96];1;1))" office:value-type="float" office:value="1" calcext:value-type="float">
            <text:p>1</text:p>
          </table:table-cell>
          <table:table-cell table:style-name="ce6" table:formula="of:=IF(ISNUMBER(SEARCH(&quot;BB&quot;; [.B96])); IF(ISNUMBER(--MID([.B96]; SEARCH(&quot;BB&quot;; [.B96]) - 2; 2)); --MID([.B96]; SEARCH(&quot;BB&quot;; [.B96]) - 2; 2); 1); 0)" office:value-type="float" office:value="0" calcext:value-type="float">
            <text:p>0</text:p>
          </table:table-cell>
          <table:table-cell table:style-name="ce10" table:formula="of:=tbc([.B96])" office:value-type="string" office:string-value="" calcext:value-type="error">
            <text:p>#NAME?</text:p>
          </table:table-cell>
          <table:table-cell table:style-name="ce6" table:formula="of:=IF(ISNUMBER(SEARCH(&quot;HR&quot;; [.B96])); IF(ISNUMBER(--MID([.B96]; SEARCH(&quot;HR&quot;; [.B96]) - 2; 2)); --MID([.B96]; SEARCH(&quot;HR&quot;; [.B96]) - 2; 2); 1); 0)" office:value-type="float" office:value="1" calcext:value-type="float">
            <text:p>1</text:p>
          </table:table-cell>
          <table:table-cell table:style-name="ce11" table:formula="of:=rbi_calculator([.B96])" office:value-type="string" office:string-value="" calcext:value-type="error">
            <text:p>#NAME?</text:p>
          </table:table-cell>
          <table:table-cell table:style-name="ce12" table:formula="of:=run_calculator([.B96])" office:value-type="string" office:string-value="" calcext:value-type="error">
            <text:p>#NAME?</text:p>
          </table:table-cell>
          <table:table-cell table:style-name="ce6" table:formula="of:=IF(ISNUMBER(SEARCH(&quot;2B&quot;; [.B96])); IF(ISNUMBER(--MID([.B96]; SEARCH(&quot;2B&quot;; [.B96]) - 2; 2)); --MID([.B96]; SEARCH(&quot;2B&quot;; [.B96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2-4, 2B, RBI</text:p>
          </table:table-cell>
          <table:table-cell table:style-name="ce5" table:formula="of:=MID([.B97];3;1)" office:value-type="string" office:string-value="4" calcext:value-type="string">
            <text:p>4</text:p>
          </table:table-cell>
          <table:table-cell table:style-name="ce7" table:formula="of:=[.C97]+[.F97]" office:value-type="float" office:value="4" calcext:value-type="float">
            <text:p>4</text:p>
          </table:table-cell>
          <table:table-cell table:style-name="ce9" table:formula="of:=VALUE(MID([.B97];1;1))" office:value-type="float" office:value="2" calcext:value-type="float">
            <text:p>2</text:p>
          </table:table-cell>
          <table:table-cell table:style-name="ce6" table:formula="of:=IF(ISNUMBER(SEARCH(&quot;BB&quot;; [.B97])); IF(ISNUMBER(--MID([.B97]; SEARCH(&quot;BB&quot;; [.B97]) - 2; 2)); --MID([.B97]; SEARCH(&quot;BB&quot;; [.B97]) - 2; 2); 1); 0)" office:value-type="float" office:value="0" calcext:value-type="float">
            <text:p>0</text:p>
          </table:table-cell>
          <table:table-cell table:style-name="ce10" table:formula="of:=tbc([.B97])" office:value-type="string" office:string-value="" calcext:value-type="error">
            <text:p>#NAME?</text:p>
          </table:table-cell>
          <table:table-cell table:style-name="ce6" table:formula="of:=IF(ISNUMBER(SEARCH(&quot;HR&quot;; [.B97])); IF(ISNUMBER(--MID([.B97]; SEARCH(&quot;HR&quot;; [.B97]) - 2; 2)); --MID([.B97]; SEARCH(&quot;HR&quot;; [.B97]) - 2; 2); 1); 0)" office:value-type="float" office:value="0" calcext:value-type="float">
            <text:p>0</text:p>
          </table:table-cell>
          <table:table-cell table:style-name="ce11" table:formula="of:=rbi_calculator([.B97])" office:value-type="string" office:string-value="" calcext:value-type="error">
            <text:p>#NAME?</text:p>
          </table:table-cell>
          <table:table-cell table:style-name="ce12" table:formula="of:=run_calculator([.B97])" office:value-type="string" office:string-value="" calcext:value-type="error">
            <text:p>#NAME?</text:p>
          </table:table-cell>
          <table:table-cell table:style-name="ce6" table:formula="of:=IF(ISNUMBER(SEARCH(&quot;2B&quot;; [.B97])); IF(ISNUMBER(--MID([.B97]; SEARCH(&quot;2B&quot;; [.B97]) - 2; 2)); --MID([.B97]; SEARCH(&quot;2B&quot;; [.B97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4, BB</text:p>
          </table:table-cell>
          <table:table-cell table:style-name="ce5" table:formula="of:=MID([.B98];3;1)" office:value-type="string" office:string-value="4" calcext:value-type="string">
            <text:p>4</text:p>
          </table:table-cell>
          <table:table-cell table:style-name="ce7" table:formula="of:=[.C98]+[.F98]" office:value-type="float" office:value="5" calcext:value-type="float">
            <text:p>5</text:p>
          </table:table-cell>
          <table:table-cell table:style-name="ce9" table:formula="of:=VALUE(MID([.B98];1;1))" office:value-type="float" office:value="1" calcext:value-type="float">
            <text:p>1</text:p>
          </table:table-cell>
          <table:table-cell table:style-name="ce6" table:formula="of:=IF(ISNUMBER(SEARCH(&quot;BB&quot;; [.B98])); IF(ISNUMBER(--MID([.B98]; SEARCH(&quot;BB&quot;; [.B98]) - 2; 2)); --MID([.B98]; SEARCH(&quot;BB&quot;; [.B98]) - 2; 2); 1); 0)" office:value-type="float" office:value="1" calcext:value-type="float">
            <text:p>1</text:p>
          </table:table-cell>
          <table:table-cell table:style-name="ce10" table:formula="of:=tbc([.B98])" office:value-type="string" office:string-value="" calcext:value-type="error">
            <text:p>#NAME?</text:p>
          </table:table-cell>
          <table:table-cell table:style-name="ce6" table:formula="of:=IF(ISNUMBER(SEARCH(&quot;HR&quot;; [.B98])); IF(ISNUMBER(--MID([.B98]; SEARCH(&quot;HR&quot;; [.B98]) - 2; 2)); --MID([.B98]; SEARCH(&quot;HR&quot;; [.B98]) - 2; 2); 1); 0)" office:value-type="float" office:value="0" calcext:value-type="float">
            <text:p>0</text:p>
          </table:table-cell>
          <table:table-cell table:style-name="ce11" table:formula="of:=rbi_calculator([.B98])" office:value-type="string" office:string-value="" calcext:value-type="error">
            <text:p>#NAME?</text:p>
          </table:table-cell>
          <table:table-cell table:style-name="ce12" table:formula="of:=run_calculator([.B98])" office:value-type="string" office:string-value="" calcext:value-type="error">
            <text:p>#NAME?</text:p>
          </table:table-cell>
          <table:table-cell table:style-name="ce6" table:formula="of:=IF(ISNUMBER(SEARCH(&quot;2B&quot;; [.B98])); IF(ISNUMBER(--MID([.B98]; SEARCH(&quot;2B&quot;; [.B98]) - 2; 2)); --MID([.B98]; SEARCH(&quot;2B&quot;; [.B98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0-2, 2 BB</text:p>
          </table:table-cell>
          <table:table-cell table:style-name="ce5" table:formula="of:=MID([.B99];3;1)" office:value-type="string" office:string-value="2" calcext:value-type="string">
            <text:p>2</text:p>
          </table:table-cell>
          <table:table-cell table:style-name="ce7" table:formula="of:=[.C99]+[.F99]" office:value-type="float" office:value="4" calcext:value-type="float">
            <text:p>4</text:p>
          </table:table-cell>
          <table:table-cell table:style-name="ce9" table:formula="of:=VALUE(MID([.B99];1;1))" office:value-type="float" office:value="0" calcext:value-type="float">
            <text:p>0</text:p>
          </table:table-cell>
          <table:table-cell table:style-name="ce6" table:formula="of:=IF(ISNUMBER(SEARCH(&quot;BB&quot;; [.B99])); IF(ISNUMBER(--MID([.B99]; SEARCH(&quot;BB&quot;; [.B99]) - 2; 2)); --MID([.B99]; SEARCH(&quot;BB&quot;; [.B99]) - 2; 2); 1); 0)" office:value-type="float" office:value="2" calcext:value-type="float">
            <text:p>2</text:p>
          </table:table-cell>
          <table:table-cell table:style-name="ce10" table:formula="of:=tbc([.B99])" office:value-type="string" office:string-value="" calcext:value-type="error">
            <text:p>#NAME?</text:p>
          </table:table-cell>
          <table:table-cell table:style-name="ce6" table:formula="of:=IF(ISNUMBER(SEARCH(&quot;HR&quot;; [.B99])); IF(ISNUMBER(--MID([.B99]; SEARCH(&quot;HR&quot;; [.B99]) - 2; 2)); --MID([.B99]; SEARCH(&quot;HR&quot;; [.B99]) - 2; 2); 1); 0)" office:value-type="float" office:value="0" calcext:value-type="float">
            <text:p>0</text:p>
          </table:table-cell>
          <table:table-cell table:style-name="ce11" table:formula="of:=rbi_calculator([.B99])" office:value-type="string" office:string-value="" calcext:value-type="error">
            <text:p>#NAME?</text:p>
          </table:table-cell>
          <table:table-cell table:style-name="ce12" table:formula="of:=run_calculator([.B99])" office:value-type="string" office:string-value="" calcext:value-type="error">
            <text:p>#NAME?</text:p>
          </table:table-cell>
          <table:table-cell table:style-name="ce6" table:formula="of:=IF(ISNUMBER(SEARCH(&quot;2B&quot;; [.B99])); IF(ISNUMBER(--MID([.B99]; SEARCH(&quot;2B&quot;; [.B99]) - 2; 2)); --MID([.B99]; SEARCH(&quot;2B&quot;; [.B99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5</text:p>
          </table:table-cell>
          <table:table-cell table:style-name="ce5" table:formula="of:=MID([.B100];3;1)" office:value-type="string" office:string-value="5" calcext:value-type="string">
            <text:p>5</text:p>
          </table:table-cell>
          <table:table-cell table:style-name="ce7" table:formula="of:=[.C100]+[.F100]" office:value-type="float" office:value="5" calcext:value-type="float">
            <text:p>5</text:p>
          </table:table-cell>
          <table:table-cell table:style-name="ce9" table:formula="of:=VALUE(MID([.B100];1;1))" office:value-type="float" office:value="1" calcext:value-type="float">
            <text:p>1</text:p>
          </table:table-cell>
          <table:table-cell table:style-name="ce6" table:formula="of:=IF(ISNUMBER(SEARCH(&quot;BB&quot;; [.B100])); IF(ISNUMBER(--MID([.B100]; SEARCH(&quot;BB&quot;; [.B100]) - 2; 2)); --MID([.B100]; SEARCH(&quot;BB&quot;; [.B100]) - 2; 2); 1); 0)" office:value-type="float" office:value="0" calcext:value-type="float">
            <text:p>0</text:p>
          </table:table-cell>
          <table:table-cell table:style-name="ce10" table:formula="of:=tbc([.B100])" office:value-type="string" office:string-value="" calcext:value-type="error">
            <text:p>#NAME?</text:p>
          </table:table-cell>
          <table:table-cell table:style-name="ce6" table:formula="of:=IF(ISNUMBER(SEARCH(&quot;HR&quot;; [.B100])); IF(ISNUMBER(--MID([.B100]; SEARCH(&quot;HR&quot;; [.B100]) - 2; 2)); --MID([.B100]; SEARCH(&quot;HR&quot;; [.B100]) - 2; 2); 1); 0)" office:value-type="float" office:value="0" calcext:value-type="float">
            <text:p>0</text:p>
          </table:table-cell>
          <table:table-cell table:style-name="ce11" table:formula="of:=rbi_calculator([.B100])" office:value-type="string" office:string-value="" calcext:value-type="error">
            <text:p>#NAME?</text:p>
          </table:table-cell>
          <table:table-cell table:style-name="ce12" table:formula="of:=run_calculator([.B100])" office:value-type="string" office:string-value="" calcext:value-type="error">
            <text:p>#NAME?</text:p>
          </table:table-cell>
          <table:table-cell table:style-name="ce6" table:formula="of:=IF(ISNUMBER(SEARCH(&quot;2B&quot;; [.B100])); IF(ISNUMBER(--MID([.B100]; SEARCH(&quot;2B&quot;; [.B100]) - 2; 2)); --MID([.B100]; SEARCH(&quot;2B&quot;; [.B100]) - 2; 2); 1); 0)" office:value-type="float" office:value="0" calcext:value-type="float">
            <text:p>0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-3, 2B, BB</text:p>
          </table:table-cell>
          <table:table-cell table:style-name="ce5" table:formula="of:=MID([.B101];3;1)" office:value-type="string" office:string-value="3" calcext:value-type="string">
            <text:p>3</text:p>
          </table:table-cell>
          <table:table-cell table:style-name="ce7" table:formula="of:=[.C101]+[.F101]" office:value-type="float" office:value="4" calcext:value-type="float">
            <text:p>4</text:p>
          </table:table-cell>
          <table:table-cell table:style-name="ce9" table:formula="of:=VALUE(MID([.B101];1;1))" office:value-type="float" office:value="1" calcext:value-type="float">
            <text:p>1</text:p>
          </table:table-cell>
          <table:table-cell table:style-name="ce6" table:formula="of:=IF(ISNUMBER(SEARCH(&quot;BB&quot;; [.B101])); IF(ISNUMBER(--MID([.B101]; SEARCH(&quot;BB&quot;; [.B101]) - 2; 2)); --MID([.B101]; SEARCH(&quot;BB&quot;; [.B101]) - 2; 2); 1); 0)" office:value-type="float" office:value="1" calcext:value-type="float">
            <text:p>1</text:p>
          </table:table-cell>
          <table:table-cell table:style-name="ce10" table:formula="of:=tbc([.B101])" office:value-type="string" office:string-value="" calcext:value-type="error">
            <text:p>#NAME?</text:p>
          </table:table-cell>
          <table:table-cell table:style-name="ce6" table:formula="of:=IF(ISNUMBER(SEARCH(&quot;HR&quot;; [.B101])); IF(ISNUMBER(--MID([.B101]; SEARCH(&quot;HR&quot;; [.B101]) - 2; 2)); --MID([.B101]; SEARCH(&quot;HR&quot;; [.B101]) - 2; 2); 1); 0)" office:value-type="float" office:value="0" calcext:value-type="float">
            <text:p>0</text:p>
          </table:table-cell>
          <table:table-cell table:style-name="ce11" table:formula="of:=rbi_calculator([.B101])" office:value-type="string" office:string-value="" calcext:value-type="error">
            <text:p>#NAME?</text:p>
          </table:table-cell>
          <table:table-cell table:style-name="ce12" table:formula="of:=run_calculator([.B101])" office:value-type="string" office:string-value="" calcext:value-type="error">
            <text:p>#NAME?</text:p>
          </table:table-cell>
          <table:table-cell table:style-name="ce6" table:formula="of:=IF(ISNUMBER(SEARCH(&quot;2B&quot;; [.B101])); IF(ISNUMBER(--MID([.B101]; SEARCH(&quot;2B&quot;; [.B101]) - 2; 2)); --MID([.B101]; SEARCH(&quot;2B&quot;; [.B101]) - 2; 2); 1); 0)" office:value-type="float" office:value="1" calcext:value-type="float">
            <text:p>1</text:p>
          </table:table-cell>
          <table:table-cell table:style-name="ce14"/>
          <table:table-cell table:style-name="ce1" table:number-columns-repeated="4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2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3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4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5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6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7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8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09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 table:formula="of:=MID([.B110];3;1)">
            <text:p/>
          </table:table-cell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 table:number-rows-repeated="17">
          <table:table-cell/>
          <table:table-cell table:style-name="ce4"/>
          <table:table-cell table:style-name="ce7"/>
          <table:table-cell table:style-name="ce8" table:number-columns-repeated="2"/>
          <table:table-cell table:style-name="ce7" table:number-columns-repeated="6"/>
          <table:table-cell table:style-name="ce1" table:number-columns-repeated="5"/>
          <table:table-cell table:number-columns-repeated="1008"/>
        </table:table-row>
        <table:table-row table:style-name="ro1" table:number-rows-repeated="10">
          <table:table-cell/>
          <table:table-cell table:style-name="ce4"/>
          <table:table-cell table:style-name="ce8" table:number-columns-repeated="8"/>
          <table:table-cell table:style-name="ce1" table:number-columns-repeated="6"/>
          <table:table-cell table:number-columns-repeated="1008"/>
        </table:table-row>
        <table:table-row table:style-name="ro1" table:number-rows-repeated="5">
          <table:table-cell/>
          <table:table-cell table:style-name="ce4"/>
          <table:table-cell table:style-name="ce8" table:number-columns-repeated="8"/>
          <table:table-cell table:number-columns-repeated="1014"/>
        </table:table-row>
        <table:table-row table:style-name="ro1" table:number-rows-repeated="18">
          <table:table-cell/>
          <table:table-cell table:style-name="ce4"/>
          <table:table-cell table:number-columns-repeated="2"/>
          <table:table-cell table:style-name="ce8"/>
          <table:table-cell table:number-columns-repeated="1019"/>
        </table:table-row>
        <table:table-row table:style-name="ro1" table:number-rows-repeated="93">
          <table:table-cell/>
          <table:table-cell table:style-name="ce4"/>
          <table:table-cell table:number-columns-repeated="1022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VG_CALCULATOR" table:base-cell-address="$Sheet1.$A$1" table:expression="lambda(SUM([$Sheet1.$E$3:.E3])/SUM([$Sheet1.$D$3:.D3]))"/>
        <table:named-expression table:name="CHECK_FOR_ABS" table:base-cell-address="$Sheet1.$A$1" table:expression="lambda(IF(LEFT([$Sheet1.$B$3];3))=3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0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2" meta:object-count="0"/>
    <meta:generator>LibreOfficeDev/6.0.5.2$Linux_X86_64 LibreOffice_project/</meta:generator>
  </office:meta>
</office:document-meta>
</file>